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paragraph-properties fo:text-align="justify" style:justify-single-word="false"/>
      <style:text-properties officeooo:rsid="0103ba70" officeooo:paragraph-rsid="01a67c7f"/>
    </style:style>
    <style:style style:name="P51" style:family="paragraph" style:parent-style-name="Standard">
      <style:text-properties officeooo:rsid="0103ba70" officeooo:paragraph-rsid="0026b597"/>
    </style:style>
    <style:style style:name="P52" style:family="paragraph" style:parent-style-name="Standard">
      <style:text-properties officeooo:rsid="0103ba70" officeooo:paragraph-rsid="00272da6"/>
    </style:style>
    <style:style style:name="P53" style:family="paragraph" style:parent-style-name="Standard">
      <style:text-properties officeooo:rsid="0103ba70" officeooo:paragraph-rsid="00490514"/>
    </style:style>
    <style:style style:name="P54" style:family="paragraph" style:parent-style-name="Standard">
      <style:text-properties officeooo:rsid="0103ba70" officeooo:paragraph-rsid="0051d571"/>
    </style:style>
    <style:style style:name="P55" style:family="paragraph" style:parent-style-name="Standard">
      <style:text-properties officeooo:rsid="0103ba70" officeooo:paragraph-rsid="0053a1b3"/>
    </style:style>
    <style:style style:name="P56" style:family="paragraph" style:parent-style-name="Standard">
      <style:text-properties officeooo:rsid="0103ba70" officeooo:paragraph-rsid="005fc6ef"/>
    </style:style>
    <style:style style:name="P57" style:family="paragraph" style:parent-style-name="Standard">
      <style:text-properties officeooo:rsid="0103ba70" officeooo:paragraph-rsid="0067e248"/>
    </style:style>
    <style:style style:name="P58" style:family="paragraph" style:parent-style-name="Standard">
      <style:text-properties officeooo:rsid="0103ba70" officeooo:paragraph-rsid="006cc756"/>
    </style:style>
    <style:style style:name="P59" style:family="paragraph" style:parent-style-name="Standard">
      <style:text-properties officeooo:rsid="0103ba70" officeooo:paragraph-rsid="006ecd82"/>
    </style:style>
    <style:style style:name="P60" style:family="paragraph" style:parent-style-name="Standard">
      <style:text-properties officeooo:rsid="0103ba70" officeooo:paragraph-rsid="0078fc16"/>
    </style:style>
    <style:style style:name="P61" style:family="paragraph" style:parent-style-name="Standard">
      <style:text-properties officeooo:rsid="0103ba70" officeooo:paragraph-rsid="007e7cc1"/>
    </style:style>
    <style:style style:name="P62" style:family="paragraph" style:parent-style-name="Standard">
      <style:text-properties officeooo:rsid="0103ba70" officeooo:paragraph-rsid="0083578d"/>
    </style:style>
    <style:style style:name="P63" style:family="paragraph" style:parent-style-name="Standard">
      <style:text-properties officeooo:rsid="0103ba70" officeooo:paragraph-rsid="0087d185"/>
    </style:style>
    <style:style style:name="P64" style:family="paragraph" style:parent-style-name="Standard">
      <style:text-properties officeooo:rsid="0103ba70" officeooo:paragraph-rsid="008c37e8"/>
    </style:style>
    <style:style style:name="P65" style:family="paragraph" style:parent-style-name="Standard">
      <style:text-properties officeooo:rsid="0103ba70" officeooo:paragraph-rsid="00964fe4"/>
    </style:style>
    <style:style style:name="P66" style:family="paragraph" style:parent-style-name="Standard">
      <style:text-properties officeooo:rsid="0103ba70" officeooo:paragraph-rsid="009e01e9"/>
    </style:style>
    <style:style style:name="P67" style:family="paragraph" style:parent-style-name="Standard">
      <style:text-properties officeooo:rsid="0103ba70" officeooo:paragraph-rsid="009fa0eb"/>
    </style:style>
    <style:style style:name="P68" style:family="paragraph" style:parent-style-name="Standard">
      <style:text-properties officeooo:rsid="0103ba70" officeooo:paragraph-rsid="00a18b49"/>
    </style:style>
    <style:style style:name="P69" style:family="paragraph" style:parent-style-name="Standard">
      <style:text-properties officeooo:rsid="0103ba70" officeooo:paragraph-rsid="00a621ab"/>
    </style:style>
    <style:style style:name="P70" style:family="paragraph" style:parent-style-name="Standard">
      <style:text-properties officeooo:rsid="0103ba70" officeooo:paragraph-rsid="00b1b7d9"/>
    </style:style>
    <style:style style:name="P71" style:family="paragraph" style:parent-style-name="Standard">
      <style:text-properties officeooo:rsid="0103ba70" officeooo:paragraph-rsid="00d3a383"/>
    </style:style>
    <style:style style:name="P72" style:family="paragraph" style:parent-style-name="Standard">
      <style:text-properties officeooo:rsid="0103ba70" officeooo:paragraph-rsid="00d823ce"/>
    </style:style>
    <style:style style:name="P73" style:family="paragraph" style:parent-style-name="Standard">
      <style:text-properties officeooo:rsid="0103ba70" officeooo:paragraph-rsid="00d83d57"/>
    </style:style>
    <style:style style:name="P74" style:family="paragraph" style:parent-style-name="Standard">
      <style:text-properties officeooo:rsid="0103ba70" officeooo:paragraph-rsid="00f2f124"/>
    </style:style>
    <style:style style:name="P75" style:family="paragraph" style:parent-style-name="Standard">
      <style:text-properties officeooo:rsid="0103ba70" officeooo:paragraph-rsid="00f7637d"/>
    </style:style>
    <style:style style:name="P76" style:family="paragraph" style:parent-style-name="Standard">
      <style:text-properties officeooo:rsid="0103ba70" officeooo:paragraph-rsid="0108b8e9"/>
    </style:style>
    <style:style style:name="P77" style:family="paragraph" style:parent-style-name="Standard">
      <style:text-properties officeooo:rsid="0103ba70" officeooo:paragraph-rsid="010b0562"/>
    </style:style>
    <style:style style:name="P78" style:family="paragraph" style:parent-style-name="Standard">
      <style:text-properties officeooo:rsid="0103ba70" officeooo:paragraph-rsid="010fdc29"/>
    </style:style>
    <style:style style:name="P79" style:family="paragraph" style:parent-style-name="Standard">
      <style:text-properties officeooo:rsid="0103ba70" officeooo:paragraph-rsid="011b3c62"/>
    </style:style>
    <style:style style:name="P80" style:family="paragraph" style:parent-style-name="Standard">
      <style:text-properties officeooo:rsid="0103ba70" officeooo:paragraph-rsid="011d3de9"/>
    </style:style>
    <style:style style:name="P81" style:family="paragraph" style:parent-style-name="Standard">
      <style:text-properties officeooo:rsid="0103ba70" officeooo:paragraph-rsid="012b4856"/>
    </style:style>
    <style:style style:name="P82" style:family="paragraph" style:parent-style-name="Standard">
      <style:text-properties officeooo:rsid="0103ba70" officeooo:paragraph-rsid="01355a2b"/>
    </style:style>
    <style:style style:name="P83" style:family="paragraph" style:parent-style-name="Standard">
      <style:text-properties officeooo:rsid="0103ba70" officeooo:paragraph-rsid="0139a139"/>
    </style:style>
    <style:style style:name="P84" style:family="paragraph" style:parent-style-name="Standard">
      <style:text-properties officeooo:rsid="0103ba70" officeooo:paragraph-rsid="013b0ce7"/>
    </style:style>
    <style:style style:name="P85" style:family="paragraph" style:parent-style-name="Standard">
      <style:text-properties officeooo:rsid="0103ba70" officeooo:paragraph-rsid="015b0446"/>
    </style:style>
    <style:style style:name="P86" style:family="paragraph" style:parent-style-name="Standard">
      <style:text-properties officeooo:rsid="0103ba70" officeooo:paragraph-rsid="015da402"/>
    </style:style>
    <style:style style:name="P87" style:family="paragraph" style:parent-style-name="Standard">
      <style:text-properties officeooo:rsid="0103ba70" officeooo:paragraph-rsid="01645a86"/>
    </style:style>
    <style:style style:name="P88" style:family="paragraph" style:parent-style-name="Standard">
      <style:text-properties officeooo:rsid="0103ba70" officeooo:paragraph-rsid="016656a5"/>
    </style:style>
    <style:style style:name="P89" style:family="paragraph" style:parent-style-name="Standard">
      <style:text-properties officeooo:rsid="0103ba70" officeooo:paragraph-rsid="017010d7"/>
    </style:style>
    <style:style style:name="P90" style:family="paragraph" style:parent-style-name="Standard">
      <style:text-properties officeooo:rsid="0103ba70" officeooo:paragraph-rsid="0174bad4"/>
    </style:style>
    <style:style style:name="P91" style:family="paragraph" style:parent-style-name="Standard">
      <style:text-properties officeooo:rsid="0103ba70" officeooo:paragraph-rsid="017acb36"/>
    </style:style>
    <style:style style:name="P92" style:family="paragraph" style:parent-style-name="Standard">
      <style:text-properties officeooo:rsid="0103ba70" officeooo:paragraph-rsid="018f6cd1"/>
    </style:style>
    <style:style style:name="P93" style:family="paragraph" style:parent-style-name="Standard">
      <style:text-properties officeooo:rsid="0103ba70" officeooo:paragraph-rsid="019a1d62"/>
    </style:style>
    <style:style style:name="P94" style:family="paragraph" style:parent-style-name="Standard">
      <style:text-properties officeooo:rsid="0103ba70" officeooo:paragraph-rsid="01a67c7f"/>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490514"/>
    </style:style>
    <style:style style:name="P97" style:family="paragraph" style:parent-style-name="Standard">
      <style:text-properties officeooo:rsid="00272da6" officeooo:paragraph-rsid="0051d571"/>
    </style:style>
    <style:style style:name="P98" style:family="paragraph" style:parent-style-name="Standard">
      <style:text-properties officeooo:rsid="00272da6" officeooo:paragraph-rsid="0053a1b3"/>
    </style:style>
    <style:style style:name="P99" style:family="paragraph" style:parent-style-name="Standard">
      <style:text-properties officeooo:rsid="00272da6" officeooo:paragraph-rsid="005aa5a7"/>
    </style:style>
    <style:style style:name="P100" style:family="paragraph" style:parent-style-name="Standard">
      <style:text-properties officeooo:rsid="00272da6" officeooo:paragraph-rsid="005fc6ef"/>
    </style:style>
    <style:style style:name="P101" style:family="paragraph" style:parent-style-name="Standard">
      <style:text-properties officeooo:rsid="00272da6" officeooo:paragraph-rsid="0067e248"/>
    </style:style>
    <style:style style:name="P102" style:family="paragraph" style:parent-style-name="Standard">
      <style:paragraph-properties fo:text-align="justify" style:justify-single-word="false"/>
      <style:text-properties officeooo:rsid="00272da6" officeooo:paragraph-rsid="0067e248"/>
    </style:style>
    <style:style style:name="P103" style:family="paragraph" style:parent-style-name="Standard">
      <style:paragraph-properties fo:text-align="justify" style:justify-single-word="false"/>
      <style:text-properties officeooo:rsid="00272da6" officeooo:paragraph-rsid="00964fe4"/>
    </style:style>
    <style:style style:name="P104" style:family="paragraph" style:parent-style-name="Standard">
      <style:paragraph-properties fo:text-align="justify" style:justify-single-word="false"/>
      <style:text-properties officeooo:rsid="00272da6" officeooo:paragraph-rsid="00a6388c"/>
    </style:style>
    <style:style style:name="P105" style:family="paragraph" style:parent-style-name="Standard">
      <style:paragraph-properties fo:text-align="justify" style:justify-single-word="false"/>
      <style:text-properties officeooo:rsid="00272da6" officeooo:paragraph-rsid="010e0880"/>
    </style:style>
    <style:style style:name="P106" style:family="paragraph" style:parent-style-name="Standard">
      <style:paragraph-properties fo:text-align="justify" style:justify-single-word="false"/>
      <style:text-properties officeooo:rsid="00272da6" officeooo:paragraph-rsid="011b7554"/>
    </style:style>
    <style:style style:name="P107" style:family="paragraph" style:parent-style-name="Standard">
      <style:paragraph-properties fo:text-align="justify" style:justify-single-word="false"/>
      <style:text-properties officeooo:rsid="00272da6" officeooo:paragraph-rsid="011d3de9"/>
    </style:style>
    <style:style style:name="P108" style:family="paragraph" style:parent-style-name="Standard">
      <style:paragraph-properties fo:text-align="justify" style:justify-single-word="false"/>
      <style:text-properties officeooo:rsid="00272da6" officeooo:paragraph-rsid="0129def4"/>
    </style:style>
    <style:style style:name="P109" style:family="paragraph" style:parent-style-name="Standard">
      <style:paragraph-properties fo:text-align="justify" style:justify-single-word="false"/>
      <style:text-properties officeooo:rsid="00272da6" officeooo:paragraph-rsid="01355a2b"/>
    </style:style>
    <style:style style:name="P110" style:family="paragraph" style:parent-style-name="Standard">
      <style:paragraph-properties fo:text-align="justify" style:justify-single-word="false"/>
      <style:text-properties officeooo:rsid="00272da6" officeooo:paragraph-rsid="0139a139"/>
    </style:style>
    <style:style style:name="P111" style:family="paragraph" style:parent-style-name="Standard">
      <style:paragraph-properties fo:text-align="justify" style:justify-single-word="false"/>
      <style:text-properties officeooo:rsid="00272da6" officeooo:paragraph-rsid="013b0ce7"/>
    </style:style>
    <style:style style:name="P112" style:family="paragraph" style:parent-style-name="Standard">
      <style:paragraph-properties fo:text-align="justify" style:justify-single-word="false"/>
      <style:text-properties officeooo:rsid="00272da6" officeooo:paragraph-rsid="015b0446"/>
    </style:style>
    <style:style style:name="P113" style:family="paragraph" style:parent-style-name="Standard">
      <style:paragraph-properties fo:text-align="justify" style:justify-single-word="false"/>
      <style:text-properties officeooo:rsid="00272da6" officeooo:paragraph-rsid="015da402"/>
    </style:style>
    <style:style style:name="P114" style:family="paragraph" style:parent-style-name="Standard">
      <style:paragraph-properties fo:text-align="justify" style:justify-single-word="false"/>
      <style:text-properties officeooo:rsid="00272da6" officeooo:paragraph-rsid="01645a86"/>
    </style:style>
    <style:style style:name="P115" style:family="paragraph" style:parent-style-name="Standard">
      <style:paragraph-properties fo:text-align="justify" style:justify-single-word="false"/>
      <style:text-properties officeooo:rsid="00272da6" officeooo:paragraph-rsid="016656a5"/>
    </style:style>
    <style:style style:name="P116" style:family="paragraph" style:parent-style-name="Standard">
      <style:paragraph-properties fo:text-align="justify" style:justify-single-word="false"/>
      <style:text-properties officeooo:rsid="00272da6" officeooo:paragraph-rsid="0174bad4"/>
    </style:style>
    <style:style style:name="P117" style:family="paragraph" style:parent-style-name="Standard">
      <style:paragraph-properties fo:text-align="justify" style:justify-single-word="false"/>
      <style:text-properties officeooo:rsid="00272da6" officeooo:paragraph-rsid="017acb36"/>
    </style:style>
    <style:style style:name="P118" style:family="paragraph" style:parent-style-name="Standard">
      <style:paragraph-properties fo:text-align="justify" style:justify-single-word="false"/>
      <style:text-properties officeooo:rsid="00272da6" officeooo:paragraph-rsid="018f6cd1"/>
    </style:style>
    <style:style style:name="P119" style:family="paragraph" style:parent-style-name="Standard">
      <style:paragraph-properties fo:text-align="justify" style:justify-single-word="false"/>
      <style:text-properties officeooo:rsid="00272da6" officeooo:paragraph-rsid="01925ec7"/>
    </style:style>
    <style:style style:name="P120" style:family="paragraph" style:parent-style-name="Standard">
      <style:paragraph-properties fo:text-align="justify" style:justify-single-word="false"/>
      <style:text-properties officeooo:rsid="00272da6" officeooo:paragraph-rsid="01a67c7f"/>
    </style:style>
    <style:style style:name="P121" style:family="paragraph" style:parent-style-name="Standard">
      <style:text-properties officeooo:rsid="00272da6" officeooo:paragraph-rsid="006cc756"/>
    </style:style>
    <style:style style:name="P122" style:family="paragraph" style:parent-style-name="Standard">
      <style:text-properties officeooo:rsid="00272da6" officeooo:paragraph-rsid="006ecd82"/>
    </style:style>
    <style:style style:name="P123" style:family="paragraph" style:parent-style-name="Standard">
      <style:text-properties officeooo:rsid="00272da6" officeooo:paragraph-rsid="0078fc16"/>
    </style:style>
    <style:style style:name="P124" style:family="paragraph" style:parent-style-name="Standard">
      <style:text-properties officeooo:rsid="00272da6" officeooo:paragraph-rsid="0108b8e9"/>
    </style:style>
    <style:style style:name="P125" style:family="paragraph" style:parent-style-name="Standard">
      <style:text-properties officeooo:rsid="00272da6" officeooo:paragraph-rsid="010b0562"/>
    </style:style>
    <style:style style:name="P126" style:family="paragraph" style:parent-style-name="Standard">
      <style:text-properties officeooo:paragraph-rsid="0042eb09"/>
    </style:style>
    <style:style style:name="P127" style:family="paragraph" style:parent-style-name="Standard">
      <style:text-properties officeooo:paragraph-rsid="00490514"/>
    </style:style>
    <style:style style:name="P128" style:family="paragraph" style:parent-style-name="Standard">
      <style:paragraph-properties fo:text-align="justify" style:justify-single-word="false"/>
      <style:text-properties officeooo:rsid="0042eb09" officeooo:paragraph-rsid="0042eb09"/>
    </style:style>
    <style:style style:name="P129" style:family="paragraph" style:parent-style-name="Standard">
      <style:paragraph-properties fo:text-align="justify" style:justify-single-word="false"/>
      <style:text-properties officeooo:rsid="0042eb09" officeooo:paragraph-rsid="0051d571"/>
    </style:style>
    <style:style style:name="P130" style:family="paragraph" style:parent-style-name="Standard">
      <style:text-properties officeooo:rsid="004b1f7f" officeooo:paragraph-rsid="004b1f7f"/>
    </style:style>
    <style:style style:name="P13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color="#000000" loext:opacity="100%" style:font-name="Consolas" fo:font-size="10pt" style:font-size-asian="10pt"/>
    </style:style>
    <style:style style:name="P13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7" style:family="paragraph" style:parent-style-name="Standard">
      <style:text-properties fo:color="#000000" loext:opacity="100%" style:font-name="Consolas" fo:font-size="10pt" officeooo:paragraph-rsid="014b74a5" style:font-size-asian="10pt"/>
    </style:style>
    <style:style style:name="P138" style:family="paragraph" style:parent-style-name="Standard">
      <style:text-properties fo:color="#000000" loext:opacity="100%" style:font-name="Consolas" fo:font-size="10pt" officeooo:paragraph-rsid="015b0446" style:font-size-asian="10pt"/>
    </style:style>
    <style:style style:name="P139" style:family="paragraph" style:parent-style-name="Standard">
      <style:text-properties fo:color="#000000" loext:opacity="100%" style:font-name="Consolas" fo:font-size="10pt" officeooo:paragraph-rsid="017010d7" style:font-size-asian="10pt"/>
    </style:style>
    <style:style style:name="P140" style:family="paragraph" style:parent-style-name="Standard">
      <style:text-properties fo:color="#000000" loext:opacity="100%" style:font-name="Consolas" fo:font-size="10pt" officeooo:paragraph-rsid="0174bad4" style:font-size-asian="10pt"/>
    </style:style>
    <style:style style:name="P141" style:family="paragraph" style:parent-style-name="Standard">
      <style:text-properties fo:color="#000000" loext:opacity="100%" style:font-name="Consolas" fo:font-size="10pt" officeooo:paragraph-rsid="017acb36" style:font-size-asian="10pt"/>
    </style:style>
    <style:style style:name="P142"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8"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9" style:family="paragraph" style:parent-style-name="Standard">
      <style:text-properties officeooo:paragraph-rsid="0051d571"/>
    </style:style>
    <style:style style:name="P15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5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5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8" style:family="paragraph" style:parent-style-name="Standard">
      <style:text-properties officeooo:paragraph-rsid="0053a1b3"/>
    </style:style>
    <style:style style:name="P159" style:family="paragraph" style:parent-style-name="Standard">
      <style:paragraph-properties fo:text-align="justify" style:justify-single-word="false"/>
      <style:text-properties officeooo:rsid="00570fd3" officeooo:paragraph-rsid="00570fd3"/>
    </style:style>
    <style:style style:name="P160" style:family="paragraph" style:parent-style-name="Standard">
      <style:text-properties officeooo:paragraph-rsid="005fc6ef"/>
    </style:style>
    <style:style style:name="P161" style:family="paragraph" style:parent-style-name="Standard">
      <style:text-properties officeooo:rsid="00631401" officeooo:paragraph-rsid="00631401"/>
    </style:style>
    <style:style style:name="P162" style:family="paragraph" style:parent-style-name="Standard">
      <style:text-properties officeooo:rsid="00631401" officeooo:paragraph-rsid="0067e248"/>
    </style:style>
    <style:style style:name="P163" style:family="paragraph" style:parent-style-name="Standard">
      <style:text-properties officeooo:rsid="00631401" officeooo:paragraph-rsid="006cc756"/>
    </style:style>
    <style:style style:name="P164" style:family="paragraph" style:parent-style-name="Standard">
      <style:text-properties officeooo:rsid="00631401" officeooo:paragraph-rsid="006ecd82"/>
    </style:style>
    <style:style style:name="P165" style:family="paragraph" style:parent-style-name="Standard">
      <style:text-properties officeooo:rsid="00631401" officeooo:paragraph-rsid="0078fc16"/>
    </style:style>
    <style:style style:name="P166" style:family="paragraph" style:parent-style-name="Standard">
      <style:text-properties officeooo:rsid="00631401" officeooo:paragraph-rsid="010b0562"/>
    </style:style>
    <style:style style:name="P167" style:family="paragraph" style:parent-style-name="Standard">
      <style:text-properties officeooo:rsid="00631401" officeooo:paragraph-rsid="0108b8e9"/>
    </style:style>
    <style:style style:name="P168" style:family="paragraph" style:parent-style-name="Standard">
      <style:text-properties officeooo:paragraph-rsid="0067e248"/>
    </style:style>
    <style:style style:name="P169" style:family="paragraph" style:parent-style-name="Standard">
      <style:text-properties officeooo:paragraph-rsid="006cc756"/>
    </style:style>
    <style:style style:name="P170" style:family="paragraph" style:parent-style-name="Standard">
      <style:paragraph-properties fo:text-align="justify" style:justify-single-word="false"/>
      <style:text-properties officeooo:rsid="006d183d" officeooo:paragraph-rsid="006d183d"/>
    </style:style>
    <style:style style:name="P171" style:family="paragraph" style:parent-style-name="Standard">
      <style:paragraph-properties fo:text-align="justify" style:justify-single-word="false"/>
      <style:text-properties officeooo:rsid="006d183d" officeooo:paragraph-rsid="006ecd82"/>
    </style:style>
    <style:style style:name="P172" style:family="paragraph" style:parent-style-name="Standard">
      <style:text-properties officeooo:paragraph-rsid="006ecd82"/>
    </style:style>
    <style:style style:name="P173" style:family="paragraph" style:parent-style-name="Standard">
      <style:text-properties officeooo:rsid="00684807" officeooo:paragraph-rsid="00736b32"/>
    </style:style>
    <style:style style:name="P174" style:family="paragraph" style:parent-style-name="Standard">
      <style:text-properties officeooo:paragraph-rsid="0078fc16"/>
    </style:style>
    <style:style style:name="P175" style:family="paragraph" style:parent-style-name="Standard">
      <style:paragraph-properties fo:text-align="justify" style:justify-single-word="false"/>
      <style:text-properties officeooo:rsid="007ddfe8" officeooo:paragraph-rsid="007e7cc1"/>
    </style:style>
    <style:style style:name="P176" style:family="paragraph" style:parent-style-name="Standard">
      <style:paragraph-properties fo:text-align="justify" style:justify-single-word="false"/>
      <style:text-properties officeooo:rsid="007ddfe8" officeooo:paragraph-rsid="0083578d"/>
    </style:style>
    <style:style style:name="P177" style:family="paragraph" style:parent-style-name="Standard">
      <style:paragraph-properties fo:text-align="justify" style:justify-single-word="false"/>
      <style:text-properties officeooo:rsid="007ddfe8" officeooo:paragraph-rsid="0087d185"/>
    </style:style>
    <style:style style:name="P178" style:family="paragraph" style:parent-style-name="Standard">
      <style:paragraph-properties fo:text-align="justify" style:justify-single-word="false"/>
      <style:text-properties officeooo:rsid="007ddfe8" officeooo:paragraph-rsid="008c37e8"/>
    </style:style>
    <style:style style:name="P179" style:family="paragraph" style:parent-style-name="Standard">
      <style:paragraph-properties fo:text-align="justify" style:justify-single-word="false"/>
      <style:text-properties officeooo:rsid="007ddfe8" officeooo:paragraph-rsid="00964fe4"/>
    </style:style>
    <style:style style:name="P180" style:family="paragraph" style:parent-style-name="Standard">
      <style:paragraph-properties fo:text-align="justify" style:justify-single-word="false"/>
      <style:text-properties officeooo:rsid="007ddfe8" officeooo:paragraph-rsid="009e01e9"/>
    </style:style>
    <style:style style:name="P181" style:family="paragraph" style:parent-style-name="Standard">
      <style:paragraph-properties fo:text-align="justify" style:justify-single-word="false"/>
      <style:text-properties officeooo:rsid="007ddfe8" officeooo:paragraph-rsid="009fa0eb"/>
    </style:style>
    <style:style style:name="P182" style:family="paragraph" style:parent-style-name="Standard">
      <style:paragraph-properties fo:text-align="justify" style:justify-single-word="false"/>
      <style:text-properties officeooo:rsid="007ddfe8" officeooo:paragraph-rsid="00a18b49"/>
    </style:style>
    <style:style style:name="P183" style:family="paragraph" style:parent-style-name="Standard">
      <style:paragraph-properties fo:text-align="justify" style:justify-single-word="false"/>
      <style:text-properties officeooo:rsid="007ddfe8" officeooo:paragraph-rsid="00b1b7d9"/>
    </style:style>
    <style:style style:name="P184" style:family="paragraph" style:parent-style-name="Standard">
      <style:paragraph-properties fo:text-align="justify" style:justify-single-word="false"/>
      <style:text-properties officeooo:rsid="007ddfe8" officeooo:paragraph-rsid="00d3a383"/>
    </style:style>
    <style:style style:name="P185" style:family="paragraph" style:parent-style-name="Standard">
      <style:paragraph-properties fo:text-align="justify" style:justify-single-word="false"/>
      <style:text-properties officeooo:rsid="007ddfe8" officeooo:paragraph-rsid="00d823ce"/>
    </style:style>
    <style:style style:name="P186" style:family="paragraph" style:parent-style-name="Standard">
      <style:paragraph-properties fo:text-align="justify" style:justify-single-word="false"/>
      <style:text-properties officeooo:rsid="007ddfe8" officeooo:paragraph-rsid="011b3c62"/>
    </style:style>
    <style:style style:name="P187" style:family="paragraph" style:parent-style-name="Standard">
      <style:paragraph-properties fo:text-align="justify" style:justify-single-word="false"/>
      <style:text-properties officeooo:rsid="007ddfe8" officeooo:paragraph-rsid="011d3de9"/>
    </style:style>
    <style:style style:name="P188" style:family="paragraph" style:parent-style-name="Standard">
      <style:paragraph-properties fo:text-align="justify" style:justify-single-word="false"/>
      <style:text-properties officeooo:rsid="007ddfe8" officeooo:paragraph-rsid="0129def4"/>
    </style:style>
    <style:style style:name="P189" style:family="paragraph" style:parent-style-name="Standard">
      <style:paragraph-properties fo:text-align="justify" style:justify-single-word="false"/>
      <style:text-properties officeooo:rsid="007ddfe8" officeooo:paragraph-rsid="01355a2b"/>
    </style:style>
    <style:style style:name="P190" style:family="paragraph" style:parent-style-name="Standard">
      <style:paragraph-properties fo:text-align="justify" style:justify-single-word="false"/>
      <style:text-properties officeooo:rsid="007ddfe8" officeooo:paragraph-rsid="0139a139"/>
    </style:style>
    <style:style style:name="P191" style:family="paragraph" style:parent-style-name="Standard">
      <style:paragraph-properties fo:text-align="justify" style:justify-single-word="false"/>
      <style:text-properties officeooo:rsid="007ddfe8" officeooo:paragraph-rsid="013b0ce7"/>
    </style:style>
    <style:style style:name="P192" style:family="paragraph" style:parent-style-name="Standard">
      <style:paragraph-properties fo:text-align="justify" style:justify-single-word="false"/>
      <style:text-properties officeooo:rsid="007ddfe8" officeooo:paragraph-rsid="015b0446"/>
    </style:style>
    <style:style style:name="P193" style:family="paragraph" style:parent-style-name="Standard">
      <style:paragraph-properties fo:text-align="justify" style:justify-single-word="false"/>
      <style:text-properties officeooo:rsid="007ddfe8" officeooo:paragraph-rsid="015da402"/>
    </style:style>
    <style:style style:name="P194" style:family="paragraph" style:parent-style-name="Standard">
      <style:paragraph-properties fo:text-align="justify" style:justify-single-word="false"/>
      <style:text-properties officeooo:rsid="007ddfe8" officeooo:paragraph-rsid="01645a86"/>
    </style:style>
    <style:style style:name="P195" style:family="paragraph" style:parent-style-name="Standard">
      <style:paragraph-properties fo:text-align="justify" style:justify-single-word="false"/>
      <style:text-properties officeooo:rsid="007ddfe8" officeooo:paragraph-rsid="016656a5"/>
    </style:style>
    <style:style style:name="P196" style:family="paragraph" style:parent-style-name="Standard">
      <style:paragraph-properties fo:text-align="justify" style:justify-single-word="false"/>
      <style:text-properties officeooo:rsid="007ddfe8" officeooo:paragraph-rsid="0174bad4"/>
    </style:style>
    <style:style style:name="P197" style:family="paragraph" style:parent-style-name="Standard">
      <style:paragraph-properties fo:text-align="justify" style:justify-single-word="false"/>
      <style:text-properties officeooo:rsid="007ddfe8" officeooo:paragraph-rsid="017acb36"/>
    </style:style>
    <style:style style:name="P198" style:family="paragraph" style:parent-style-name="Standard">
      <style:paragraph-properties fo:text-align="justify" style:justify-single-word="false"/>
      <style:text-properties officeooo:rsid="007ddfe8" officeooo:paragraph-rsid="018f6cd1"/>
    </style:style>
    <style:style style:name="P199" style:family="paragraph" style:parent-style-name="Standard">
      <style:paragraph-properties fo:text-align="justify" style:justify-single-word="false"/>
      <style:text-properties officeooo:rsid="007ddfe8" officeooo:paragraph-rsid="01925ec7"/>
    </style:style>
    <style:style style:name="P200" style:family="paragraph" style:parent-style-name="Standard">
      <style:paragraph-properties fo:text-align="justify" style:justify-single-word="false"/>
      <style:text-properties officeooo:rsid="007ddfe8" officeooo:paragraph-rsid="01a67c7f"/>
    </style:style>
    <style:style style:name="P201" style:family="paragraph" style:parent-style-name="Standard">
      <style:text-properties officeooo:rsid="007e7cc1" officeooo:paragraph-rsid="007f9b52"/>
    </style:style>
    <style:style style:name="P202" style:family="paragraph" style:parent-style-name="Standard">
      <style:text-properties officeooo:rsid="007e7cc1" officeooo:paragraph-rsid="0087d185"/>
    </style:style>
    <style:style style:name="P203" style:family="paragraph" style:parent-style-name="Standard">
      <style:text-properties officeooo:rsid="007e7cc1" officeooo:paragraph-rsid="008c37e8"/>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paragraph-rsid="007eeebb"/>
    </style:style>
    <style:style style:name="P206" style:family="paragraph" style:parent-style-name="Standard">
      <style:paragraph-properties fo:text-align="justify" style:justify-single-word="false"/>
      <style:text-properties officeooo:paragraph-rsid="0083578d"/>
    </style:style>
    <style:style style:name="P207" style:family="paragraph" style:parent-style-name="Standard">
      <style:paragraph-properties fo:text-align="justify" style:justify-single-word="false"/>
      <style:text-properties officeooo:paragraph-rsid="0087d185"/>
    </style:style>
    <style:style style:name="P208" style:family="paragraph" style:parent-style-name="Standard">
      <style:paragraph-properties fo:text-align="justify" style:justify-single-word="false"/>
      <style:text-properties officeooo:paragraph-rsid="008c37e8"/>
    </style:style>
    <style:style style:name="P209" style:family="paragraph" style:parent-style-name="Standard">
      <style:paragraph-properties fo:text-align="justify" style:justify-single-word="false"/>
      <style:text-properties officeooo:paragraph-rsid="00964fe4"/>
    </style:style>
    <style:style style:name="P210" style:family="paragraph" style:parent-style-name="Standard">
      <style:paragraph-properties fo:text-align="justify" style:justify-single-word="false"/>
      <style:text-properties officeooo:paragraph-rsid="009e01e9"/>
    </style:style>
    <style:style style:name="P211" style:family="paragraph" style:parent-style-name="Standard">
      <style:paragraph-properties fo:text-align="justify" style:justify-single-word="false"/>
      <style:text-properties officeooo:paragraph-rsid="009fa0eb"/>
    </style:style>
    <style:style style:name="P212" style:family="paragraph" style:parent-style-name="Standard">
      <style:paragraph-properties fo:text-align="justify" style:justify-single-word="false"/>
      <style:text-properties officeooo:paragraph-rsid="00a18b49"/>
    </style:style>
    <style:style style:name="P213" style:family="paragraph" style:parent-style-name="Standard">
      <style:paragraph-properties fo:text-align="justify" style:justify-single-word="false"/>
      <style:text-properties officeooo:paragraph-rsid="00b1b7d9"/>
    </style:style>
    <style:style style:name="P214" style:family="paragraph" style:parent-style-name="Standard">
      <style:paragraph-properties fo:text-align="justify" style:justify-single-word="false"/>
      <style:text-properties officeooo:paragraph-rsid="00cc1c4c"/>
    </style:style>
    <style:style style:name="P215" style:family="paragraph" style:parent-style-name="Standard">
      <style:paragraph-properties fo:text-align="justify" style:justify-single-word="false"/>
      <style:text-properties officeooo:paragraph-rsid="00d3a383"/>
    </style:style>
    <style:style style:name="P216" style:family="paragraph" style:parent-style-name="Standard">
      <style:paragraph-properties fo:text-align="justify" style:justify-single-word="false"/>
      <style:text-properties officeooo:paragraph-rsid="00d823ce"/>
    </style:style>
    <style:style style:name="P217" style:family="paragraph" style:parent-style-name="Standard">
      <style:paragraph-properties fo:text-align="justify" style:justify-single-word="false"/>
      <style:text-properties officeooo:paragraph-rsid="00d83d57"/>
    </style:style>
    <style:style style:name="P218" style:family="paragraph" style:parent-style-name="Standard">
      <style:paragraph-properties fo:text-align="justify" style:justify-single-word="false"/>
      <style:text-properties officeooo:paragraph-rsid="00f09877"/>
    </style:style>
    <style:style style:name="P219" style:family="paragraph" style:parent-style-name="Standard">
      <style:paragraph-properties fo:text-align="justify" style:justify-single-word="false"/>
      <style:text-properties officeooo:paragraph-rsid="00f24af6"/>
    </style:style>
    <style:style style:name="P220" style:family="paragraph" style:parent-style-name="Standard">
      <style:paragraph-properties fo:text-align="justify" style:justify-single-word="false"/>
      <style:text-properties officeooo:paragraph-rsid="00f6c32b"/>
    </style:style>
    <style:style style:name="P221" style:family="paragraph" style:parent-style-name="Standard">
      <style:paragraph-properties fo:text-align="justify" style:justify-single-word="false"/>
      <style:text-properties officeooo:paragraph-rsid="011b3c62"/>
    </style:style>
    <style:style style:name="P222" style:family="paragraph" style:parent-style-name="Standard">
      <style:paragraph-properties fo:text-align="justify" style:justify-single-word="false"/>
      <style:text-properties officeooo:paragraph-rsid="011b7554"/>
    </style:style>
    <style:style style:name="P223" style:family="paragraph" style:parent-style-name="Standard">
      <style:paragraph-properties fo:text-align="justify" style:justify-single-word="false"/>
      <style:text-properties officeooo:paragraph-rsid="011d3de9"/>
    </style:style>
    <style:style style:name="P224" style:family="paragraph" style:parent-style-name="Standard">
      <style:paragraph-properties fo:text-align="justify" style:justify-single-word="false"/>
      <style:text-properties officeooo:paragraph-rsid="0129def4"/>
    </style:style>
    <style:style style:name="P225" style:family="paragraph" style:parent-style-name="Standard">
      <style:paragraph-properties fo:text-align="justify" style:justify-single-word="false"/>
      <style:text-properties officeooo:paragraph-rsid="01355a2b"/>
    </style:style>
    <style:style style:name="P226" style:family="paragraph" style:parent-style-name="Standard">
      <style:paragraph-properties fo:text-align="justify" style:justify-single-word="false"/>
      <style:text-properties officeooo:paragraph-rsid="0139a139"/>
    </style:style>
    <style:style style:name="P227" style:family="paragraph" style:parent-style-name="Standard">
      <style:paragraph-properties fo:text-align="justify" style:justify-single-word="false"/>
      <style:text-properties officeooo:paragraph-rsid="013b0ce7"/>
    </style:style>
    <style:style style:name="P228" style:family="paragraph" style:parent-style-name="Standard">
      <style:paragraph-properties fo:text-align="justify" style:justify-single-word="false"/>
      <style:text-properties officeooo:paragraph-rsid="015b0446"/>
    </style:style>
    <style:style style:name="P229" style:family="paragraph" style:parent-style-name="Standard">
      <style:paragraph-properties fo:text-align="justify" style:justify-single-word="false"/>
      <style:text-properties officeooo:paragraph-rsid="015da402"/>
    </style:style>
    <style:style style:name="P230" style:family="paragraph" style:parent-style-name="Standard">
      <style:paragraph-properties fo:text-align="justify" style:justify-single-word="false"/>
      <style:text-properties officeooo:paragraph-rsid="01645a86"/>
    </style:style>
    <style:style style:name="P231" style:family="paragraph" style:parent-style-name="Standard">
      <style:paragraph-properties fo:text-align="justify" style:justify-single-word="false"/>
      <style:text-properties officeooo:paragraph-rsid="016656a5"/>
    </style:style>
    <style:style style:name="P232" style:family="paragraph" style:parent-style-name="Standard">
      <style:paragraph-properties fo:text-align="justify" style:justify-single-word="false"/>
      <style:text-properties officeooo:paragraph-rsid="0174bad4"/>
    </style:style>
    <style:style style:name="P233" style:family="paragraph" style:parent-style-name="Standard">
      <style:paragraph-properties fo:text-align="justify" style:justify-single-word="false"/>
      <style:text-properties officeooo:paragraph-rsid="017acb36"/>
    </style:style>
    <style:style style:name="P234" style:family="paragraph" style:parent-style-name="Standard">
      <style:paragraph-properties fo:text-align="justify" style:justify-single-word="false"/>
      <style:text-properties officeooo:paragraph-rsid="018f6cd1"/>
    </style:style>
    <style:style style:name="P235" style:family="paragraph" style:parent-style-name="Standard">
      <style:paragraph-properties fo:text-align="justify" style:justify-single-word="false"/>
      <style:text-properties officeooo:paragraph-rsid="01925ec7"/>
    </style:style>
    <style:style style:name="P236" style:family="paragraph" style:parent-style-name="Standard">
      <style:paragraph-properties fo:text-align="justify" style:justify-single-word="false"/>
      <style:text-properties officeooo:paragraph-rsid="01a67c7f"/>
    </style:style>
    <style:style style:name="P237" style:family="paragraph" style:parent-style-name="Standard">
      <style:paragraph-properties fo:text-align="justify" style:justify-single-word="false"/>
      <style:text-properties officeooo:rsid="007eeebb" officeooo:paragraph-rsid="007eeebb"/>
    </style:style>
    <style:style style:name="P238" style:family="paragraph" style:parent-style-name="Standard">
      <style:paragraph-properties fo:text-align="justify" style:justify-single-word="false"/>
      <style:text-properties officeooo:rsid="007eeebb" officeooo:paragraph-rsid="0083578d"/>
    </style:style>
    <style:style style:name="P239" style:family="paragraph" style:parent-style-name="Standard">
      <style:paragraph-properties fo:text-align="justify" style:justify-single-word="false"/>
      <style:text-properties officeooo:rsid="007eeebb" officeooo:paragraph-rsid="0087d185"/>
    </style:style>
    <style:style style:name="P240" style:family="paragraph" style:parent-style-name="Standard">
      <style:paragraph-properties fo:text-align="justify" style:justify-single-word="false"/>
      <style:text-properties officeooo:rsid="007eeebb" officeooo:paragraph-rsid="008c37e8"/>
    </style:style>
    <style:style style:name="P241" style:family="paragraph" style:parent-style-name="Standard">
      <style:paragraph-properties fo:text-align="justify" style:justify-single-word="false"/>
      <style:text-properties officeooo:rsid="007eeebb" officeooo:paragraph-rsid="00964fe4"/>
    </style:style>
    <style:style style:name="P242" style:family="paragraph" style:parent-style-name="Standard">
      <style:paragraph-properties fo:text-align="justify" style:justify-single-word="false"/>
      <style:text-properties officeooo:rsid="007eeebb" officeooo:paragraph-rsid="009e01e9"/>
    </style:style>
    <style:style style:name="P243" style:family="paragraph" style:parent-style-name="Standard">
      <style:paragraph-properties fo:text-align="justify" style:justify-single-word="false"/>
      <style:text-properties officeooo:rsid="007eeebb" officeooo:paragraph-rsid="009fa0eb"/>
    </style:style>
    <style:style style:name="P244" style:family="paragraph" style:parent-style-name="Standard">
      <style:paragraph-properties fo:text-align="justify" style:justify-single-word="false"/>
      <style:text-properties officeooo:rsid="007eeebb" officeooo:paragraph-rsid="00a18b49"/>
    </style:style>
    <style:style style:name="P245" style:family="paragraph" style:parent-style-name="Standard">
      <style:paragraph-properties fo:text-align="justify" style:justify-single-word="false"/>
      <style:text-properties officeooo:rsid="007eeebb" officeooo:paragraph-rsid="00b1b7d9"/>
    </style:style>
    <style:style style:name="P246" style:family="paragraph" style:parent-style-name="Standard">
      <style:paragraph-properties fo:text-align="justify" style:justify-single-word="false"/>
      <style:text-properties officeooo:rsid="007eeebb" officeooo:paragraph-rsid="00cc1c4c"/>
    </style:style>
    <style:style style:name="P247" style:family="paragraph" style:parent-style-name="Standard">
      <style:paragraph-properties fo:text-align="justify" style:justify-single-word="false"/>
      <style:text-properties officeooo:rsid="007eeebb" officeooo:paragraph-rsid="00d3a383"/>
    </style:style>
    <style:style style:name="P248" style:family="paragraph" style:parent-style-name="Standard">
      <style:paragraph-properties fo:text-align="justify" style:justify-single-word="false"/>
      <style:text-properties officeooo:rsid="007eeebb" officeooo:paragraph-rsid="00f24af6"/>
    </style:style>
    <style:style style:name="P249" style:family="paragraph" style:parent-style-name="Standard">
      <style:paragraph-properties fo:text-align="justify" style:justify-single-word="false"/>
      <style:text-properties officeooo:rsid="007eeebb" officeooo:paragraph-rsid="00f6c32b"/>
    </style:style>
    <style:style style:name="P25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5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5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5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5" style:family="paragraph" style:parent-style-name="Standard">
      <style:text-properties fo:color="#408080" loext:opacity="100%" style:font-name="Consolas" fo:font-size="10pt" officeooo:paragraph-rsid="014b74a5" style:font-size-asian="10pt"/>
    </style:style>
    <style:style style:name="P256" style:family="paragraph" style:parent-style-name="Standard">
      <style:paragraph-properties fo:text-align="justify" style:justify-single-word="false"/>
      <style:text-properties officeooo:rsid="00799b55" officeooo:paragraph-rsid="0087d185"/>
    </style:style>
    <style:style style:name="P257" style:family="paragraph" style:parent-style-name="Standard">
      <style:paragraph-properties fo:text-align="justify" style:justify-single-word="false"/>
      <style:text-properties officeooo:rsid="00799b55" officeooo:paragraph-rsid="008c37e8"/>
    </style:style>
    <style:style style:name="P258" style:family="paragraph" style:parent-style-name="Standard">
      <style:paragraph-properties fo:text-align="justify" style:justify-single-word="false"/>
      <style:text-properties officeooo:rsid="00799b55" officeooo:paragraph-rsid="00964fe4"/>
    </style:style>
    <style:style style:name="P259" style:family="paragraph" style:parent-style-name="Standard">
      <style:paragraph-properties fo:text-align="justify" style:justify-single-word="false"/>
      <style:text-properties officeooo:rsid="00799b55" officeooo:paragraph-rsid="009fa0eb"/>
    </style:style>
    <style:style style:name="P260" style:family="paragraph" style:parent-style-name="Standard">
      <style:paragraph-properties fo:text-align="justify" style:justify-single-word="false"/>
      <style:text-properties officeooo:rsid="00799b55" officeooo:paragraph-rsid="00a18b49"/>
    </style:style>
    <style:style style:name="P261" style:family="paragraph" style:parent-style-name="Standard">
      <style:text-properties officeooo:rsid="00799b55" officeooo:paragraph-rsid="010b0562"/>
    </style:style>
    <style:style style:name="P262" style:family="paragraph" style:parent-style-name="Standard">
      <style:text-properties officeooo:rsid="00799b55" officeooo:paragraph-rsid="019a1d62"/>
    </style:style>
    <style:style style:name="P263" style:family="paragraph" style:parent-style-name="Standard">
      <style:text-properties officeooo:paragraph-rsid="0087d185"/>
    </style:style>
    <style:style style:name="P264" style:family="paragraph" style:parent-style-name="Standard">
      <style:paragraph-properties fo:text-align="start" style:justify-single-word="false"/>
      <style:text-properties officeooo:paragraph-rsid="0087d185"/>
    </style:style>
    <style:style style:name="P265" style:family="paragraph" style:parent-style-name="Standard">
      <style:paragraph-properties fo:text-align="start" style:justify-single-word="false"/>
      <style:text-properties officeooo:paragraph-rsid="008c37e8"/>
    </style:style>
    <style:style style:name="P266" style:family="paragraph" style:parent-style-name="Standard">
      <style:paragraph-properties fo:text-align="start" style:justify-single-word="false"/>
      <style:text-properties officeooo:paragraph-rsid="00b556d5"/>
    </style:style>
    <style:style style:name="P267" style:family="paragraph" style:parent-style-name="Standard">
      <style:paragraph-properties fo:text-align="start" style:justify-single-word="false"/>
      <style:text-properties officeooo:paragraph-rsid="015da402"/>
    </style:style>
    <style:style style:name="P268" style:family="paragraph" style:parent-style-name="Standard">
      <style:paragraph-properties fo:text-align="start" style:justify-single-word="false"/>
      <style:text-properties officeooo:paragraph-rsid="01645a86"/>
    </style:style>
    <style:style style:name="P269" style:family="paragraph" style:parent-style-name="Standard">
      <style:paragraph-properties fo:text-align="start" style:justify-single-word="false"/>
      <style:text-properties officeooo:paragraph-rsid="016656a5"/>
    </style:style>
    <style:style style:name="P270" style:family="paragraph" style:parent-style-name="Standard">
      <style:paragraph-properties fo:text-align="start" style:justify-single-word="false"/>
      <style:text-properties officeooo:paragraph-rsid="0174bad4"/>
    </style:style>
    <style:style style:name="P271" style:family="paragraph" style:parent-style-name="Standard">
      <style:paragraph-properties fo:text-align="start" style:justify-single-word="false"/>
      <style:text-properties officeooo:paragraph-rsid="018f6cd1"/>
    </style:style>
    <style:style style:name="P272" style:family="paragraph" style:parent-style-name="Standard">
      <style:paragraph-properties fo:text-align="start" style:justify-single-word="false"/>
      <style:text-properties officeooo:paragraph-rsid="01925ec7"/>
    </style:style>
    <style:style style:name="P273" style:family="paragraph" style:parent-style-name="Standard">
      <style:paragraph-properties fo:text-align="start" style:justify-single-word="false"/>
      <style:text-properties officeooo:paragraph-rsid="01a67c7f"/>
    </style:style>
    <style:style style:name="P274" style:family="paragraph" style:parent-style-name="Standard">
      <style:paragraph-properties fo:text-align="justify" style:justify-single-word="false"/>
      <style:text-properties officeooo:rsid="008afe7f" officeooo:paragraph-rsid="008afe7f"/>
    </style:style>
    <style:style style:name="P275"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6"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7"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8"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9"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81"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82"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83"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84"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85"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6"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7"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8"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9"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90"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9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9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9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0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0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02" style:family="paragraph" style:parent-style-name="Standard">
      <style:text-properties officeooo:paragraph-rsid="008c37e8"/>
    </style:style>
    <style:style style:name="P303" style:family="paragraph" style:parent-style-name="Standard">
      <style:paragraph-properties fo:text-align="justify" style:justify-single-word="false"/>
      <style:text-properties officeooo:rsid="00a257b5" officeooo:paragraph-rsid="009fa0eb"/>
    </style:style>
    <style:style style:name="P304" style:family="paragraph" style:parent-style-name="Standard">
      <style:paragraph-properties fo:text-align="justify" style:justify-single-word="false"/>
      <style:text-properties officeooo:rsid="00a257b5" officeooo:paragraph-rsid="00a257b5"/>
    </style:style>
    <style:style style:name="P305" style:family="paragraph" style:parent-style-name="Standard">
      <style:paragraph-properties fo:text-align="justify" style:justify-single-word="false"/>
      <style:text-properties officeooo:rsid="00a257b5" officeooo:paragraph-rsid="00b1b7d9"/>
    </style:style>
    <style:style style:name="P306" style:family="paragraph" style:parent-style-name="Standard">
      <style:paragraph-properties fo:text-align="justify" style:justify-single-word="false"/>
      <style:text-properties officeooo:rsid="00a257b5" officeooo:paragraph-rsid="00cc1c4c"/>
    </style:style>
    <style:style style:name="P307" style:family="paragraph" style:parent-style-name="Standard">
      <style:paragraph-properties fo:text-align="justify" style:justify-single-word="false"/>
      <style:text-properties officeooo:rsid="00a257b5" officeooo:paragraph-rsid="00d3a383"/>
    </style:style>
    <style:style style:name="P308" style:family="paragraph" style:parent-style-name="Standard">
      <style:paragraph-properties fo:text-align="justify" style:justify-single-word="false"/>
      <style:text-properties officeooo:rsid="00a257b5" officeooo:paragraph-rsid="00d83d57"/>
    </style:style>
    <style:style style:name="P309" style:family="paragraph" style:parent-style-name="Standard">
      <style:paragraph-properties fo:text-align="justify" style:justify-single-word="false"/>
      <style:text-properties officeooo:rsid="00a257b5" officeooo:paragraph-rsid="00f24af6"/>
    </style:style>
    <style:style style:name="P310" style:family="paragraph" style:parent-style-name="Standard">
      <style:paragraph-properties fo:text-align="justify" style:justify-single-word="false"/>
      <style:text-properties officeooo:rsid="00a257b5" officeooo:paragraph-rsid="00f6c32b"/>
    </style:style>
    <style:style style:name="P311" style:family="paragraph" style:parent-style-name="Standard">
      <style:text-properties officeooo:paragraph-rsid="00a621ab"/>
    </style:style>
    <style:style style:name="P312" style:family="paragraph" style:parent-style-name="Standard">
      <style:text-properties officeooo:paragraph-rsid="00b1b7d9"/>
    </style:style>
    <style:style style:name="P313" style:family="paragraph" style:parent-style-name="Standard">
      <style:text-properties officeooo:paragraph-rsid="00d3a383"/>
    </style:style>
    <style:style style:name="P314" style:family="paragraph" style:parent-style-name="Standard">
      <style:text-properties officeooo:paragraph-rsid="00f2f124"/>
    </style:style>
    <style:style style:name="P315"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6"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8"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9"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0"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Standard">
      <style:paragraph-properties fo:text-align="justify" style:justify-single-word="false"/>
      <style:text-properties fo:color="#007dc3" loext:opacity="100%" style:font-name="Calibri1" fo:font-size="14pt" fo:font-style="normal" fo:font-weight="normal" officeooo:rsid="015da402" officeooo:paragraph-rsid="01a67c7f" style:font-name-asian="Noto Sans CJK SC Regular" style:font-size-asian="16.1000003814697pt" style:font-style-asian="normal" style:font-weight-asian="normal" style:font-name-complex="Lohit Devanagari" style:font-size-complex="16.1000003814697pt" style:font-style-complex="normal" style:font-weight-complex="normal"/>
    </style:style>
    <style:style style:name="P322" style:family="paragraph" style:parent-style-name="Standard">
      <style:text-properties officeooo:paragraph-rsid="00f7637d"/>
    </style:style>
    <style:style style:name="P323" style:family="paragraph" style:parent-style-name="Standard">
      <style:text-properties officeooo:paragraph-rsid="010b0562"/>
    </style:style>
    <style:style style:name="P324" style:family="paragraph" style:parent-style-name="Standard">
      <style:text-properties officeooo:rsid="010fdc29" officeooo:paragraph-rsid="010fdc29"/>
    </style:style>
    <style:style style:name="P325" style:family="paragraph" style:parent-style-name="Standard">
      <style:paragraph-properties fo:text-align="justify" style:justify-single-word="false"/>
      <style:text-properties officeooo:rsid="011b7554" officeooo:paragraph-rsid="011b7554"/>
    </style:style>
    <style:style style:name="P326" style:family="paragraph" style:parent-style-name="Standard">
      <style:paragraph-properties fo:text-align="justify" style:justify-single-word="false"/>
      <style:text-properties officeooo:rsid="011b7554" officeooo:paragraph-rsid="011d3de9"/>
    </style:style>
    <style:style style:name="P327" style:family="paragraph" style:parent-style-name="Standard">
      <style:paragraph-properties fo:text-align="justify" style:justify-single-word="false"/>
      <style:text-properties officeooo:rsid="011b7554" officeooo:paragraph-rsid="0129def4"/>
    </style:style>
    <style:style style:name="P328" style:family="paragraph" style:parent-style-name="Standard">
      <style:paragraph-properties fo:text-align="justify" style:justify-single-word="false"/>
      <style:text-properties officeooo:rsid="011b7554" officeooo:paragraph-rsid="01355a2b"/>
    </style:style>
    <style:style style:name="P329" style:family="paragraph" style:parent-style-name="Standard">
      <style:paragraph-properties fo:text-align="justify" style:justify-single-word="false"/>
      <style:text-properties officeooo:rsid="011b7554" officeooo:paragraph-rsid="0139a139"/>
    </style:style>
    <style:style style:name="P330" style:family="paragraph" style:parent-style-name="Standard">
      <style:paragraph-properties fo:text-align="justify" style:justify-single-word="false"/>
      <style:text-properties officeooo:rsid="011b7554" officeooo:paragraph-rsid="013b5d51"/>
    </style:style>
    <style:style style:name="P331" style:family="paragraph" style:parent-style-name="Standard">
      <style:paragraph-properties fo:text-align="justify" style:justify-single-word="false"/>
      <style:text-properties officeooo:rsid="011b7554" officeooo:paragraph-rsid="015b0446"/>
    </style:style>
    <style:style style:name="P332" style:family="paragraph" style:parent-style-name="Standard">
      <style:paragraph-properties fo:text-align="start" style:justify-single-word="false"/>
      <style:text-properties officeooo:rsid="011b7554" officeooo:paragraph-rsid="015da402"/>
    </style:style>
    <style:style style:name="P333" style:family="paragraph" style:parent-style-name="Standard">
      <style:paragraph-properties fo:text-align="start" style:justify-single-word="false"/>
      <style:text-properties officeooo:rsid="011b7554" officeooo:paragraph-rsid="01645a86"/>
    </style:style>
    <style:style style:name="P334" style:family="paragraph" style:parent-style-name="Standard">
      <style:paragraph-properties fo:text-align="start" style:justify-single-word="false"/>
      <style:text-properties officeooo:rsid="011b7554" officeooo:paragraph-rsid="016656a5"/>
    </style:style>
    <style:style style:name="P335" style:family="paragraph" style:parent-style-name="Standard">
      <style:paragraph-properties fo:text-align="start" style:justify-single-word="false"/>
      <style:text-properties officeooo:rsid="011b7554" officeooo:paragraph-rsid="0174bad4"/>
    </style:style>
    <style:style style:name="P336" style:family="paragraph" style:parent-style-name="Standard">
      <style:paragraph-properties fo:text-align="start" style:justify-single-word="false"/>
      <style:text-properties officeooo:rsid="011b7554" officeooo:paragraph-rsid="017acb36"/>
    </style:style>
    <style:style style:name="P337" style:family="paragraph" style:parent-style-name="Standard">
      <style:paragraph-properties fo:text-align="start" style:justify-single-word="false"/>
      <style:text-properties officeooo:rsid="011b7554" officeooo:paragraph-rsid="018f6cd1"/>
    </style:style>
    <style:style style:name="P338" style:family="paragraph" style:parent-style-name="Standard">
      <style:paragraph-properties fo:text-align="start" style:justify-single-word="false"/>
      <style:text-properties officeooo:rsid="011b7554" officeooo:paragraph-rsid="01925ec7"/>
    </style:style>
    <style:style style:name="P339" style:family="paragraph" style:parent-style-name="Standard">
      <style:paragraph-properties fo:text-align="start" style:justify-single-word="false"/>
      <style:text-properties officeooo:rsid="011b7554" officeooo:paragraph-rsid="01a67c7f"/>
    </style:style>
    <style:style style:name="P340" style:family="paragraph" style:parent-style-name="Standard">
      <style:paragraph-properties fo:text-align="justify" style:justify-single-word="false"/>
      <style:text-properties officeooo:rsid="011d3de9" officeooo:paragraph-rsid="011d3de9"/>
    </style:style>
    <style:style style:name="P341" style:family="paragraph" style:parent-style-name="Standard">
      <style:paragraph-properties fo:text-align="justify" style:justify-single-word="false"/>
      <style:text-properties officeooo:rsid="011d3de9" officeooo:paragraph-rsid="0129def4"/>
    </style:style>
    <style:style style:name="P342" style:family="paragraph" style:parent-style-name="Standard">
      <style:text-properties officeooo:rsid="01211eb1" officeooo:paragraph-rsid="01211eb1"/>
    </style:style>
    <style:style style:name="P343" style:family="paragraph" style:parent-style-name="Standard">
      <style:text-properties officeooo:rsid="01211eb1" officeooo:paragraph-rsid="012b4856"/>
    </style:style>
    <style:style style:name="P344" style:family="paragraph" style:parent-style-name="Standard">
      <style:paragraph-properties fo:text-align="justify" style:justify-single-word="false"/>
      <style:text-properties style:text-underline-style="none"/>
    </style:style>
    <style:style style:name="P345" style:family="paragraph" style:parent-style-name="Standard">
      <style:paragraph-properties fo:text-align="justify" style:justify-single-word="false"/>
      <style:text-properties style:text-underline-style="none" officeooo:paragraph-rsid="012b4856"/>
    </style:style>
    <style:style style:name="P346" style:family="paragraph" style:parent-style-name="Standard">
      <style:text-properties officeooo:rsid="00964fe4" officeooo:paragraph-rsid="013b0ce7"/>
    </style:style>
    <style:style style:name="P347" style:family="paragraph" style:parent-style-name="Standard">
      <style:text-properties officeooo:rsid="00964fe4" officeooo:paragraph-rsid="015b0446"/>
    </style:style>
    <style:style style:name="P348" style:family="paragraph" style:parent-style-name="Standard">
      <style:text-properties officeooo:rsid="00964fe4" officeooo:paragraph-rsid="017010d7"/>
    </style:style>
    <style:style style:name="P349" style:family="paragraph" style:parent-style-name="Standard">
      <style:text-properties officeooo:rsid="00964fe4" officeooo:paragraph-rsid="0174bad4"/>
    </style:style>
    <style:style style:name="P350" style:family="paragraph" style:parent-style-name="Standard">
      <style:text-properties officeooo:rsid="00964fe4" officeooo:paragraph-rsid="017acb36"/>
    </style:style>
    <style:style style:name="P351" style:family="paragraph" style:parent-style-name="Standard">
      <style:paragraph-properties fo:text-align="justify" style:justify-single-word="false"/>
      <style:text-properties officeooo:rsid="013b5d51" officeooo:paragraph-rsid="013b5d51"/>
    </style:style>
    <style:style style:name="P352" style:family="paragraph" style:parent-style-name="Standard">
      <style:paragraph-properties fo:text-align="justify" style:justify-single-word="false"/>
      <style:text-properties officeooo:rsid="013b5d51" officeooo:paragraph-rsid="015b0446"/>
    </style:style>
    <style:style style:name="P353" style:family="paragraph" style:parent-style-name="Standard">
      <style:paragraph-properties fo:text-align="justify" style:justify-single-word="false"/>
      <style:text-properties officeooo:rsid="013b5d51" officeooo:paragraph-rsid="015da402"/>
    </style:style>
    <style:style style:name="P354" style:family="paragraph" style:parent-style-name="Standard">
      <style:paragraph-properties fo:text-align="justify" style:justify-single-word="false"/>
      <style:text-properties officeooo:rsid="013b5d51" officeooo:paragraph-rsid="01645a86"/>
    </style:style>
    <style:style style:name="P355" style:family="paragraph" style:parent-style-name="Standard">
      <style:paragraph-properties fo:text-align="justify" style:justify-single-word="false"/>
      <style:text-properties officeooo:rsid="013b5d51" officeooo:paragraph-rsid="016656a5"/>
    </style:style>
    <style:style style:name="P356" style:family="paragraph" style:parent-style-name="Standard">
      <style:paragraph-properties fo:text-align="justify" style:justify-single-word="false"/>
      <style:text-properties officeooo:rsid="013b5d51" officeooo:paragraph-rsid="0174bad4"/>
    </style:style>
    <style:style style:name="P357" style:family="paragraph" style:parent-style-name="Standard">
      <style:paragraph-properties fo:text-align="justify" style:justify-single-word="false"/>
      <style:text-properties officeooo:rsid="013b5d51" officeooo:paragraph-rsid="017acb36"/>
    </style:style>
    <style:style style:name="P358" style:family="paragraph" style:parent-style-name="Standard">
      <style:paragraph-properties fo:text-align="justify" style:justify-single-word="false"/>
      <style:text-properties officeooo:rsid="013b5d51" officeooo:paragraph-rsid="018f6cd1"/>
    </style:style>
    <style:style style:name="P359" style:family="paragraph" style:parent-style-name="Standard">
      <style:paragraph-properties fo:text-align="justify" style:justify-single-word="false"/>
      <style:text-properties officeooo:rsid="013b5d51" officeooo:paragraph-rsid="01925ec7"/>
    </style:style>
    <style:style style:name="P360" style:family="paragraph" style:parent-style-name="Standard">
      <style:paragraph-properties fo:text-align="justify" style:justify-single-word="false"/>
      <style:text-properties officeooo:rsid="013b5d51" officeooo:paragraph-rsid="01a67c7f"/>
    </style:style>
    <style:style style:name="P361" style:family="paragraph" style:parent-style-name="Standard">
      <style:text-properties officeooo:paragraph-rsid="014b74a5"/>
    </style:style>
    <style:style style:name="P362"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63"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64"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65"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66"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67"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68"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9" style:family="paragraph" style:parent-style-name="Standard">
      <style:paragraph-properties fo:text-align="justify" style:justify-single-word="false"/>
      <style:text-properties officeooo:rsid="01a23b4a" officeooo:paragraph-rsid="01a23b4a"/>
    </style:style>
    <style:style style:name="P370" style:family="paragraph" style:parent-style-name="Standard">
      <style:text-properties officeooo:rsid="019a1d62" officeooo:paragraph-rsid="01ac266c"/>
    </style:style>
    <style:style style:name="P371" style:family="paragraph" style:parent-style-name="Standard">
      <style:paragraph-properties fo:text-align="justify" style:justify-single-word="false"/>
      <style:text-properties officeooo:rsid="01ad65f7" officeooo:paragraph-rsid="01ad65f7"/>
    </style:style>
    <style:style style:name="P37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75" style:family="paragraph" style:parent-style-name="Footer">
      <style:text-properties style:font-name="Calibri" fo:font-size="11pt" fo:language="ca" fo:country="ES" officeooo:paragraph-rsid="001dc238" style:font-size-asian="11pt" style:font-size-complex="11pt"/>
    </style:style>
    <style:style style:name="P376"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77"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78"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79"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80" style:family="paragraph" style:parent-style-name="Standard">
      <style:paragraph-properties fo:margin-top="0.499cm" fo:margin-bottom="0.199cm" style:contextual-spacing="false" fo:text-align="end" style:justify-single-word="false"/>
      <style:text-properties officeooo:paragraph-rsid="001bba47"/>
    </style:style>
    <style:style style:name="P3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8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8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8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8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8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87" style:family="paragraph" style:parent-style-name="Standard">
      <style:paragraph-properties fo:margin-left="0cm" fo:margin-right="0cm" fo:text-align="start" style:justify-single-word="false" fo:text-indent="0cm" style:auto-text-indent="false"/>
    </style:style>
    <style:style style:name="P38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8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4" style:family="paragraph" style:parent-style-name="Standard">
      <style:paragraph-properties fo:margin-left="0cm" fo:margin-right="0cm" fo:text-align="start" style:justify-single-word="false" fo:text-indent="0cm" style:auto-text-indent="false"/>
      <style:text-properties officeooo:paragraph-rsid="0174bad4"/>
    </style:style>
    <style:style style:name="P395"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6"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40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0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0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0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0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margin-left="0cm" fo:margin-right="0cm" fo:text-align="start" style:justify-single-word="false" fo:text-indent="0cm" style:auto-text-indent="false"/>
      <style:text-properties style:text-underline-style="none"/>
    </style:style>
    <style:style style:name="P4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9bdb2b" style:font-size-asian="18pt" style:font-size-complex="18pt"/>
    </style:style>
    <style:style style:name="T68" style:family="text">
      <style:text-properties fo:color="#007dc3" loext:opacity="100%" style:font-name="Calibri2" fo:font-size="18pt" officeooo:rsid="01a67c7f" style:font-size-asian="18pt" style:font-size-complex="18pt"/>
    </style:style>
    <style:style style:name="T69" style:family="text">
      <style:text-properties fo:color="#007dc3" loext:opacity="100%" style:font-name="Calibri2" fo:font-size="18pt" officeooo:rsid="01b4af06" style:font-size-asian="18pt" style:font-size-complex="18pt"/>
    </style:style>
    <style:style style:name="T70"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a67c7f"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adf4bf"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4000c8" loext:opacity="100%" style:font-name="Consolas" fo:font-size="10pt" fo:font-weight="bold" style:font-size-asian="10pt" style:font-weight-asian="bold"/>
    </style:style>
    <style:style style:name="T119" style:family="text">
      <style:text-properties fo:color="#4000c8" loext:opacity="100%" style:font-name="Consolas" fo:font-size="10pt" fo:font-weight="bold" officeooo:rsid="015951e6"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fo:background-color="#ceccf7" loext:char-shading-value="0"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officeooo:rsid="0123cfd2"/>
    </style:style>
    <style:style style:name="T197" style:family="text">
      <style:text-properties officeooo:rsid="0129def4"/>
    </style:style>
    <style:style style:name="T198" style:family="text">
      <style:text-properties officeooo:rsid="012b4856"/>
    </style:style>
    <style:style style:name="T199" style:family="text">
      <style:text-properties officeooo:rsid="0133f9a7"/>
    </style:style>
    <style:style style:name="T200" style:family="text">
      <style:text-properties officeooo:rsid="01355a2b"/>
    </style:style>
    <style:style style:name="T201" style:family="text">
      <style:text-properties officeooo:rsid="0139a139"/>
    </style:style>
    <style:style style:name="T202" style:family="text">
      <style:text-properties officeooo:rsid="013b0ce7"/>
    </style:style>
    <style:style style:name="T203" style:family="text">
      <style:text-properties officeooo:rsid="013b5d51"/>
    </style:style>
    <style:style style:name="T204" style:family="text">
      <style:text-properties officeooo:rsid="013e3671"/>
    </style:style>
    <style:style style:name="T205" style:family="text">
      <style:text-properties officeooo:rsid="01402bef"/>
    </style:style>
    <style:style style:name="T206" style:family="text">
      <style:text-properties officeooo:rsid="0141f80b"/>
    </style:style>
    <style:style style:name="T207" style:family="text">
      <style:text-properties officeooo:rsid="014d0c28"/>
    </style:style>
    <style:style style:name="T208" style:family="text">
      <style:text-properties officeooo:rsid="0155d46d"/>
    </style:style>
    <style:style style:name="T209" style:family="text">
      <style:text-properties officeooo:rsid="015b0446"/>
    </style:style>
    <style:style style:name="T210" style:family="text">
      <style:text-properties officeooo:rsid="015bd1d9"/>
    </style:style>
    <style:style style:name="T211" style:family="text">
      <style:text-properties officeooo:rsid="011b7554"/>
    </style:style>
    <style:style style:name="T212" style:family="text">
      <style:text-properties officeooo:rsid="015da402"/>
    </style:style>
    <style:style style:name="T213" style:family="text">
      <style:text-properties officeooo:rsid="01648e83"/>
    </style:style>
    <style:style style:name="T214" style:family="text">
      <style:text-properties officeooo:rsid="016656a5"/>
    </style:style>
    <style:style style:name="T215" style:family="text">
      <style:text-properties officeooo:rsid="016eecbc"/>
    </style:style>
    <style:style style:name="T216" style:family="text">
      <style:text-properties officeooo:rsid="017010d7"/>
    </style:style>
    <style:style style:name="T217" style:family="text">
      <style:text-properties officeooo:rsid="0174bad4"/>
    </style:style>
    <style:style style:name="T218" style:family="text">
      <style:text-properties officeooo:rsid="017669a9"/>
    </style:style>
    <style:style style:name="T219" style:family="text">
      <style:text-properties officeooo:rsid="01786de4"/>
    </style:style>
    <style:style style:name="T220" style:family="text">
      <style:text-properties officeooo:rsid="017a9219"/>
    </style:style>
    <style:style style:name="T221" style:family="text">
      <style:text-properties officeooo:rsid="017bad5d"/>
    </style:style>
    <style:style style:name="T222" style:family="text">
      <style:text-properties officeooo:rsid="017c2425"/>
    </style:style>
    <style:style style:name="T223" style:family="text">
      <style:text-properties officeooo:rsid="017c2b0c"/>
    </style:style>
    <style:style style:name="T224" style:family="text">
      <style:text-properties officeooo:rsid="017c571b"/>
    </style:style>
    <style:style style:name="T225" style:family="text">
      <style:text-properties officeooo:rsid="017ca942"/>
    </style:style>
    <style:style style:name="T226" style:family="text">
      <style:text-properties officeooo:rsid="017e0f05"/>
    </style:style>
    <style:style style:name="T227" style:family="text">
      <style:text-properties officeooo:rsid="01805081"/>
    </style:style>
    <style:style style:name="T228" style:family="text">
      <style:text-properties officeooo:rsid="0182dee1"/>
    </style:style>
    <style:style style:name="T229" style:family="text">
      <style:text-properties officeooo:rsid="01866533"/>
    </style:style>
    <style:style style:name="T230" style:family="text">
      <style:text-properties officeooo:rsid="018e0abb"/>
    </style:style>
    <style:style style:name="T231" style:family="text">
      <style:text-properties officeooo:rsid="018ec257"/>
    </style:style>
    <style:style style:name="T232" style:family="text">
      <style:text-properties officeooo:rsid="018f6cd1"/>
    </style:style>
    <style:style style:name="T233" style:family="text">
      <style:text-properties officeooo:rsid="0194ea44"/>
    </style:style>
    <style:style style:name="T234" style:family="text">
      <style:text-properties officeooo:rsid="0197c681"/>
    </style:style>
    <style:style style:name="T235" style:family="text">
      <style:text-properties officeooo:rsid="019a1d62"/>
    </style:style>
    <style:style style:name="T236" style:family="text">
      <style:text-properties officeooo:rsid="019aa4f4"/>
    </style:style>
    <style:style style:name="T237" style:family="text">
      <style:text-properties officeooo:rsid="019bdb2b"/>
    </style:style>
    <style:style style:name="T238" style:family="text">
      <style:text-properties officeooo:rsid="019e0408"/>
    </style:style>
    <style:style style:name="T239" style:family="text">
      <style:text-properties officeooo:rsid="019e3b38"/>
    </style:style>
    <style:style style:name="T240" style:family="text">
      <style:text-properties officeooo:rsid="019f34fe"/>
    </style:style>
    <style:style style:name="T241" style:family="text">
      <style:text-properties officeooo:rsid="01a4e867"/>
    </style:style>
    <style:style style:name="T242" style:family="text">
      <style:text-properties officeooo:rsid="01a527c4"/>
    </style:style>
    <style:style style:name="T243" style:family="text">
      <style:text-properties officeooo:rsid="01a67c7f"/>
    </style:style>
    <style:style style:name="T244" style:family="text">
      <style:text-properties officeooo:rsid="01a8799d"/>
    </style:style>
    <style:style style:name="T245" style:family="text">
      <style:text-properties officeooo:rsid="01a9274e"/>
    </style:style>
    <style:style style:name="T246" style:family="text">
      <style:text-properties officeooo:rsid="01ac266c"/>
    </style:style>
    <style:style style:name="T247" style:family="text">
      <style:text-properties officeooo:rsid="01adf4bf"/>
    </style:style>
    <style:style style:name="T248" style:family="text">
      <style:text-properties officeooo:rsid="01b4af06"/>
    </style:style>
    <style:style style:name="T249" style:family="text">
      <style:text-properties officeooo:rsid="01b533e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9">Control de versions <text:span text:style-name="T8">de DISTRIBUCIO</text:span></text:p>
      <text:p text:style-name="P380"><text:span text:style-name="T69">30</text:span><text:span text:style-name="T67"> </text:span><text:span text:style-name="T66">d</text:span><text:span text:style-name="T68">'agost </text:span><text:span text:style-name="T62">de </text:span><text:span text:style-name="T63">2</text:span><text:span text:style-name="T64">02</text:span><text:span text:style-name="T65">2</text:span></text:p>
      <text:p text:style-name="P376">Serveis d’Administració Electrònica en el Govern de les Illes Balears</text:p>
      <text:p text:style-name="P377">Lot 3 (Serveis de tramitació d’expedients electrònics)</text:p>
      <text:p text:style-name="P377"/>
      <text:p text:style-name="P377"/>
      <text:p text:style-name="P377"/>
      <text:p text:style-name="P377"/>
      <text:p text:style-name="P378">Oficina Tècnica de Direcció de Projecte</text:p>
      <text:list xml:id="list1602324818"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81">Control de Canvis</text:p>
          </table:table-cell>
          <table:covered-table-cell/>
          <table:covered-table-cell/>
          <table:covered-table-cell/>
        </table:table-row>
        <table:table-row table:style-name="Taula1.1">
          <table:table-cell table:style-name="Taula1.A2" office:value-type="string">
            <text:p text:style-name="P382">Data</text:p>
          </table:table-cell>
          <table:table-cell table:style-name="Taula1.B2" office:value-type="string">
            <text:p text:style-name="P383">Autor</text:p>
          </table:table-cell>
          <table:table-cell table:style-name="Taula1.B2" office:value-type="string">
            <text:p text:style-name="P383">Versió</text:p>
          </table:table-cell>
          <table:table-cell table:style-name="Taula1.D2" office:value-type="string">
            <text:p text:style-name="P383">Canvis</text:p>
          </table:table-cell>
        </table:table-row>
        <table:table-row table:style-name="Taula1.1">
          <table:table-cell table:style-name="Taula1.A3" office:value-type="string">
            <text:p text:style-name="P384"><text:span text:style-name="T9">04</text:span>/<text:span text:style-name="T9">02</text:span>/<text:span text:style-name="T5">2019</text:span></text:p>
          </table:table-cell>
          <table:table-cell table:style-name="Taula1.B3" office:value-type="string">
            <text:p text:style-name="P385">Limit Tecnologies</text:p>
          </table:table-cell>
          <table:table-cell table:style-name="Taula1.C3" office:value-type="string">
            <text:p text:style-name="P384">v1.0</text:p>
          </table:table-cell>
          <table:table-cell table:style-name="Taula1.D3" office:value-type="string">
            <text:p text:style-name="P384">Versió inicial</text:p>
          </table:table-cell>
        </table:table-row>
        <table:table-row table:style-name="Taula1.1">
          <table:table-cell table:style-name="Taula1.A4" office:value-type="string">
            <text:p text:style-name="P386"/>
          </table:table-cell>
          <table:table-cell table:style-name="Taula1.B4" office:value-type="string">
            <text:p text:style-name="P386"/>
          </table:table-cell>
          <table:table-cell table:style-name="Taula1.C4" office:value-type="string">
            <text:p text:style-name="P386"/>
          </table:table-cell>
          <table:table-cell table:style-name="Taula1.D4" office:value-type="string">
            <text:p text:style-name="P386"/>
          </table:table-cell>
        </table:table-row>
        <table:table-row table:style-name="Taula1.1">
          <table:table-cell table:style-name="Taula1.A5" office:value-type="string">
            <text:p text:style-name="P386"/>
          </table:table-cell>
          <table:table-cell table:style-name="Taula1.B5" office:value-type="string">
            <text:p text:style-name="P386"/>
          </table:table-cell>
          <table:table-cell table:style-name="Taula1.C5" office:value-type="string">
            <text:p text:style-name="P386"/>
          </table:table-cell>
          <table:table-cell table:style-name="Taula1.D5" office:value-type="string">
            <text:p text:style-name="P386"/>
          </table:table-cell>
        </table:table-row>
        <table:table-row table:style-name="Taula1.1">
          <table:table-cell table:style-name="Taula1.A6" office:value-type="string">
            <text:p text:style-name="P386"/>
          </table:table-cell>
          <table:table-cell table:style-name="Taula1.B6" office:value-type="string">
            <text:p text:style-name="P386"/>
          </table:table-cell>
          <table:table-cell table:style-name="Taula1.C6" office:value-type="string">
            <text:p text:style-name="P386"/>
          </table:table-cell>
          <table:table-cell table:style-name="Taula1.D6" office:value-type="string">
            <text:p text:style-name="P386"/>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81">Revisat per</text:p>
          </table:table-cell>
          <table:covered-table-cell/>
          <table:covered-table-cell/>
        </table:table-row>
        <table:table-row table:style-name="Taula2.1">
          <table:table-cell table:style-name="Taula2.A2" office:value-type="string">
            <text:p text:style-name="P382">Nom</text:p>
          </table:table-cell>
          <table:table-cell table:style-name="Taula2.B2" office:value-type="string">
            <text:p text:style-name="P383">Data</text:p>
          </table:table-cell>
          <table:table-cell table:style-name="Taula2.C2" office:value-type="string">
            <text:p text:style-name="P383">Àrea, departament o empresa</text:p>
          </table:table-cell>
        </table:table-row>
        <table:table-row table:style-name="Taula2.1">
          <table:table-cell table:style-name="Taula2.A3" office:value-type="string">
            <text:p text:style-name="P384"/>
          </table:table-cell>
          <table:table-cell table:style-name="Taula2.B3" office:value-type="string">
            <text:p text:style-name="P384"/>
          </table:table-cell>
          <table:table-cell table:style-name="Taula2.C3" office:value-type="string">
            <text:p text:style-name="P384"/>
          </table:table-cell>
        </table:table-row>
        <table:table-row table:style-name="Taula2.1">
          <table:table-cell table:style-name="Taula2.A4" office:value-type="string">
            <text:p text:style-name="P386"/>
          </table:table-cell>
          <table:table-cell table:style-name="Taula2.B4" office:value-type="string">
            <text:p text:style-name="P386"/>
          </table:table-cell>
          <table:table-cell table:style-name="Taula2.C4" office:value-type="string">
            <text:p text:style-name="P386"/>
          </table:table-cell>
        </table:table-row>
        <table:table-row table:style-name="Taula2.1">
          <table:table-cell table:style-name="Taula2.A5" office:value-type="string">
            <text:p text:style-name="P386"/>
          </table:table-cell>
          <table:table-cell table:style-name="Taula2.B5" office:value-type="string">
            <text:p text:style-name="P386"/>
          </table:table-cell>
          <table:table-cell table:style-name="Taula2.C5" office:value-type="string">
            <text:p text:style-name="P386"/>
          </table:table-cell>
        </table:table-row>
        <table:table-row table:style-name="Taula2.1">
          <table:table-cell table:style-name="Taula2.A6" office:value-type="string">
            <text:p text:style-name="P386"/>
          </table:table-cell>
          <table:table-cell table:style-name="Taula2.B6" office:value-type="string">
            <text:p text:style-name="P386"/>
          </table:table-cell>
          <table:table-cell table:style-name="Taula2.C6" office:value-type="string">
            <text:p text:style-name="P386"/>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81">Aprovat per</text:p>
          </table:table-cell>
          <table:covered-table-cell/>
          <table:covered-table-cell/>
        </table:table-row>
        <table:table-row table:style-name="Taula3.1">
          <table:table-cell table:style-name="Taula3.A2" office:value-type="string">
            <text:p text:style-name="P382">Nom</text:p>
          </table:table-cell>
          <table:table-cell table:style-name="Taula3.B2" office:value-type="string">
            <text:p text:style-name="P383">Data</text:p>
          </table:table-cell>
          <table:table-cell table:style-name="Taula3.C2" office:value-type="string">
            <text:p text:style-name="P383">Àrea, departament o empresa</text:p>
          </table:table-cell>
        </table:table-row>
        <table:table-row table:style-name="Taula3.1">
          <table:table-cell table:style-name="Taula3.A3" office:value-type="string">
            <text:p text:style-name="P384"/>
          </table:table-cell>
          <table:table-cell table:style-name="Taula3.B3" office:value-type="string">
            <text:p text:style-name="P384"/>
          </table:table-cell>
          <table:table-cell table:style-name="Taula3.C3" office:value-type="string">
            <text:p text:style-name="P384"/>
          </table:table-cell>
        </table:table-row>
        <table:table-row table:style-name="Taula3.1">
          <table:table-cell table:style-name="Taula3.A4" office:value-type="string">
            <text:p text:style-name="P386"/>
          </table:table-cell>
          <table:table-cell table:style-name="Taula3.B4" office:value-type="string">
            <text:p text:style-name="P386"/>
          </table:table-cell>
          <table:table-cell table:style-name="Taula3.C4" office:value-type="string">
            <text:p text:style-name="P386"/>
          </table:table-cell>
        </table:table-row>
        <table:table-row table:style-name="Taula3.1">
          <table:table-cell table:style-name="Taula3.A5" office:value-type="string">
            <text:p text:style-name="P386"/>
          </table:table-cell>
          <table:table-cell table:style-name="Taula3.B5" office:value-type="string">
            <text:p text:style-name="P386"/>
          </table:table-cell>
          <table:table-cell table:style-name="Taula3.C5" office:value-type="string">
            <text:p text:style-name="P386"/>
          </table:table-cell>
        </table:table-row>
        <table:table-row table:style-name="Taula3.1">
          <table:table-cell table:style-name="Taula3.A6" office:value-type="string">
            <text:p text:style-name="P386"/>
          </table:table-cell>
          <table:table-cell table:style-name="Taula3.B6" office:value-type="string">
            <text:p text:style-name="P386"/>
          </table:table-cell>
          <table:table-cell table:style-name="Taula3.C6" office:value-type="string">
            <text:p text:style-name="P386"/>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81">Llista de distribució</text:p>
          </table:table-cell>
          <table:covered-table-cell/>
          <table:covered-table-cell/>
        </table:table-row>
        <table:table-row table:style-name="Taula6.1">
          <table:table-cell table:style-name="Taula6.A2" office:value-type="string">
            <text:p text:style-name="P382">Nom</text:p>
          </table:table-cell>
          <table:table-cell table:style-name="Taula6.B2" office:value-type="string">
            <text:p text:style-name="P383">Àrea, departament o empresa</text:p>
          </table:table-cell>
          <table:table-cell table:style-name="Taula6.C2" office:value-type="string">
            <text:p text:style-name="P383">Correu electrònic</text:p>
          </table:table-cell>
        </table:table-row>
        <table:table-row table:style-name="Taula6.1">
          <table:table-cell table:style-name="Taula6.A3" office:value-type="string">
            <text:p text:style-name="P384"/>
          </table:table-cell>
          <table:table-cell table:style-name="Taula6.B3" office:value-type="string">
            <text:p text:style-name="P384"/>
          </table:table-cell>
          <table:table-cell table:style-name="Taula6.C3" office:value-type="string">
            <text:p text:style-name="P384"/>
          </table:table-cell>
        </table:table-row>
        <table:table-row table:style-name="Taula6.1">
          <table:table-cell table:style-name="Taula6.A4" office:value-type="string">
            <text:p text:style-name="P386"/>
          </table:table-cell>
          <table:table-cell table:style-name="Taula6.B4" office:value-type="string">
            <text:p text:style-name="P386"/>
          </table:table-cell>
          <table:table-cell table:style-name="Taula6.C4" office:value-type="string">
            <text:p text:style-name="P386"/>
          </table:table-cell>
        </table:table-row>
        <table:table-row table:style-name="Taula6.1">
          <table:table-cell table:style-name="Taula6.A5" office:value-type="string">
            <text:p text:style-name="P386"/>
          </table:table-cell>
          <table:table-cell table:style-name="Taula6.B5" office:value-type="string">
            <text:p text:style-name="P386"/>
          </table:table-cell>
          <table:table-cell table:style-name="Taula6.C5" office:value-type="string">
            <text:p text:style-name="P386"/>
          </table:table-cell>
        </table:table-row>
        <table:table-row table:style-name="Taula6.1">
          <table:table-cell table:style-name="Taula6.A6" office:value-type="string">
            <text:p text:style-name="P386"/>
          </table:table-cell>
          <table:table-cell table:style-name="Taula6.B6" office:value-type="string">
            <text:p text:style-name="P386"/>
          </table:table-cell>
          <table:table-cell table:style-name="Taula6.C6" office:value-type="string">
            <text:p text:style-name="P386"/>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7"/>
      <text:list xml:id="list103415582218196"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52">Data: </text:p>
      <text:p text:style-name="P95"><text:tab/><text:span text:style-name="T8">07</text:span>/<text:span text:style-name="T8">02</text:span>/201<text:span text:style-name="T8">9</text:span></text:p>
      <text:p text:style-name="P95">Resum: </text:p>
      <text:p text:style-name="P9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5"/>
      <text:p text:style-name="P12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909805076"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1"/>
      <text:p text:style-name="P52">Base de dades:<text:span text:style-name="T5"> </text:span></text:p>
      <text:list xml:id="list2084194296" text:style-name="L2">
        <text:list-item>
          <text:p text:style-name="P488">Sense canvis</text:p>
        </text:list-item>
      </text:list>
      <text:p text:style-name="P51"/>
      <text:p text:style-name="P10"><text:span text:style-name="T6">Propietats globals</text:span>: </text:p>
      <text:list xml:id="list2628995152" text:style-name="L3">
        <text:list-item>
          <text:p text:style-name="P495">Sense canvis</text:p>
        </text:list-item>
      </text:list>
      <text:p text:style-name="P128"/>
      <text:list xml:id="list103417336585622" text:continue-list="list103415582218196"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53">Data: </text:p>
      <text:p text:style-name="P96"><text:tab/><text:span text:style-name="T27">05</text:span>/<text:span text:style-name="T8">03</text:span>/201<text:span text:style-name="T8">9</text:span></text:p>
      <text:p text:style-name="P96">Resum: </text:p>
      <text:p text:style-name="P130"><text:tab/>Mesures correctores per diversos errors en el tractament de l'alta d'anotacions. Millores per poder veure les anotacions pendents amb errors.</text:p>
      <text:p text:style-name="P96"><text:tab/></text:p>
      <text:p text:style-name="P96"/>
      <text:p text:style-name="P12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3416613124876" text:continue-list="list909805076"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53"/>
      <text:p text:style-name="P53">Base de dades:<text:span text:style-name="T5"> </text:span></text:p>
      <text:list xml:id="list426877106"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53"/>
      <text:p text:style-name="P11"><text:span text:style-name="T6">Propietats globals</text:span>: </text:p>
      <text:list xml:id="list2980061459"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50"># ESBORRADA es.caib.distribucio.tasca.dist.anotacio.pendent.periode.execucio</text:p>
            <text:p text:style-name="P150"># ESBORRADA es.caib.distribucio.tasca.dist.anotacio.pendent.max.reintents</text:p>
            <text:p text:style-name="P152"># ESBORRADA es.caib.distribucio.tasca.dist.anotacio.asincrona</text:p>
          </table:table-cell>
        </table:table-row>
      </table:table>
      <text:list xml:id="list103417320806217"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31"><text:span text:style-name="T41">es.caib.distribucio.tasca.guardar.annexos.temps.espera.execucio=</text:span><text:span text:style-name="T34">60000</text:span></text:p>
            <text:p text:style-name="P387"><text:span text:style-name="T29">es.caib.distribucio.tasca.guardar.annexos.max.reintents=</text:span><text:span text:style-name="T34">2</text:span></text:p>
            <text:p text:style-name="P387"><text:span text:style-name="T29">es.caib.distribucio.tasca.aplicar.regles.temps.espera.execucio=</text:span><text:span text:style-name="T34">300000</text:span></text:p>
            <text:p text:style-name="P387"><text:span text:style-name="T29">es.caib.distribucio.tasca.aplicar.regles.max.reintents=</text:span><text:span text:style-name="T34">2</text:span></text:p>
            <text:p text:style-name="P131"><text:span text:style-name="T41">es.caib.distribucio.tasca.tancar.contenidors.temps.espera.execucio=</text:span><text:span text:style-name="T34">600000</text:span></text:p>
            <text:p text:style-name="P131"><text:span text:style-name="T42">es.caib.distribucio.anotacio.processament.asincron=</text:span><text:span text:style-name="T39">true</text:span></text:p>
          </table:table-cell>
        </table:table-row>
      </table:table>
      <text:p text:style-name="P440"/>
      <text:list xml:id="list103415606857680" text:continue-list="list103417336585622"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54">Data: </text:p>
      <text:p text:style-name="P97"><text:tab/><text:span text:style-name="T43">20</text:span>/<text:span text:style-name="T8">02</text:span>/201<text:span text:style-name="T8">9</text:span></text:p>
      <text:p text:style-name="P97">Resum: </text:p>
      <text:p text:style-name="P97"><text:tab/><text:span text:style-name="T44">Resolució de la descàrrega de documents no PDF firmats amb CAdES i altres modificacions menors.</text:span></text:p>
      <text:p text:style-name="P97"/>
      <text:p text:style-name="P14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3415746008295" text:continue-list="list103416613124876"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54"/>
      <text:p text:style-name="P54">Base de dades:<text:span text:style-name="T5"> </text:span></text:p>
      <text:list xml:id="list2233691394" text:style-name="L6">
        <text:list-item>
          <text:p text:style-name="P489">Sense canvis</text:p>
        </text:list-item>
      </text:list>
      <text:p text:style-name="P54"/>
      <text:p text:style-name="P12"><text:span text:style-name="T6">Propietats globals</text:span>: </text:p>
      <text:list xml:id="list1122391260" text:style-name="L7">
        <text:list-item>
          <text:p text:style-name="P496">Sense canvis</text:p>
        </text:list-item>
      </text:list>
      <text:p text:style-name="P129"/>
      <text:p text:style-name="P129"/>
      <text:p text:style-name="P129"/>
      <text:p text:style-name="P129"/>
      <text:list xml:id="list103416184474472" text:continue-list="list103415606857680"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55">Data: <text:span text:style-name="T49">28/03/2019</text:span></text:p>
      <text:p text:style-name="P98"><text:tab/></text:p>
      <text:p text:style-name="P99">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8"/>
      <text:p text:style-name="P15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3417638872701" text:continue-list="list103415746008295"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5">Base de dades:<text:span text:style-name="T5"> </text:span></text:p>
      <text:list xml:id="list501406253" text:style-name="L8">
        <text:list-item>
          <text:p text:style-name="P490">Sense canvis</text:p>
        </text:list-item>
      </text:list>
      <text:p text:style-name="P55"/>
      <text:p text:style-name="P13"><text:span text:style-name="T6">Propietats globals</text:span>: </text:p>
      <text:list xml:id="list1678266882"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50"># ###</text:p>
            <text:p text:style-name="P38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97"># ###</text:p>
            <text:p text:style-name="P131"><text:span text:style-name="T41">es.caib.distribucio.concsv.base.url=</text:span><text:span text:style-name="T34">https://dev.caib.es/concsv</text:span></text:p>
          </table:table-cell>
        </table:table-row>
      </table:table>
      <text:p text:style-name="P159"/>
      <text:list xml:id="list103416983958969" text:continue-list="list103416184474472"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56">Data: <text:span text:style-name="T51">16/04/2019</text:span></text:p>
      <text:p text:style-name="P100"><text:tab/></text:p>
      <text:p text:style-name="P100">Resum:<text:span text:style-name="T50"> Solució a anotacions pendents de processar, esborrat d'arxius temporals. Millora en les notificacions de noves anotacions i metadades ENI del registre als annexos.</text:span></text:p>
      <text:p text:style-name="P100"/>
      <text:p text:style-name="P16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3416182662686" text:continue-list="list103417638872701"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61"/>
      <text:p text:style-name="P56">Base de dades:<text:span text:style-name="T5"> </text:span></text:p>
      <text:list xml:id="list649452905" text:style-name="L10">
        <text:list-item>
          <text:p text:style-name="P491">Sense canvis</text:p>
        </text:list-item>
      </text:list>
      <text:p text:style-name="P56"/>
      <text:p text:style-name="P14"><text:span text:style-name="T6">Propietats globals</text:span>: </text:p>
      <text:list xml:id="list3826362227" text:style-name="L11">
        <text:list-item>
          <text:p text:style-name="P492">Sense canvis</text:p>
        </text:list-item>
      </text:list>
      <text:p text:style-name="P159"/>
      <text:p text:style-name="P159"/>
      <text:list xml:id="list103416274996847" text:continue-list="list103416983958969"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57">Data: <text:span text:style-name="T54">03/06/2019</text:span></text:p>
      <text:p text:style-name="P101"><text:tab/></text:p>
      <text:p text:style-name="P101">Resum:<text:span text:style-name="T50"> Correcció urgent per poder enviar anotacions per correu electrònic i veure el detall de les firmes.</text:span></text:p>
      <text:p text:style-name="P101"/>
      <text:p text:style-name="P16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3416209755326" text:continue-list="list103416182662686"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62"/>
      <text:p text:style-name="P57">Base de dades:<text:span text:style-name="T5"> </text:span></text:p>
      <text:list xml:id="list2492114779"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57"/>
      <text:p text:style-name="P15"><text:span text:style-name="T6">Propietats globals</text:span>: </text:p>
      <text:list xml:id="list3449697799" text:style-name="L13">
        <text:list-item>
          <text:p text:style-name="P493">Sense canvis</text:p>
        </text:list-item>
      </text:list>
      <text:p text:style-name="P102"/>
      <text:list xml:id="list103417151396732" text:continue-list="list103416274996847"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58">Data: <text:span text:style-name="T55">17/06/2019</text:span></text:p>
      <text:p text:style-name="P121"><text:tab/></text:p>
      <text:p text:style-name="P121">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21"><text:soft-page-break/></text:p>
      <text:p text:style-name="P16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817164626"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63"/>
      <text:p text:style-name="P58">Base de dades:<text:span text:style-name="T5"> </text:span></text:p>
      <text:list xml:id="list2367530319" text:style-name="L15">
        <text:list-item>
          <text:p text:style-name="P514">distribucio_update_0.9.2<text:span text:style-name="T56">3</text:span>.sql:</text:p>
        </text:list-item>
      </text:list>
      <text:list xml:id="list776225246"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103417176703717" text:continue-list="list2367530319" text:style-name="L15">
        <text:list-header>
          <text:p text:style-name="P514"/>
        </text:list-header>
      </text:list>
      <text:p text:style-name="P58"/>
      <text:p text:style-name="P16"><text:span text:style-name="T6">Propietats globals</text:span>: </text:p>
      <text:list xml:id="list2500101585"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170"/>
      <table:table table:name="Tabla4" table:style-name="Tabla4">
        <table:table-column table:style-name="Tabla4.A"/>
        <table:table-row table:style-name="Tabla4.1">
          <table:table-cell table:style-name="Tabla4.A1" office:value-type="string">
            <text:p text:style-name="P150"># ################### #</text:p>
            <text:p text:style-name="P397"># PROPERTIES AFEGIDES #</text:p>
            <text:p text:style-name="P397"># ################### #</text:p>
            <text:p text:style-name="P403"/>
            <text:p text:style-name="P387"><text:span text:style-name="T45"># </text:span><text:span text:style-name="T48">Backoffices</text:span><text:span text:style-name="T45"> </text:span><text:span text:style-name="T48">asíncrons</text:span></text:p>
            <text:p text:style-name="P387"><text:span text:style-name="T29">es.caib.distribucio.tasca.enviar.anotacions.backoffice.temps.espera.execucio=</text:span><text:span text:style-name="T34">60000</text:span></text:p>
            <text:p text:style-name="P387"><text:span text:style-name="T29">es.caib.distribucio.backoffice.integracio.clau=</text:span><text:span text:style-name="T34">clauSecreta</text:span></text:p>
            <text:p text:style-name="P387"><text:span text:style-name="T29">es.caib.distribucio.backoffice.integracio.retornarAnnexIFirmaContingut=</text:span><text:span text:style-name="T34">false</text:span></text:p>
            <text:p text:style-name="P403"/>
            <text:p text:style-name="P387"><text:span text:style-name="T29">es.caib.distribucio.backoffice.test.backofficeIntegracio.url=</text:span><text:span text:style-name="T34">https://dev.caib.es/distribucio/ws/backofficeIntegracio</text:span></text:p>
            <text:p text:style-name="P387"><text:span text:style-name="T29">es.caib.distribucio.backoffice.test.backofficeIntegracio.usuari=</text:span><text:span text:style-name="T34">USUARI</text:span></text:p>
            <text:p text:style-name="P131"><text:span text:style-name="T41">es.caib.distribucio.backoffice.test.backofficeIntegracio.contrasenya=</text:span><text:span text:style-name="T34">CONTRASENYA</text:span></text:p>
          </table:table-cell>
        </table:table-row>
      </table:table>
      <text:p text:style-name="P170"/>
      <text:p text:style-name="P170"/>
      <text:list xml:id="list103416946777384" text:continue-list="list103417151396732"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59">Data: <text:span text:style-name="T61">08/07/2019</text:span></text:p>
      <text:p text:style-name="P122"><text:tab/></text:p>
      <text:p text:style-name="P122"><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22"/>
      <text:p text:style-name="P1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3416574773277" text:continue-list="list2817164626"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4"/>
      <text:p text:style-name="P59">Base de dades:<text:span text:style-name="T5"> </text:span></text:p>
      <text:list xml:id="list833938838"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31"><text:span text:style-name="T59">ALTER</text:span><text:span text:style-name="T41"> </text:span><text:span text:style-name="T59">TABLE</text:span><text:span text:style-name="T41"> DIS_REGISTRE MODIFY BACK_OBSERVACIONS VARCHAR2(4000);</text:span></text:p>
            <text:p text:style-name="P403"/>
            <text:p text:style-name="P409">-- #109 Afegir codis de municipi, país i província a les anotacions de registre </text:p>
            <text:p text:style-name="P409">-- amplia la columna de la descripció del país</text:p>
            <text:p text:style-name="P387"><text:span text:style-name="T59">ALTER</text:span><text:span text:style-name="T29"> </text:span><text:span text:style-name="T59">TABLE</text:span><text:span text:style-name="T29"> DIS_REGISTRE_INTER MODIFY PAIS VARCHAR2(100);</text:span></text:p>
            <text:p text:style-name="P409">-- afegeix les noves columnes</text:p>
            <text:p text:style-name="P38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8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31"><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3"/>
      <text:p text:style-name="P59"/>
      <text:p text:style-name="P17"><text:span text:style-name="T6">Propietats globals</text:span>: </text:p>
      <text:list xml:id="list3661828083"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171"/>
      <table:table table:name="Tabla5" table:style-name="Tabla5">
        <table:table-column table:style-name="Tabla5.A"/>
        <table:table-row table:style-name="Tabla5.1">
          <table:table-cell table:style-name="Tabla5.A1" office:value-type="string">
            <text:p text:style-name="P151"># ################### #</text:p>
            <text:p text:style-name="P397"># PROPERTIES AFEGIDES #</text:p>
            <text:p text:style-name="P397"># ################### #</text:p>
            <text:p text:style-name="P403"/>
            <text:p text:style-name="P38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87"><text:span text:style-name="T29">es.caib.distribucio.plugin.procediment.class=</text:span><text:span text:style-name="T34">es.caib.distribucio.plugin.caib.procediment.ProcedimentPluginRolsac</text:span></text:p>
            <text:p text:style-name="P387"><text:span text:style-name="T29">es.caib.distribucio.plugin.procediment.rolsac.service.url=</text:span><text:span text:style-name="T34">https://proves.caib.es/rolsac/api/rest/v1/procedimientos</text:span></text:p>
            <text:p text:style-name="P387"><text:span text:style-name="T29">es.caib.distribucio.plugin.procediment.rolsac.service.username=</text:span><text:span text:style-name="T34">$distribucio_rolsac</text:span></text:p>
            <text:p text:style-name="P132"><text:span text:style-name="T41">es.caib.distribucio.plugin.procediment.rolsac.service.password=</text:span><text:span text:style-name="T35">********</text:span><text:span text:style-name="T41"> </text:span></text:p>
          </table:table-cell>
        </table:table-row>
      </table:table>
      <text:p text:style-name="P171"/>
      <text:p text:style-name="P171"/>
      <text:list xml:id="list103417078445576" text:continue-list="list103416946777384"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60">Data: 04/09/2019</text:p>
      <text:p text:style-name="P123"><text:soft-page-break/><text:tab/></text:p>
      <text:p text:style-name="P12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3"/>
      <text:p text:style-name="P1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3415907976232" text:continue-list="list103416209755326"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5"/>
      <text:p text:style-name="P60">Base de dades:<text:span text:style-name="T5"> </text:span></text:p>
      <text:list xml:id="list1166669353" text:style-name="L20">
        <text:list-item>
          <text:p text:style-name="P525">Sense canvis</text:p>
        </text:list-item>
      </text:list>
      <text:p text:style-name="P60"/>
      <text:p text:style-name="P18"><text:span text:style-name="T6">Propietats globals</text:span>: </text:p>
      <text:list xml:id="list1836377537" text:style-name="L21">
        <text:list-item>
          <text:p text:style-name="P494">Sense canvis</text:p>
        </text:list-item>
      </text:list>
      <text:p text:style-name="P18"/>
      <text:list xml:id="list103416884474555" text:continue-list="list103417078445576"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5"/>
      <text:p text:style-name="P23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730226837"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175"/>
      <text:p text:style-name="P61">Base de dades:<text:span text:style-name="T5"> </text:span></text:p>
      <text:list xml:id="list103417314625353" text:continue-list="list833938838"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50">-- #94 Implementació d'un sistema d'avisos </text:p>
            <text:p text:style-name="P387"><text:span text:style-name="T59">CREATE</text:span><text:span text:style-name="T29"> </text:span><text:span text:style-name="T59">TABLE</text:span><text:span text:style-name="T29"> DIS_AVIS</text:span></text:p>
            <text:p text:style-name="P419">(</text:p>
            <text:p text:style-name="P387"><text:span text:style-name="T29"><text:s text:c="2"/>ID <text:s text:c="18"/>NUMBER(19) <text:s text:c="14"/></text:span><text:span text:style-name="T59">NOT</text:span><text:span text:style-name="T29"> </text:span><text:span text:style-name="T118">NULL</text:span><text:span text:style-name="T29">,</text:span></text:p>
            <text:p text:style-name="P387"><text:span text:style-name="T29"><text:s text:c="2"/>ASSUMPTE <text:s text:c="12"/>VARCHAR2(256) <text:s text:c="11"/></text:span><text:span text:style-name="T59">NOT</text:span><text:span text:style-name="T29"> </text:span><text:span text:style-name="T118">NULL</text:span><text:span text:style-name="T29">,</text:span></text:p>
            <text:p text:style-name="P387"><text:span text:style-name="T29"><text:s text:c="2"/>MISSATGE <text:s text:c="12"/>VARCHAR2(2048) <text:s text:c="10"/></text:span><text:span text:style-name="T59">NOT</text:span><text:span text:style-name="T29"> </text:span><text:span text:style-name="T118">NULL</text:span><text:span text:style-name="T29">,</text:span></text:p>
            <text:p text:style-name="P387"><text:span text:style-name="T29"><text:s text:c="2"/>DATA_INICI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87"><text:span text:style-name="T29"><text:s text:c="2"/>DATA_FINAL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87"><text:span text:style-name="T29"><text:s text:c="2"/>ACTIU <text:s text:c="15"/>NUMBER(1) <text:s text:c="15"/></text:span><text:span text:style-name="T59">NOT</text:span><text:span text:style-name="T29"> </text:span><text:span text:style-name="T118">NULL</text:span><text:span text:style-name="T29">,</text:span></text:p>
            <text:p text:style-name="P387"><text:span text:style-name="T29"><text:s text:c="2"/>AVIS_NIVELL <text:s text:c="8"/>VARCHAR2(10) <text:s text:c="12"/></text:span><text:span text:style-name="T59">NOT</text:span><text:span text:style-name="T29"> </text:span><text:span text:style-name="T118">NULL</text:span><text:span text:style-name="T29">,</text:span></text:p>
            <text:p text:style-name="P419"><text:s text:c="2"/>CREATEDBY_CODI <text:s text:c="6"/>VARCHAR2(64),</text:p>
            <text:p text:style-name="P387"><text:span text:style-name="T29"><text:s text:c="2"/>CREATEDDATE <text:s text:c="9"/></text:span><text:span text:style-name="T59">TIMESTAMP</text:span><text:span text:style-name="T29">(6),</text:span></text:p>
            <text:p text:style-name="P419"><text:s text:c="2"/>LASTMODIFIEDBY_CODI <text:s/>VARCHAR2(64),</text:p>
            <text:p text:style-name="P387"><text:span text:style-name="T29"><text:s text:c="2"/>LASTMODIFIEDDATE <text:s text:c="4"/></text:span><text:span text:style-name="T59">TIMESTAMP</text:span><text:span text:style-name="T29">(6)</text:span></text:p>
            <text:p text:style-name="P419">);</text:p>
            <text:p text:style-name="P403"/>
            <text:p text:style-name="P387"><text:span text:style-name="T59">ALTER</text:span><text:span text:style-name="T29"> </text:span><text:span text:style-name="T59">TABLE</text:span><text:span text:style-name="T29"> DIS_AVIS </text:span><text:span text:style-name="T59">ADD</text:span><text:span text:style-name="T29"> (</text:span></text:p>
            <text:p text:style-name="P38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03"/>
            <text:p text:style-name="P38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8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03"/>
            <text:p text:style-name="P403"/>
            <text:p text:style-name="P409">-- #103 Afegir el camp "backoffice" a les anotacions de registre i a les regles</text:p>
            <text:p text:style-name="P387"><text:span text:style-name="T59">ALTER</text:span><text:span text:style-name="T29"> </text:span><text:span text:style-name="T59">TABLE</text:span><text:span text:style-name="T29"> DIS_REGLA </text:span><text:span text:style-name="T59">ADD</text:span><text:span text:style-name="T29"> BACKOFFICE_CODI VARCHAR2(20);</text:span></text:p>
            <text:p text:style-name="P387"><text:span text:style-name="T59">ALTER</text:span><text:span text:style-name="T29"> </text:span><text:span text:style-name="T59">TABLE</text:span><text:span text:style-name="T29"> DIS_REGISTRE </text:span><text:span text:style-name="T59">ADD</text:span><text:span text:style-name="T29"> BACK_CODI VARCHAR2(20);</text:span></text:p>
            <text:p text:style-name="P403"/>
            <text:p text:style-name="P403"/>
            <text:p text:style-name="P409">-- #118: Nous camps pel WS d'alta d'anotacions de registre </text:p>
            <text:p text:style-name="P387"><text:span text:style-name="T59">ALTER</text:span><text:span text:style-name="T29"> </text:span><text:span text:style-name="T59">TABLE</text:span><text:span text:style-name="T29"> DIS_REGISTRE </text:span><text:span text:style-name="T59">ADD</text:span><text:span text:style-name="T29"> PRESENCIAL NUMBER(1);</text:span></text:p>
            <text:p text:style-name="P38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03"/>
            <text:p text:style-name="P409">-- #123 Eliminar obligatorietat del camp Tipo Asunto</text:p>
            <text:p text:style-name="P387"><text:span text:style-name="T59">ALTER</text:span><text:span text:style-name="T29"> </text:span><text:span text:style-name="T59">TABLE</text:span><text:span text:style-name="T29"> DIS_REGISTRE MODIFY (ASSUMPTE_TIPUS_CODI </text:span><text:span text:style-name="T118">NULL</text:span><text:span text:style-name="T29">);</text:span></text:p>
          </table:table-cell>
        </table:table-row>
      </table:table>
      <text:p text:style-name="P201"/>
      <text:p text:style-name="P61"/>
      <text:p text:style-name="P19"><text:span text:style-name="T6">Propietats globals</text:span>: </text:p>
      <text:list xml:id="list103415773670067" text:continue-list="list1166669353" text:style-name="L20">
        <text:list-item>
          <text:p text:style-name="P526">Sense canvis</text:p>
        </text:list-item>
      </text:list>
      <text:list xml:id="list103417580643710" text:continue-list="list103416884474555" text:style-name="Outline">
        <text:list-item>
          <text:list>
            <text:list-header>
              <text:h text:style-name="P455"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206"/>
      <text:p text:style-name="P238"><text:soft-page-break/>Resum: Correcció per poder marcar com a processades anotacions amb error o pendents de guardar els annexos a l'Arxiu. Es corregeix perquè l'opció apareixia deshabilitada a l'usuari.</text:p>
      <text:p text:style-name="P21"/>
      <text:list xml:id="list103415989078592" text:continue-list="list2730226837" text:style-name="L22">
        <text:list-item>
          <text:p text:style-name="P542"><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76"/>
      <text:p text:style-name="P62">Base de dades:<text:span text:style-name="T5"> </text:span></text:p>
      <text:list xml:id="list2305153423" text:style-name="L23">
        <text:list-item>
          <text:p text:style-name="P527">Sense canvis</text:p>
        </text:list-item>
      </text:list>
      <text:p text:style-name="P62"/>
      <text:p text:style-name="P21"><text:span text:style-name="T6">Propietats globals</text:span>: </text:p>
      <text:list xml:id="list1689592617" text:style-name="L24">
        <text:list-item>
          <text:p text:style-name="P528">Sense canvis</text:p>
        </text:list-item>
      </text:list>
      <text:list xml:id="list103416197370381" text:continue-list="list103417580643710" text:style-name="Outline">
        <text:list-item>
          <text:list>
            <text:list-header>
              <text:h text:style-name="P457" text:outline-level="2" text:is-list-header="true"><text:bookmark-start text:name="__RefHeading___Toc85863_1909005118"/><text:span text:style-name="T122">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207"/>
      <text:p text:style-name="P239">Resum: Resolució de diferents errors i nova llibreria d'utilitats per backoffices de DISTRIBUCIO.</text:p>
      <text:p text:style-name="P22"/>
      <text:list xml:id="list103417108077275" text:continue-list="list103415989078592" text:style-name="L22">
        <text:list-item>
          <text:p text:style-name="P543"><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3"> </text:span>Error guardant annexos a l'Arxiu</text:p>
        </text:list-item>
        <text:list-item>
          <text:p text:style-name="P543"><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3"> </text:span>Error AJAX: [0] abort</text:p>
        </text:list-item>
        <text:list-item>
          <text:p text:style-name="P543"><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77"/>
      <text:p text:style-name="P63">Base de dades:<text:span text:style-name="T5"> </text:span></text:p>
      <text:list xml:id="list2500689420" text:style-name="L25">
        <text:list-item>
          <text:p text:style-name="P562"><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63"/>
      <table:table table:name="Table2" table:style-name="Table2">
        <table:table-column table:style-name="Table2.A"/>
        <table:table-row table:style-name="Table2.1">
          <table:table-cell table:style-name="Table2.A1" office:value-type="string">
            <text:p text:style-name="P251">-- #143 Error DIS_CONTINGUT_MULT_UK creant bústies</text:p>
            <text:p text:style-name="P409">-- Elimina la restricció de la taula de continguts</text:p>
            <text:p text:style-name="P403"/>
            <text:p text:style-name="P26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02"/>
      <text:p text:style-name="P63"/>
      <text:p text:style-name="P22"><text:span text:style-name="T6">Propietats globals</text:span>: </text:p>
      <text:list xml:id="list1325362893" text:style-name="L26">
        <text:list-item>
          <text:p text:style-name="P529">Sense canvis</text:p>
        </text:list-item>
      </text:list>
      <text:p text:style-name="P256"/>
      <text:p text:style-name="P274">Canvis a les llibreries:</text:p>
      <text:list xml:id="list300048206" text:style-name="L27">
        <text:list-item>
          <text:p text:style-name="P563"><text:span text:style-name="T125">distribucio-backoffice-utils</text:span><text:span text:style-name="T11">: Nova llibreria amb utilitats pels </text:span><text:span text:style-name="T125">backoffices</text:span><text:span text:style-name="T11"> de DISTRIBUCIO</text:span></text:p>
          <text:list>
            <text:list-item>
              <text:p text:style-name="P564">Versió: 0.9.26</text:p>
            </text:list-item>
          </text:list>
        </text:list-item>
      </text:list>
      <text:p text:style-name="P275"/>
      <text:list xml:id="list103416286565059" text:continue-list="list103416197370381" text:style-name="Outline">
        <text:list-item>
          <text:list>
            <text:list-header>
              <text:h text:style-name="P458" text:outline-level="2" text:is-list-header="true"><text:bookmark-start text:name="__RefHeading___Toc85865_1909005118"/><text:soft-page-break/><text:span text:style-name="T122">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08">Data: 0<text:span text:style-name="T137">3</text:span>/06/2020</text:p>
      <text:p text:style-name="P208"/>
      <text:p text:style-name="P240">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23"/>
      <text:list xml:id="list103416653791053" text:continue-list="list103417108077275"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178"/>
      <text:p text:style-name="P64">Base de dades:<text:span text:style-name="T5"> </text:span></text:p>
      <text:list xml:id="list1925140602"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302"/>
      <table:table table:name="Table3" table:style-name="Table3">
        <table:table-column table:style-name="Table3.A"/>
        <table:table-row table:style-name="Table3.1">
          <table:table-cell table:style-name="Table3.A1" office:value-type="string">
            <text:p text:style-name="P252">-- #157 Distribucio es queda sense connexions a BBDD </text:p>
            <text:p text:style-name="P409">-- S'ha de millorar la consulta de registres. Es crea una columna nova per determinar si està pendent</text:p>
            <text:p text:style-name="P403"/>
            <text:p text:style-name="P409">-- Afegeix una columna de processament</text:p>
            <text:p text:style-name="P38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8">NULL</text:span><text:span text:style-name="T29">;</text:span></text:p>
            <text:p text:style-name="P409">-- Posa com a processades les que tinguin l'estat de processat</text:p>
            <text:p text:style-name="P387"><text:span text:style-name="T59">UPDATE</text:span><text:span text:style-name="T29"> DIS_REGISTRE </text:span><text:span text:style-name="T59">SET</text:span><text:span text:style-name="T29"> PENDENT = 0</text:span></text:p>
            <text:p text:style-name="P387"><text:span text:style-name="T59">WHERE</text:span><text:span text:style-name="T29"> PROCES_ESTAT </text:span><text:span text:style-name="T59">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409">-- Crea un índex per a la nova columna </text:p>
            <text:p text:style-name="P26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4"/>
            <text:p text:style-name="P252">-- #171 Modificar tamany de camps de la taula DIS_REGISTRE </text:p>
            <text:p text:style-name="P409">-- S'han d'igualar els camps EXPOSA, SOLICITA, MOTIU_REBUIG al regweb3</text:p>
            <text:p text:style-name="P409">-- i posar-los com a LOB.</text:p>
            <text:p text:style-name="P403"/>
            <text:p text:style-name="P409">-- Per canviar el tipus de la columna:</text:p>
            <text:p text:style-name="P403"/>
            <text:p text:style-name="P409">-- 1 Canvia el nom de la columna actual</text:p>
            <text:p text:style-name="P38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8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8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409">-- 2 Afegeix les noves columnes</text:p>
            <text:p text:style-name="P387"><text:span text:style-name="T59">ALTER</text:span><text:span text:style-name="T29"> </text:span><text:span text:style-name="T59">TABLE</text:span><text:span text:style-name="T29"> DIS_REGISTRE </text:span><text:span text:style-name="T59">ADD</text:span><text:span text:style-name="T29"> (EXPOSA CLOB);</text:span></text:p>
            <text:p text:style-name="P387"><text:span text:style-name="T59">ALTER</text:span><text:span text:style-name="T29"> </text:span><text:span text:style-name="T59">TABLE</text:span><text:span text:style-name="T29"> DIS_REGISTRE </text:span><text:span text:style-name="T59">ADD</text:span><text:span text:style-name="T29"> (SOLICITA CLOB);</text:span></text:p>
            <text:p text:style-name="P387"><text:span text:style-name="T59">ALTER</text:span><text:span text:style-name="T29"> </text:span><text:span text:style-name="T59">TABLE</text:span><text:span text:style-name="T29"> DIS_REGISTRE </text:span><text:span text:style-name="T59">ADD</text:span><text:span text:style-name="T29"> (MOTIU_REBUIG CLOB);</text:span></text:p>
            <text:p text:style-name="P409">-- 3 Copia les dades</text:p>
            <text:p text:style-name="P387"><text:span text:style-name="T59">UPDATE</text:span><text:span text:style-name="T29"> DIS_REGISTRE </text:span><text:span text:style-name="T59">SET</text:span><text:span text:style-name="T29"> EXPOSA=EXPOSA2;</text:span></text:p>
            <text:p text:style-name="P387"><text:span text:style-name="T59">UPDATE</text:span><text:span text:style-name="T29"> DIS_REGISTRE </text:span><text:span text:style-name="T59">SET</text:span><text:span text:style-name="T29"> SOLICITA=SOLICITA2;</text:span></text:p>
            <text:p text:style-name="P387"><text:soft-page-break/><text:span text:style-name="T59">UPDATE</text:span><text:span text:style-name="T29"> DIS_REGISTRE </text:span><text:span text:style-name="T59">SET</text:span><text:span text:style-name="T29"> MOTIU_REBUIG=MOTIU_REBUIG2;</text:span></text:p>
            <text:p text:style-name="P409">-- 4 Esborra les columnes antigues</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8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409">-- 5 Refà l'índex</text:p>
            <text:p text:style-name="P265"><text:span text:style-name="T59">ALTER</text:span><text:span text:style-name="T29"> </text:span><text:span text:style-name="T59">INDEX</text:span><text:span text:style-name="T29"> DIS_REGISTRE_PK REBUILD;</text:span></text:p>
          </table:table-cell>
        </table:table-row>
      </table:table>
      <text:p text:style-name="P203"/>
      <text:p text:style-name="P64"/>
      <text:p text:style-name="P23"><text:span text:style-name="T6">Propietats globals</text:span>: </text:p>
      <text:list xml:id="list3358792129" text:style-name="L29">
        <text:list-item>
          <text:p text:style-name="P530">Sense canvis</text:p>
        </text:list-item>
      </text:list>
      <text:p text:style-name="P257"/>
      <text:p text:style-name="P257"/>
      <text:list xml:id="list103417071715750" text:continue-list="list103416286565059" text:style-name="Outline">
        <text:list-item>
          <text:list>
            <text:list-header>
              <text:h text:style-name="P459" text:outline-level="2" text:is-list-header="true"><text:bookmark-start text:name="__RefHeading___Toc294707_93553639"/><text:span text:style-name="T122">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09">Data: <text:span text:style-name="T140">03</text:span>/0<text:span text:style-name="T139">7</text:span>/2020</text:p>
      <text:p text:style-name="P209"/>
      <text:p text:style-name="P241">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24"/>
      <text:list xml:id="list103416532776353" text:continue-list="list103416653791053" text:style-name="L22">
        <text:list-item>
          <text:p text:style-name="P548"><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548"><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179"/>
      <text:p text:style-name="P65">Base de dades:<text:span text:style-name="T5"> </text:span></text:p>
      <text:list xml:id="list2085000192" text:style-name="L30">
        <text:list-item>
          <text:p text:style-name="P599">distribucio_update_0.9.28.sql<text:span text:style-name="T143">:</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65"/>
      <text:p text:style-name="P24"><text:span text:style-name="T6">Propietats globals</text:span>: </text:p>
      <text:list xml:id="list2164320305" text:style-name="L31">
        <text:list-item>
          <text:p text:style-name="P531">Sense canvis</text:p>
        </text:list-item>
      </text:list>
      <text:p text:style-name="P258"/>
      <text:p text:style-name="P103">Altres: </text:p>
      <text:list xml:id="list103417140394634" text:continue-numbering="true" text:style-name="L31">
        <text:list-item>
          <text:p text:style-name="P617"><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76"/>
      <text:list xml:id="list103417149619639" text:continue-list="list103417071715750" text:style-name="Outline">
        <text:list-item>
          <text:list>
            <text:list-header>
              <text:h text:style-name="P460" text:outline-level="2" text:is-list-header="true"><text:bookmark-start text:name="__RefHeading___Toc136111_1193039826"/><text:span text:style-name="T122">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10">Data: <text:span text:style-name="T140">10</text:span>/0<text:span text:style-name="T139">7</text:span>/2020</text:p>
      <text:p text:style-name="P210"/>
      <text:p text:style-name="P242">Resum: Correcció de l'error en l'enviament via email.</text:p>
      <text:p text:style-name="P25"/>
      <text:list xml:id="list103416120268803" text:continue-list="list103416532776353" text:style-name="L22">
        <text:list-item>
          <text:p text:style-name="P550"><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180"/>
      <text:p text:style-name="P66">Base de dades:<text:span text:style-name="T5"> </text:span></text:p>
      <text:list xml:id="list3152529256" text:style-name="L32">
        <text:list-item>
          <text:p text:style-name="P600">S<text:span text:style-name="T145">ense canvis</text:span></text:p>
        </text:list-item>
      </text:list>
      <text:p text:style-name="P66"/>
      <text:p text:style-name="P25"><text:span text:style-name="T6">Propietats globals</text:span>: </text:p>
      <text:list xml:id="list2671775608" text:style-name="L33">
        <text:list-item>
          <text:p text:style-name="P532">Sense canvis</text:p>
        </text:list-item>
      </text:list>
      <text:list xml:id="list103416177191157" text:continue-list="list103417149619639" text:style-name="Outline">
        <text:list-item>
          <text:list>
            <text:list-header>
              <text:h text:style-name="P461" text:outline-level="2" text:is-list-header="true"><text:bookmark-start text:name="__RefHeading___Toc468536_3846289567"/><text:span text:style-name="T122">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11">Data: <text:span text:style-name="T140">16</text:span>/0<text:span text:style-name="T139">7</text:span>/2020</text:p>
      <text:p text:style-name="P211"/>
      <text:p text:style-name="P243">Resum: Correcció de l'error que fa que es mostri el justificant com un annex.</text:p>
      <text:p text:style-name="P26"/>
      <text:list xml:id="list103417630956465" text:continue-list="list103416120268803" text:style-name="L22">
        <text:list-item>
          <text:p text:style-name="P551"><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303"/>
      <text:p text:style-name="P181"/>
      <text:p text:style-name="P67">Base de dades:<text:span text:style-name="T5"> </text:span></text:p>
      <text:list xml:id="list4230533437" text:style-name="L34">
        <text:list-item>
          <text:p text:style-name="P601">S<text:span text:style-name="T145">ense canvis</text:span></text:p>
        </text:list-item>
      </text:list>
      <text:p text:style-name="P67"/>
      <text:p text:style-name="P26"><text:span text:style-name="T6">Propietats globals</text:span>: </text:p>
      <text:list xml:id="list2068481310" text:style-name="L35">
        <text:list-item>
          <text:p text:style-name="P533">Sense canvis</text:p>
        </text:list-item>
      </text:list>
      <text:p text:style-name="P259"/>
      <text:list xml:id="list103417807498236" text:continue-list="list103416177191157" text:style-name="Outline">
        <text:list-item>
          <text:list>
            <text:list-header>
              <text:h text:style-name="P462" text:outline-level="2" text:is-list-header="true"><text:bookmark-start text:name="__RefHeading___Toc86628_3242410572"/><text:span text:style-name="T122">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12">Data: <text:span text:style-name="T140">09</text:span>/0<text:span text:style-name="T139">9</text:span>/2020<text:span text:style-name="T147"> 15:00h</text:span></text:p>
      <text:p text:style-name="P212"/>
      <text:p text:style-name="P244">Resum: Millores de rendiment i del sistema de logs. Refactorització interna per millorar el codi. Millores en la localització d'anotacions per administradors. Correcció scripts BBDD per Postgres i altres errors.</text:p>
      <text:p text:style-name="P212"/>
      <text:p text:style-name="P304">Canvis i millores:</text:p>
      <text:list xml:id="list185185027" text:style-name="L36">
        <text:list-item>
          <text:p text:style-name="P635"><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1">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635"><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304">Errors:</text:p>
      <text:p text:style-name="P27"/>
      <text:list xml:id="list103417584465747" text:continue-list="list103417630956465" text:style-name="L22">
        <text:list-item>
          <text:p text:style-name="P552"><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1">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1"> </text:span>Errada al manual d'integració </text:p>
        </text:list-item>
        <text:list-item>
          <text:p text:style-name="P553"><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182"/>
      <text:p text:style-name="P68">Base de dades:<text:span text:style-name="T5"> </text:span></text:p>
      <text:list xml:id="list2497484706" text:style-name="L37">
        <text:list-header>
          <text:p text:style-name="P602"/>
        </text:list-header>
      </text:list>
      <text:list xml:id="list103417004110436" text:continue-list="list1925140602"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311"/>
      <table:table table:name="Table4" table:style-name="Table4">
        <table:table-column table:style-name="Table4.A"/>
        <table:table-row table:style-name="Table4.1">
          <table:table-cell table:style-name="Table4.A1" office:value-type="string">
            <text:p text:style-name="P253">-- #139 Eliminar camp unitatOrganicaCodi de la bústia </text:p>
            <text:p text:style-name="P403"/>
            <text:p text:style-name="P387"><text:span text:style-name="T59">ALTER</text:span><text:span text:style-name="T29"> </text:span><text:span text:style-name="T59">TABLE</text:span><text:span text:style-name="T29"> DIS_BUSTIA</text:span></text:p>
            <text:p text:style-name="P387"><text:span text:style-name="T59">DROP</text:span><text:span text:style-name="T29"> (</text:span></text:p>
            <text:p text:style-name="P419"><text:s text:c="4"/>UNITAT_CODI</text:p>
            <text:p text:style-name="P419">);</text:p>
            <text:p text:style-name="P403"/>
            <text:p text:style-name="P409">-- #141 Revisar el sistema de logs</text:p>
            <text:p text:style-name="P409">-- Creació d'una nova taula de paràmetres dels logs i traspàs de dades cap a la nova taula.</text:p>
            <text:p text:style-name="P419"><text:s/></text:p>
            <text:p text:style-name="P387"><text:span text:style-name="T59">CREATE</text:span><text:span text:style-name="T29"> </text:span><text:span text:style-name="T59">TABLE</text:span><text:span text:style-name="T29"> DIS_CONT_LOG_PARAM</text:span></text:p>
            <text:p text:style-name="P419">(</text:p>
            <text:p text:style-name="P387"><text:span text:style-name="T29"><text:s text:c="4"/>ID NUMBER(19) </text:span><text:span text:style-name="T59">NOT</text:span><text:span text:style-name="T29"> </text:span><text:span text:style-name="T118">NULL</text:span><text:span text:style-name="T29">,</text:span></text:p>
            <text:p text:style-name="P387"><text:span text:style-name="T29"><text:s text:c="4"/>CONT_LOG_ID NUMBER(19) </text:span><text:span text:style-name="T59">NOT</text:span><text:span text:style-name="T29"> </text:span><text:span text:style-name="T118">NULL</text:span><text:span text:style-name="T29">,</text:span></text:p>
            <text:p text:style-name="P387"><text:span text:style-name="T29"><text:s text:c="4"/>NUMERO NUMBER(19) </text:span><text:span text:style-name="T59">NOT</text:span><text:span text:style-name="T29"> </text:span><text:span text:style-name="T118">NULL</text:span><text:span text:style-name="T29">,</text:span></text:p>
            <text:p text:style-name="P387"><text:span text:style-name="T29"><text:s text:c="4"/>VALOR VARCHAR2(256) </text:span><text:span text:style-name="T59">NOT</text:span><text:span text:style-name="T29"> </text:span><text:span text:style-name="T118">NULL</text:span><text:span text:style-name="T29">,</text:span></text:p>
            <text:p text:style-name="P419"><text:s text:c="4"/>CREATEDBY_CODI VARCHAR2(64),</text:p>
            <text:p text:style-name="P387"><text:span text:style-name="T29"><text:s text:c="4"/>CREATEDDATE </text:span><text:span text:style-name="T59">TIMESTAMP</text:span><text:span text:style-name="T29">(6),</text:span></text:p>
            <text:p text:style-name="P419"><text:s text:c="4"/>LASTMODIFIEDBY_CODI VARCHAR2(64),</text:p>
            <text:p text:style-name="P387"><text:span text:style-name="T29"><text:s text:c="4"/>LASTMODIFIEDDATE </text:span><text:span text:style-name="T59">TIMESTAMP</text:span><text:span text:style-name="T29">(6)</text:span></text:p>
            <text:p text:style-name="P419">);</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19"><text:tab/><text:tab/><text:tab/><text:span text:style-name="T154">DIS_H</text:span>IBERNATE_SEQ.nextval,</text:p>
            <text:p text:style-name="P419"><text:tab/><text:tab/><text:tab/>l.id,</text:p>
            <text:p text:style-name="P387"><text:span text:style-name="T29"><text:tab/><text:tab/><text:tab/>1 </text:span><text:span text:style-name="T59">AS</text:span><text:span text:style-name="T29"> numero,</text:span></text:p>
            <text:p text:style-name="P387"><text:span text:style-name="T29"><text:tab/><text:tab/><text:tab/>l.PARAM1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8">NULL</text:span></text:p>
            <text:p text:style-name="P419">);</text:p>
            <text:p text:style-name="P403"/>
            <text:p text:style-name="P387"><text:span text:style-name="T59">insert</text:span><text:span text:style-name="T29"> </text:span><text:span text:style-name="T59">into</text:span><text:span text:style-name="T29"> DIS_CONT_LOG_PARAM (ID, CONT_LOG_ID, NUMERO, VALOR) </text:span></text:p>
            <text:p text:style-name="P419">(</text:p>
            <text:p text:style-name="P387"><text:span text:style-name="T29"><text:tab/></text:span><text:span text:style-name="T59">SELECT</text:span><text:span text:style-name="T29"> </text:span></text:p>
            <text:p text:style-name="P420"><text:tab/><text:tab/><text:tab/><text:span text:style-name="T154">DIS_H</text:span>IBERNATE_SEQ.nextval,</text:p>
            <text:p text:style-name="P419"><text:tab/><text:tab/><text:tab/>l.id,</text:p>
            <text:p text:style-name="P387"><text:span text:style-name="T29"><text:tab/><text:tab/><text:tab/>2 </text:span><text:span text:style-name="T59">AS</text:span><text:span text:style-name="T29"> numero,</text:span></text:p>
            <text:p text:style-name="P387"><text:span text:style-name="T29"><text:tab/><text:tab/><text:tab/>l.PARAM2 </text:span><text:span text:style-name="T59">AS</text:span><text:span text:style-name="T29"> valor</text:span></text:p>
            <text:p text:style-name="P387"><text:span text:style-name="T29"><text:tab/></text:span><text:span text:style-name="T59">FROM</text:span><text:span text:style-name="T29"> DIS_CONT_LOG l</text:span></text:p>
            <text:p text:style-name="P38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8">NULL</text:span></text:p>
            <text:p text:style-name="P135">);</text:p>
          </table:table-cell>
        </table:table-row>
      </table:table>
      <text:p text:style-name="P69"/>
      <text:p text:style-name="P68"/>
      <text:p text:style-name="P27"><text:span text:style-name="T6">Propietats globals</text:span>: </text:p>
      <text:list xml:id="list2879361625" text:style-name="L38">
        <text:list-item>
          <text:p text:style-name="P534">Sense canvis</text:p>
        </text:list-item>
      </text:list>
      <text:p text:style-name="P260"/>
      <text:p text:style-name="P104"><text:soft-page-break/>Altres: </text:p>
      <text:list xml:id="list103417161539871" text:continue-list="list103417140394634" text:style-name="L31">
        <text:list-item>
          <text:p text:style-name="P618"><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77"/>
      <text:p text:style-name="P277"/>
      <text:list xml:id="list103417110738593" text:continue-list="list103417807498236" text:style-name="Outline">
        <text:list-item>
          <text:list>
            <text:list-header>
              <text:h text:style-name="P463" text:outline-level="2" text:is-list-header="true"><text:bookmark-start text:name="__RefHeading___Toc90703_2906097068"/><text:span text:style-name="T122">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13">Data: <text:span text:style-name="T140">10</text:span>/0<text:span text:style-name="T155">7</text:span>/2020<text:span text:style-name="T147"> 15:00h</text:span></text:p>
      <text:p text:style-name="P213"/>
      <text:p text:style-name="P245">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13"/>
      <text:p text:style-name="P305">Canvis i millores:</text:p>
      <text:list xml:id="list103417262157446" text:continue-list="list185185027"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05">Errors:</text:p>
      <text:p text:style-name="P28"/>
      <text:list xml:id="list2719180942"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6">r</text:span>nings de Maven</text:p>
        </text:list-item>
        <text:list-item>
          <text:p text:style-name="P556"><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183"/>
      <text:p text:style-name="P70">Base de dades:<text:span text:style-name="T5"> </text:span></text:p>
      <text:list xml:id="list3337463530" text:style-name="L40">
        <text:list-item>
          <text:p text:style-name="P603">Script per afegir nou camp per guardar noves metadades de digitalització en format JSON i per modificar el tipus de tots dels VARCHAR2 que s'han creat amb tipus per defecte BYTE.</text:p>
        </text:list-item>
      </text:list>
      <text:list xml:id="list3379875116"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312"/>
      <table:table table:name="Tabela1" table:style-name="Tabela1">
        <table:table-column table:style-name="Tabela1.A"/>
        <table:table-row table:style-name="Tabela1.1">
          <table:table-cell table:style-name="Tabela1.A1" office:value-type="string">
            <text:p text:style-name="P254">-- #155: Actualitzar interficie d'integració amb registre per tractar metadades de digitalització </text:p>
            <text:p text:style-name="P403"/>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419"><text:s text:c="4"/>META_DADES VARCHAR2(4000)</text:p>
            <text:p text:style-name="P419">);</text:p>
            <text:p text:style-name="P403"/>
            <text:p text:style-name="P409">-- #228: Error en altes d'anotacions amb observacions de més de 50 caràcters</text:p>
            <text:p text:style-name="P403"/>
            <text:p text:style-name="P387"><text:span text:style-name="T59">ALTER</text:span><text:span text:style-name="T29"> </text:span><text:span text:style-name="T59">TABLE</text:span><text:span text:style-name="T29"> DIS_ALERTA MODIFY </text:span></text:p>
            <text:p text:style-name="P419">(</text:p>
            <text:p text:style-name="P387"><text:span text:style-name="T29"><text:s text:c="2"/>TEXT <text:s text:c="16"/><text:tab/>VARCHAR2(256 </text:span><text:span text:style-name="T59">CHAR</text:span><text:span text:style-name="T29">),</text:span></text:p>
            <text:p text:style-name="P387"><text:span text:style-name="T29"><text:s text:c="2"/>ERROR <text:s text:c="15"/><text:tab/>VARCHAR2(2048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SUARI MODIFY</text:span></text:p>
            <text:p text:style-name="P419">(</text:p>
            <text:p text:style-name="P387"><text:span text:style-name="T29"><text:s text:c="2"/>CODI <text:s text:c="9"/><text:tab/><text:tab/>VARCHAR2(64 </text:span><text:span text:style-name="T59">CHAR</text:span><text:span text:style-name="T29">),</text:span></text:p>
            <text:p text:style-name="P387"><text:span text:style-name="T29"><text:s text:c="2"/>NIF <text:s text:c="10"/><text:tab/><text:tab/>VARCHAR2(9 </text:span><text:span text:style-name="T59">CHAR</text:span><text:span text:style-name="T29">),</text:span></text:p>
            <text:p text:style-name="P387"><text:span text:style-name="T29"><text:s text:c="2"/>NOM <text:s text:c="10"/><text:tab/><text:tab/>VARCHAR2(200 </text:span><text:span text:style-name="T59">CHAR</text:span><text:span text:style-name="T29">),</text:span></text:p>
            <text:p text:style-name="P387"><text:span text:style-name="T29"><text:s text:c="2"/>EMAIL <text:s text:c="8"/><text:tab/><text:tab/>VARCHAR2(200 </text:span><text:span text:style-name="T59">CHAR</text:span><text:span text:style-name="T29">),</text:span></text:p>
            <text:p text:style-name="P387"><text:span text:style-name="T29"><text:s text:c="2"/>IDIOMA<text:tab/><text:tab/><text:tab/><text:tab/>VARCHAR2(2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ENTITAT MODIFY</text:span></text:p>
            <text:p text:style-name="P419">(</text:p>
            <text:p text:style-name="P387"><text:span text:style-name="T29"><text:s text:c="2"/>CODI <text:s text:c="16"/>VARCHAR2(6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CIF <text:s text:c="17"/>VARCHAR2(9 </text:span><text:span text:style-name="T59">CHAR</text:span><text:span text:style-name="T29">),</text:span></text:p>
            <text:p text:style-name="P387"><text:span text:style-name="T29"><text:s text:c="2"/>CODI_DIR3 <text:s text:c="11"/>VARCHAR2(9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INGUT MODIFY</text:span></text:p>
            <text:p text:style-name="P419">(</text:p>
            <text:p text:style-name="P387"><text:span text:style-name="T29"><text:s text:c="2"/>NOM <text:s text:c="17"/>VARCHAR2(1024 </text:span><text:span text:style-name="T59">CHAR</text:span><text:span text:style-name="T29">),</text:span></text:p>
            <text:p text:style-name="P387"><text:span text:style-name="T29"><text:s text:c="2"/>TIPUS <text:s text:c="15"/>VARCHAR2(8 </text:span><text:span text:style-name="T59">CHAR</text:span><text:span text:style-name="T29">),</text:span></text:p>
            <text:p text:style-name="P387"><text:span text:style-name="T29"><text:s text:c="2"/>ARXIU_UUID <text:s text:c="10"/>VARCHAR2(3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MOV MODIFY</text:span></text:p>
            <text:p text:style-name="P419">(</text:p>
            <text:p text:style-name="P387"><text:span text:style-name="T29"><text:s text:c="2"/>REMITENT_CODI <text:s text:c="7"/>VARCHAR2(64 </text:span><text:span text:style-name="T59">CHAR</text:span><text:span text:style-name="T29">),</text:span></text:p>
            <text:p text:style-name="P387"><text:span text:style-name="T29"><text:s text:c="2"/>COMENTARI <text:s text:c="11"/>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403"/>
            <text:p text:style-name="P387"><text:soft-page-break/><text:span text:style-name="T59">ALTER</text:span><text:span text:style-name="T29"> </text:span><text:span text:style-name="T59">TABLE</text:span><text:span text:style-name="T29"> DIS_CONT_MOV_EMAIL MODIFY </text:span></text:p>
            <text:p text:style-name="P419">(</text:p>
            <text:p text:style-name="P387"><text:span text:style-name="T29"><text:s text:c="2"/>DESTINATARI_CODI<text:tab/><text:tab/>VARCHAR2(64 </text:span><text:span text:style-name="T59">CHAR</text:span><text:span text:style-name="T29">),</text:span></text:p>
            <text:p text:style-name="P387"><text:span text:style-name="T29"><text:s text:c="2"/>DESTINATARI_EMAIL<text:tab/><text:tab/>VARCHAR2(256 </text:span><text:span text:style-name="T59">CHAR</text:span><text:span text:style-name="T29">),</text:span></text:p>
            <text:p text:style-name="P387"><text:span text:style-name="T29"><text:s text:c="2"/>UNITAT_ORGANITZATIVA <text:tab/>VARCHAR2(256 </text:span><text:span text:style-name="T59">CHAR</text:span><text:span text:style-name="T29">),</text:span></text:p>
            <text:p text:style-name="P387"><text:span text:style-name="T29"><text:s text:c="2"/>CREATEDBY_CODI <text:s text:c="6"/><text:tab/>VARCHAR2(64 </text:span><text:span text:style-name="T59">CHAR</text:span><text:span text:style-name="T29">),</text:span></text:p>
            <text:p text:style-name="P387"><text:span text:style-name="T29"><text:s text:c="2"/>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 MODIFY</text:span></text:p>
            <text:p text:style-name="P419">(</text:p>
            <text:p text:style-name="P387"><text:span text:style-name="T29"><text:s text:c="2"/>TIPUS <text:s text:c="15"/>VARCHAR2(30 </text:span><text:span text:style-name="T59">CHAR</text:span><text:span text:style-name="T29">),</text:span></text:p>
            <text:p text:style-name="P387"><text:span text:style-name="T29"><text:s text:c="2"/>OBJECTE_ID <text:s text:c="10"/>VARCHAR2(256 </text:span><text:span text:style-name="T59">CHAR</text:span><text:span text:style-name="T29">),</text:span></text:p>
            <text:p text:style-name="P387"><text:span text:style-name="T29"><text:s text:c="2"/>OBJECTE_LOG_TIPUS <text:s text:c="3"/>VARCHAR2(30 </text:span><text:span text:style-name="T59">CHAR</text:span><text:span text:style-name="T29">),</text:span></text:p>
            <text:p text:style-name="P387"><text:span text:style-name="T29"><text:s text:c="2"/>OBJECTE_TIPUS <text:s text:c="7"/>VARCHAR2(12 </text:span><text:span text:style-name="T59">CHAR</text:span><text:span text:style-name="T29">),</text:span></text:p>
            <text:p text:style-name="P387"><text:span text:style-name="T29"><text:s text:c="2"/>PARAM1 <text:s text:c="14"/>VARCHAR2(256 </text:span><text:span text:style-name="T59">CHAR</text:span><text:span text:style-name="T29">),</text:span></text:p>
            <text:p text:style-name="P387"><text:span text:style-name="T29"><text:s text:c="2"/>PARAM2 <text:s text:c="14"/>VARCHAR2(256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 MODIFY</text:span></text:p>
            <text:p text:style-name="P419">(</text:p>
            <text:p text:style-name="P387"><text:span text:style-name="T29"><text:s text:c="2"/>TIPUS <text:s text:c="17"/>VARCHAR2(1 </text:span><text:span text:style-name="T59">CHAR</text:span><text:span text:style-name="T29">),</text:span></text:p>
            <text:p text:style-name="P387"><text:span text:style-name="T29"><text:s text:c="2"/>UNITAT_ADM <text:s text:c="12"/>VARCHAR2(21 </text:span><text:span text:style-name="T59">CHAR</text:span><text:span text:style-name="T29">),</text:span></text:p>
            <text:p text:style-name="P387"><text:span text:style-name="T29"><text:s text:c="2"/>UNITAT_ADM_DESC <text:s text:c="7"/>VARCHAR2(100 </text:span><text:span text:style-name="T59">CHAR</text:span><text:span text:style-name="T29">),</text:span></text:p>
            <text:p text:style-name="P387"><text:span text:style-name="T29"><text:s text:c="2"/>NUMERO <text:s text:c="16"/>VARCHAR2(255 </text:span><text:span text:style-name="T59">CHAR</text:span><text:span text:style-name="T29">),</text:span></text:p>
            <text:p text:style-name="P387"><text:span text:style-name="T29"><text:s text:c="2"/>IDENTIFICADOR <text:s text:c="9"/>VARCHAR2(100 </text:span><text:span text:style-name="T59">CHAR</text:span><text:span text:style-name="T29">),</text:span></text:p>
            <text:p text:style-name="P387"><text:span text:style-name="T29"><text:s text:c="2"/>ENTITAT_CODI <text:s text:c="10"/>VARCHAR2(255 </text:span><text:span text:style-name="T59">CHAR</text:span><text:span text:style-name="T29">),</text:span></text:p>
            <text:p text:style-name="P387"><text:span text:style-name="T29"><text:s text:c="2"/>ENTITAT_DESC <text:s text:c="10"/>VARCHAR2(255 </text:span><text:span text:style-name="T59">CHAR</text:span><text:span text:style-name="T29">),</text:span></text:p>
            <text:p text:style-name="P387"><text:span text:style-name="T29"><text:s text:c="2"/>OFICINA_CODI <text:s text:c="10"/>VARCHAR2(21 </text:span><text:span text:style-name="T59">CHAR</text:span><text:span text:style-name="T29">),</text:span></text:p>
            <text:p text:style-name="P387"><text:span text:style-name="T29"><text:s text:c="2"/>OFICINA_DESC <text:s text:c="10"/>VARCHAR2(300 </text:span><text:span text:style-name="T59">CHAR</text:span><text:span text:style-name="T29">),</text:span></text:p>
            <text:p text:style-name="P387"><text:span text:style-name="T29"><text:s text:c="2"/>LLIBRE_CODI <text:s text:c="11"/>VARCHAR2(4 </text:span><text:span text:style-name="T59">CHAR</text:span><text:span text:style-name="T29">),</text:span></text:p>
            <text:p text:style-name="P387"><text:span text:style-name="T29"><text:s text:c="2"/>LLIBRE_DESC <text:s text:c="11"/>VARCHAR2(255 </text:span><text:span text:style-name="T59">CHAR</text:span><text:span text:style-name="T29">),</text:span></text:p>
            <text:p text:style-name="P387"><text:span text:style-name="T29"><text:s text:c="2"/>EXTRACTE <text:s text:c="14"/>VARCHAR2(240 </text:span><text:span text:style-name="T59">CHAR</text:span><text:span text:style-name="T29">),</text:span></text:p>
            <text:p text:style-name="P387"><text:span text:style-name="T29"><text:s text:c="2"/>ASSUMPTE_TIPUS_CODI <text:s text:c="3"/>VARCHAR2(16 </text:span><text:span text:style-name="T59">CHAR</text:span><text:span text:style-name="T29">),</text:span></text:p>
            <text:p text:style-name="P387"><text:span text:style-name="T29"><text:s text:c="2"/>ASSUMPTE_TIPUS_DESC <text:s text:c="3"/>VARCHAR2(100 </text:span><text:span text:style-name="T59">CHAR</text:span><text:span text:style-name="T29">),</text:span></text:p>
            <text:p text:style-name="P387"><text:span text:style-name="T29"><text:s text:c="2"/>ASSUMPTE_CODI <text:s text:c="9"/>VARCHAR2(16 </text:span><text:span text:style-name="T59">CHAR</text:span><text:span text:style-name="T29">),</text:span></text:p>
            <text:p text:style-name="P387"><text:span text:style-name="T29"><text:s text:c="2"/>ASSUMPTE_DESC <text:s text:c="9"/>VARCHAR2(255 </text:span><text:span text:style-name="T59">CHAR</text:span><text:span text:style-name="T29">),</text:span></text:p>
            <text:p text:style-name="P387"><text:span text:style-name="T29"><text:s text:c="2"/>PROCEDIMENT_CODI <text:s text:c="6"/>VARCHAR2(64 </text:span><text:span text:style-name="T59">CHAR</text:span><text:span text:style-name="T29">),</text:span></text:p>
            <text:p text:style-name="P387"><text:span text:style-name="T29"><text:s text:c="2"/>REFERENCIA <text:s text:c="12"/>VARCHAR2(16 </text:span><text:span text:style-name="T59">CHAR</text:span><text:span text:style-name="T29">),</text:span></text:p>
            <text:p text:style-name="P387"><text:span text:style-name="T29"><text:s text:c="2"/>EXPEDIENT_NUM <text:s text:c="9"/>VARCHAR2(80 </text:span><text:span text:style-name="T59">CHAR</text:span><text:span text:style-name="T29">),</text:span></text:p>
            <text:p text:style-name="P387"><text:span text:style-name="T29"><text:s text:c="2"/>NUM_ORIG <text:tab/><text:tab/><text:tab/> <text:s text:c="4"/>VARCHAR2(80 </text:span><text:span text:style-name="T59">CHAR</text:span><text:span text:style-name="T29">),</text:span></text:p>
            <text:p text:style-name="P387"><text:span text:style-name="T29"><text:s text:c="2"/>IDIOMA_CODI <text:s text:c="11"/>VARCHAR2(19 </text:span><text:span text:style-name="T59">CHAR</text:span><text:span text:style-name="T29">),</text:span></text:p>
            <text:p text:style-name="P387"><text:span text:style-name="T29"><text:s text:c="2"/>IDIOMA_DESC <text:s text:c="11"/>VARCHAR2(100 </text:span><text:span text:style-name="T59">CHAR</text:span><text:span text:style-name="T29">),</text:span></text:p>
            <text:p text:style-name="P387"><text:span text:style-name="T29"><text:s text:c="2"/>TRANSPORT_TIPUS_CODI <text:s text:c="2"/>VARCHAR2(20 </text:span><text:span text:style-name="T59">CHAR</text:span><text:span text:style-name="T29">),</text:span></text:p>
            <text:p text:style-name="P387"><text:span text:style-name="T29"><text:s text:c="2"/>TRANSPORT_TIPUS_DESC <text:s text:c="2"/>VARCHAR2(100 </text:span><text:span text:style-name="T59">CHAR</text:span><text:span text:style-name="T29">),</text:span></text:p>
            <text:p text:style-name="P387"><text:span text:style-name="T29"><text:s text:c="2"/>TRANSPORT_NUM <text:s text:c="9"/>VARCHAR2(20 </text:span><text:span text:style-name="T59">CHAR</text:span><text:span text:style-name="T29">),</text:span></text:p>
            <text:p text:style-name="P387"><text:span text:style-name="T29"><text:s text:c="2"/>USUARI_CODI <text:s text:c="11"/>VARCHAR2(20 </text:span><text:span text:style-name="T59">CHAR</text:span><text:span text:style-name="T29">),</text:span></text:p>
            <text:p text:style-name="P387"><text:span text:style-name="T29"><text:s text:c="2"/>USUARI_NOM <text:s text:c="12"/>VARCHAR2(767 </text:span><text:span text:style-name="T59">CHAR</text:span><text:span text:style-name="T29">),</text:span></text:p>
            <text:p text:style-name="P387"><text:span text:style-name="T29"><text:s text:c="2"/>USUARI_CONTACTE <text:s text:c="7"/>VARCHAR2(255 </text:span><text:span text:style-name="T59">CHAR</text:span><text:span text:style-name="T29">),</text:span></text:p>
            <text:p text:style-name="P387"><text:span text:style-name="T29"><text:s text:c="2"/>APLICACIO_CODI <text:s text:c="8"/>VARCHAR2(255 </text:span><text:span text:style-name="T59">CHAR</text:span><text:span text:style-name="T29">),</text:span></text:p>
            <text:p text:style-name="P387"><text:span text:style-name="T29"><text:s text:c="2"/>APLICACIO_VERSIO <text:s text:c="6"/>VARCHAR2(255 </text:span><text:span text:style-name="T59">CHAR</text:span><text:span text:style-name="T29">),</text:span></text:p>
            <text:p text:style-name="P387"><text:span text:style-name="T29"><text:s text:c="2"/>DOCFIS_CODI <text:s text:c="11"/>VARCHAR2(19 </text:span><text:span text:style-name="T59">CHAR</text:span><text:span text:style-name="T29">),</text:span></text:p>
            <text:p text:style-name="P387"><text:span text:style-name="T29"><text:s text:c="2"/>DOCFIS_DESC <text:s text:c="11"/>VARCHAR2(100 </text:span><text:span text:style-name="T59">CHAR</text:span><text:span text:style-name="T29">),</text:span></text:p>
            <text:p text:style-name="P387"><text:span text:style-name="T29"><text:s text:c="2"/>OBSERVACIONS <text:s text:c="10"/>VARCHAR2(50 </text:span><text:span text:style-name="T59">CHAR</text:span><text:span text:style-name="T29">),</text:span></text:p>
            <text:p text:style-name="P387"><text:soft-page-break/><text:span text:style-name="T29"><text:s text:c="2"/>PROCES_ESTAT <text:s text:c="10"/>VARCHAR2(64 </text:span><text:span text:style-name="T59">CHAR</text:span><text:span text:style-name="T29">),</text:span></text:p>
            <text:p text:style-name="P387"><text:span text:style-name="T29"><text:s text:c="2"/>PROCES_ERROR <text:s text:c="10"/>VARCHAR2(1024 </text:span><text:span text:style-name="T59">CHAR</text:span><text:span text:style-name="T29">),</text:span></text:p>
            <text:p text:style-name="P387"><text:span text:style-name="T29"><text:s text:c="2"/>CREATEDBY_CODI <text:s text:c="8"/>VARCHAR2(256 </text:span><text:span text:style-name="T59">CHAR</text:span><text:span text:style-name="T29">),</text:span></text:p>
            <text:p text:style-name="P387"><text:span text:style-name="T29"><text:s text:c="2"/>LASTMODIFIEDBY_CODI <text:s text:c="3"/>VARCHAR2(256 </text:span><text:span text:style-name="T59">CHAR</text:span><text:span text:style-name="T29">),</text:span></text:p>
            <text:p text:style-name="P387"><text:span text:style-name="T29"><text:s text:c="2"/>PROCES_ESTAT_SISTRA <text:s text:c="3"/>VARCHAR2(16 </text:span><text:span text:style-name="T59">CHAR</text:span><text:span text:style-name="T29">),</text:span></text:p>
            <text:p text:style-name="P387"><text:span text:style-name="T29"><text:s text:c="2"/>SISTRA_ID_TRAM <text:tab/> <text:s text:c="4"/>VARCHAR2(20 </text:span><text:span text:style-name="T59">CHAR</text:span><text:span text:style-name="T29">),</text:span></text:p>
            <text:p text:style-name="P387"><text:span text:style-name="T29"><text:s text:c="2"/>SISTRA_ID_PROC <text:tab/> <text:s text:c="4"/>VARCHAR2(100 </text:span><text:span text:style-name="T59">CHAR</text:span><text:span text:style-name="T29">),</text:span></text:p>
            <text:p text:style-name="P387"><text:span text:style-name="T29"><text:s text:c="2"/>OFICINA_ORIG_CODI <text:s text:c="5"/>VARCHAR2(21 </text:span><text:span text:style-name="T59">CHAR</text:span><text:span text:style-name="T29">),</text:span></text:p>
            <text:p text:style-name="P387"><text:span text:style-name="T29"><text:s text:c="2"/>OFICINA_ORIG_DESC <text:s text:c="5"/>VARCHAR2(100 </text:span><text:span text:style-name="T59">CHAR</text:span><text:span text:style-name="T29">),</text:span></text:p>
            <text:p text:style-name="P387"><text:span text:style-name="T29"><text:s text:c="2"/>JUSTIFICANT_ARXIU_UUID VARCHAR2(256 </text:span><text:span text:style-name="T59">CHAR</text:span><text:span text:style-name="T29">),</text:span></text:p>
            <text:p text:style-name="P387"><text:span text:style-name="T29"><text:s text:c="2"/>EXPEDIENT_ARXIU_UUID <text:s text:c="2"/>VARCHAR2(100 </text:span><text:span text:style-name="T59">CHAR</text:span><text:span text:style-name="T29">),</text:span></text:p>
            <text:p text:style-name="P387"><text:span text:style-name="T29"><text:s text:c="2"/>BACK_OBSERVACIONS <text:tab/>VARCHAR2(4000 </text:span><text:span text:style-name="T59">CHAR</text:span><text:span text:style-name="T29">),</text:span></text:p>
            <text:p text:style-name="P387"><text:span text:style-name="T29"><text:s text:c="2"/>BACK_CODI <text:tab/><text:tab/><text:tab/>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 MODIFY</text:span></text:p>
            <text:p text:style-name="P419">(</text:p>
            <text:p text:style-name="P387"><text:span text:style-name="T29"><text:s text:c="2"/>TITOL <text:s text:c="15"/>VARCHAR2(20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FITXER_MIME <text:s text:c="9"/>VARCHAR2(100 </text:span><text:span text:style-name="T59">CHAR</text:span><text:span text:style-name="T29">),</text:span></text:p>
            <text:p text:style-name="P387"><text:span text:style-name="T29"><text:s text:c="2"/>FITXER_ARXIU_UUID <text:s text:c="3"/>VARCHAR2(256 </text:span><text:span text:style-name="T59">CHAR</text:span><text:span text:style-name="T29">),</text:span></text:p>
            <text:p text:style-name="P387"><text:span text:style-name="T29"><text:s text:c="2"/>LOCALITZACIO <text:s text:c="8"/>VARCHAR2(80 </text:span><text:span text:style-name="T59">CHAR</text:span><text:span text:style-name="T29">),</text:span></text:p>
            <text:p text:style-name="P387"><text:span text:style-name="T29"><text:s text:c="2"/>ORIGEN_CIUADM <text:s text:c="7"/>VARCHAR2(1 </text:span><text:span text:style-name="T59">CHAR</text:span><text:span text:style-name="T29">),</text:span></text:p>
            <text:p text:style-name="P387"><text:span text:style-name="T29"><text:s text:c="2"/>NTI_TIPUS_DOC <text:s text:c="7"/>VARCHAR2(4 </text:span><text:span text:style-name="T59">CHAR</text:span><text:span text:style-name="T29">),</text:span></text:p>
            <text:p text:style-name="P387"><text:span text:style-name="T29"><text:s text:c="2"/>SICRES_TIPUS_DOC <text:s text:c="4"/>VARCHAR2(2 </text:span><text:span text:style-name="T59">CHAR</text:span><text:span text:style-name="T29">),</text:span></text:p>
            <text:p text:style-name="P387"><text:span text:style-name="T29"><text:s text:c="2"/>NTI_ELABORACIO_ESTAT VARCHAR2(4 </text:span><text:span text:style-name="T59">CHAR</text:span><text:span text:style-name="T29">),</text:span></text:p>
            <text:p text:style-name="P387"><text:span text:style-name="T29"><text:s text:c="2"/>OBSERVACIONS <text:s text:c="8"/>VARCHAR2(50 </text:span><text:span text:style-name="T59">CHAR</text:span><text:span text:style-name="T29">),</text:span></text:p>
            <text:p text:style-name="P387"><text:span text:style-name="T29"><text:s text:c="2"/>FIRMA_FITXER_NOM <text:s text:c="4"/>VARCHAR2(80 </text:span><text:span text:style-name="T59">CHAR</text:span><text:span text:style-name="T29">),</text:span></text:p>
            <text:p text:style-name="P387"><text:span text:style-name="T29"><text:s text:c="2"/>FIRMA_FITXER_MIME <text:s text:c="3"/>VARCHAR2(30 </text:span><text:span text:style-name="T59">CHAR</text:span><text:span text:style-name="T29">),</text:span></text:p>
            <text:p text:style-name="P387"><text:span text:style-name="T29"><text:s text:c="2"/>FIRMA_FITXER_ARXIU_UUID <text:s/>VARCHAR2(100 </text:span><text:span text:style-name="T59">CHAR</text:span><text:span text:style-name="T29">),</text:span></text:p>
            <text:p text:style-name="P387"><text:span text:style-name="T29"><text:s text:c="2"/>FIRMA_CSV <text:s text:c="11"/>VARCHAR2(256 </text:span><text:span text:style-name="T59">CHAR</text:span><text:span text:style-name="T29">),</text:span></text:p>
            <text:p text:style-name="P387"><text:span text:style-name="T29"><text:s text:c="2"/></text:span><text:span text:style-name="T59">TIMESTAMP</text:span><text:span text:style-name="T29"> <text:s text:c="11"/>VARCHAR2(100 </text:span><text:span text:style-name="T59">CHAR</text:span><text:span text:style-name="T29">),</text:span></text:p>
            <text:p text:style-name="P387"><text:span text:style-name="T29"><text:s text:c="2"/>VALIDACIO_OCSP <text:s text:c="6"/>VARCHAR2(10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DOC_ID <text:tab/> <text:s text:c="2"/>VARCHAR2(50 </text:span><text:span text:style-name="T59">CHAR</text:span><text:span text:style-name="T29">),</text:span></text:p>
            <text:p text:style-name="P387"><text:span text:style-name="T29"><text:s text:c="2"/>META_DADES <text:tab/><text:tab/> <text:s text:c="2"/>VARCHAR2(40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ANNEX_FIRMA MODIFY</text:span></text:p>
            <text:p text:style-name="P419">(</text:p>
            <text:p text:style-name="P387"><text:span text:style-name="T29"><text:s text:c="2"/>TIPUS<text:tab/><text:tab/> <text:s text:c="10"/>VARCHAR2(30 </text:span><text:span text:style-name="T59">CHAR</text:span><text:span text:style-name="T29">),</text:span></text:p>
            <text:p text:style-name="P387"><text:span text:style-name="T29"><text:s text:c="2"/>PERFIL <text:s text:c="3"/><text:tab/> <text:s text:c="6"/>VARCHAR2(30 </text:span><text:span text:style-name="T59">CHAR</text:span><text:span text:style-name="T29">),</text:span></text:p>
            <text:p text:style-name="P387"><text:span text:style-name="T29"><text:s text:c="2"/>FITXER_NOM <text:s text:c="10"/>VARCHAR2(256 </text:span><text:span text:style-name="T59">CHAR</text:span><text:span text:style-name="T29">),</text:span></text:p>
            <text:p text:style-name="P387"><text:span text:style-name="T29"><text:s text:c="2"/>TIPUS_MIME <text:s text:c="10"/>VARCHAR2(30 </text:span><text:span text:style-name="T59">CHAR</text:span><text:span text:style-name="T29">),</text:span></text:p>
            <text:p text:style-name="P387"><text:span text:style-name="T29"><text:s text:c="2"/>CSV_REGULACIO<text:tab/><text:tab/> <text:s text:c="2"/>VARCHAR2(640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GESDOC_FIR_ID <text:tab/> <text:s text:c="2"/>VARCHAR2(5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FIRMA_DETALL MODIFY</text:span></text:p>
            <text:p text:style-name="P419">(</text:p>
            <text:p text:style-name="P387"><text:span text:style-name="T29"><text:s text:c="4"/>RESPONSABLE_NIF VARCHAR2(30 </text:span><text:span text:style-name="T59">CHAR</text:span><text:span text:style-name="T29">),</text:span></text:p>
            <text:p text:style-name="P387"><text:span text:style-name="T29"><text:s text:c="4"/>RESPONSABLE_NOM VARCHAR2(256 </text:span><text:span text:style-name="T59">CHAR</text:span><text:span text:style-name="T29">),</text:span></text:p>
            <text:p text:style-name="P387"><text:span text:style-name="T29"><text:s text:c="4"/>EMISSOR_CERTIFICAT VARCHAR2(2000 </text:span><text:span text:style-name="T59">CHAR</text:span><text:span text:style-name="T29">),</text:span></text:p>
            <text:p text:style-name="P387"><text:soft-page-break/><text:span text:style-name="T29"><text:s text:c="4"/>CREATEDBY_CODI <text:s text:c="6"/><text:tab/>VARCHAR2(64 </text:span><text:span text:style-name="T59">CHAR</text:span><text:span text:style-name="T29">),</text:span></text:p>
            <text:p text:style-name="P387"><text:span text:style-name="T29"><text:s text:c="4"/>LASTMODIFIEDBY_CODI <text:s/><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ISTRE_INTER MODIFY</text:span></text:p>
            <text:p text:style-name="P419">(</text:p>
            <text:p text:style-name="P387"><text:span text:style-name="T29"><text:s text:c="2"/>ADRESA <text:s text:c="14"/>VARCHAR2(640 </text:span><text:span text:style-name="T59">CHAR</text:span><text:span text:style-name="T29">),</text:span></text:p>
            <text:p text:style-name="P387"><text:span text:style-name="T29"><text:s text:c="2"/>CANAL_PREF <text:s text:c="10"/>VARCHAR2(8 </text:span><text:span text:style-name="T59">CHAR</text:span><text:span text:style-name="T29">),</text:span></text:p>
            <text:p text:style-name="P387"><text:span text:style-name="T29"><text:s text:c="2"/>CODI_POSTAL <text:s text:c="9"/>VARCHAR2(20 </text:span><text:span text:style-name="T59">CHAR</text:span><text:span text:style-name="T29">),</text:span></text:p>
            <text:p text:style-name="P387"><text:span text:style-name="T29"><text:s text:c="2"/>DOC_NUM <text:s text:c="13"/>VARCHAR2(68 </text:span><text:span text:style-name="T59">CHAR</text:span><text:span text:style-name="T29">),</text:span></text:p>
            <text:p text:style-name="P387"><text:span text:style-name="T29"><text:s text:c="2"/>DOC_TIPUS <text:s text:c="11"/>VARCHAR2(4 </text:span><text:span text:style-name="T59">CHAR</text:span><text:span text:style-name="T29">),</text:span></text:p>
            <text:p text:style-name="P387"><text:span text:style-name="T29"><text:s text:c="2"/>EMAIL <text:s text:c="15"/>VARCHAR2(640 </text:span><text:span text:style-name="T59">CHAR</text:span><text:span text:style-name="T29">),</text:span></text:p>
            <text:p text:style-name="P387"><text:span text:style-name="T29"><text:s text:c="2"/>EMAIL_HAB <text:s text:c="11"/>VARCHAR2(640 </text:span><text:span text:style-name="T59">CHAR</text:span><text:span text:style-name="T29">),</text:span></text:p>
            <text:p text:style-name="P387"><text:span text:style-name="T29"><text:s text:c="2"/>LLINATGE1 <text:s text:c="11"/>VARCHAR2(255 </text:span><text:span text:style-name="T59">CHAR</text:span><text:span text:style-name="T29">),</text:span></text:p>
            <text:p text:style-name="P387"><text:span text:style-name="T29"><text:s text:c="2"/>LLINATGE2 <text:s text:c="11"/>VARCHAR2(255 </text:span><text:span text:style-name="T59">CHAR</text:span><text:span text:style-name="T29">),</text:span></text:p>
            <text:p text:style-name="P387"><text:span text:style-name="T29"><text:s text:c="2"/>NOM <text:s text:c="17"/>VARCHAR2(255 </text:span><text:span text:style-name="T59">CHAR</text:span><text:span text:style-name="T29">),</text:span></text:p>
            <text:p text:style-name="P387"><text:span text:style-name="T29"><text:s text:c="2"/>OBSERVACIONS <text:s text:c="8"/>VARCHAR2(640 </text:span><text:span text:style-name="T59">CHAR</text:span><text:span text:style-name="T29">),</text:span></text:p>
            <text:p text:style-name="P387"><text:span text:style-name="T29"><text:s text:c="2"/>PAIS <text:s text:c="16"/>VARCHAR2(100 </text:span><text:span text:style-name="T59">CHAR</text:span><text:span text:style-name="T29">),</text:span></text:p>
            <text:p text:style-name="P387"><text:span text:style-name="T29"><text:s text:c="2"/>PAIS_CODI <text:s text:c="11"/>VARCHAR2(4 </text:span><text:span text:style-name="T59">CHAR</text:span><text:span text:style-name="T29">),</text:span></text:p>
            <text:p text:style-name="P387"><text:span text:style-name="T29"><text:s text:c="2"/>PROVINCIA <text:s text:c="11"/>VARCHAR2(100 </text:span><text:span text:style-name="T59">CHAR</text:span><text:span text:style-name="T29">),</text:span></text:p>
            <text:p text:style-name="P387"><text:span text:style-name="T29"><text:s text:c="2"/>PROVINCIA_CODI <text:s text:c="6"/>VARCHAR2(4 </text:span><text:span text:style-name="T59">CHAR</text:span><text:span text:style-name="T29">),</text:span></text:p>
            <text:p text:style-name="P387"><text:span text:style-name="T29"><text:s text:c="2"/>MUNICIPI <text:s text:c="12"/>VARCHAR2(100 </text:span><text:span text:style-name="T59">CHAR</text:span><text:span text:style-name="T29">),</text:span></text:p>
            <text:p text:style-name="P387"><text:span text:style-name="T29"><text:s text:c="2"/>MUNICIPI_CODI <text:s text:c="7"/>VARCHAR2(4 </text:span><text:span text:style-name="T59">CHAR</text:span><text:span text:style-name="T29">),</text:span></text:p>
            <text:p text:style-name="P387"><text:span text:style-name="T29"><text:s text:c="2"/>RAO_SOCIAL <text:s text:c="10"/>VARCHAR2(2000 </text:span><text:span text:style-name="T59">CHAR</text:span><text:span text:style-name="T29">),</text:span></text:p>
            <text:p text:style-name="P387"><text:span text:style-name="T29"><text:s text:c="2"/>TELEFON <text:s text:c="13"/>VARCHAR2(80 </text:span><text:span text:style-name="T59">CHAR</text:span><text:span text:style-name="T29">),</text:span></text:p>
            <text:p text:style-name="P387"><text:span text:style-name="T29"><text:s text:c="2"/>TIPUS <text:s text:c="15"/>VARCHAR2(1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DI_DIRE <text:tab/><text:tab/><text:tab/>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REGLA MODIFY</text:span></text:p>
            <text:p text:style-name="P419">(</text:p>
            <text:p text:style-name="P387"><text:span text:style-name="T29"><text:s text:c="2"/>ASSUMPTE_CODI <text:s text:c="7"/>VARCHAR2(16 </text:span><text:span text:style-name="T59">CHAR</text:span><text:span text:style-name="T29">),</text:span></text:p>
            <text:p text:style-name="P387"><text:span text:style-name="T29"><text:s text:c="2"/>DESCRIPCIO <text:s text:c="10"/>VARCHAR2(1024 </text:span><text:span text:style-name="T59">CHAR</text:span><text:span text:style-name="T29">),</text:span></text:p>
            <text:p text:style-name="P387"><text:span text:style-name="T29"><text:s text:c="2"/>NOM <text:s text:c="17"/>VARCHAR2(256 </text:span><text:span text:style-name="T59">CHAR</text:span><text:span text:style-name="T29">),</text:span></text:p>
            <text:p text:style-name="P387"><text:span text:style-name="T29"><text:s text:c="2"/>TIPUS <text:s text:c="15"/>VARCHAR2(32 </text:span><text:span text:style-name="T59">CHAR</text:span><text:span text:style-name="T29">),</text:span></text:p>
            <text:p text:style-name="P387"><text:span text:style-name="T29"><text:s text:c="2"/>UNITAT_CODI <text:s text:c="9"/>VARCHAR2(9 </text:span><text:span text:style-name="T59">CHAR</text:span><text:span text:style-name="T29">),</text:span></text:p>
            <text:p text:style-name="P387"><text:span text:style-name="T29"><text:s text:c="2"/>CREATEDBY_CODI <text:s text:c="6"/>VARCHAR2(256 </text:span><text:span text:style-name="T59">CHAR</text:span><text:span text:style-name="T29">),</text:span></text:p>
            <text:p text:style-name="P387"><text:span text:style-name="T29"><text:s text:c="2"/>LASTMODIFIEDBY_CODI <text:s/>VARCHAR2(256 </text:span><text:span text:style-name="T59">CHAR</text:span><text:span text:style-name="T29">),</text:span></text:p>
            <text:p text:style-name="P387"><text:span text:style-name="T29"><text:s text:c="2"/>CONTRASENYA <text:s text:c="9"/>VARCHAR2(64 </text:span><text:span text:style-name="T59">CHAR</text:span><text:span text:style-name="T29">),</text:span></text:p>
            <text:p text:style-name="P387"><text:span text:style-name="T29"><text:s text:c="2"/>TIPUS_BACKOFFICE <text:s text:c="4"/>VARCHAR2(255 </text:span><text:span text:style-name="T59">CHAR</text:span><text:span text:style-name="T29">),</text:span></text:p>
            <text:p text:style-name="P387"><text:span text:style-name="T29"><text:s text:c="2"/>URL <text:s text:c="17"/>VARCHAR2(256 </text:span><text:span text:style-name="T59">CHAR</text:span><text:span text:style-name="T29">),</text:span></text:p>
            <text:p text:style-name="P387"><text:span text:style-name="T29"><text:s text:c="2"/>USUARI <text:s text:c="14"/>VARCHAR2(64 </text:span><text:span text:style-name="T59">CHAR</text:span><text:span text:style-name="T29">),</text:span></text:p>
            <text:p text:style-name="P387"><text:span text:style-name="T29"><text:s text:c="2"/>PROCEDIMENT_CODI <text:s text:c="4"/>VARCHAR2(64 </text:span><text:span text:style-name="T59">CHAR</text:span><text:span text:style-name="T29">),</text:span></text:p>
            <text:p text:style-name="P387"><text:span text:style-name="T29"><text:s text:c="2"/>BACKOFFICE_CODI <text:s text:c="4"/>VARCHAR2(2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CLASS MODIFY</text:span></text:p>
            <text:p text:style-name="P419">(</text:p>
            <text:p text:style-name="P387"><text:span text:style-name="T29"><text:s text:c="2"/>CLASS <text:s/>VARCHAR2(100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CL_SID MODIFY</text:span></text:p>
            <text:p text:style-name="P419">(</text:p>
            <text:p text:style-name="P387"><text:span text:style-name="T29"><text:s text:c="2"/>SID <text:s text:c="7"/>VARCHAR2(100 </text:span><text:span text:style-name="T59">CHAR</text:span><text:span text:style-name="T29">)</text:span></text:p>
            <text:p text:style-name="P419"><text:soft-page-break/>);</text:p>
            <text:p text:style-name="P403"/>
            <text:p text:style-name="P387"><text:span text:style-name="T59">ALTER</text:span><text:span text:style-name="T29"> </text:span><text:span text:style-name="T59">TABLE</text:span><text:span text:style-name="T29"> DIS_CONT_COMMENT MODIFY</text:span></text:p>
            <text:p text:style-name="P419">(</text:p>
            <text:p text:style-name="P387"><text:span text:style-name="T29"><text:s text:c="2"/>TEXT<text:tab/><text:tab/><text:tab/><text:tab/> <text:s text:c="2"/>VARCHAR2 (1024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UNITAT_ORGANITZATIVA MODIFY </text:span></text:p>
            <text:p text:style-name="P419">(</text:p>
            <text:p text:style-name="P387"><text:span text:style-name="T29"><text:s text:c="2"/>CODI <text:tab/><text:tab/><text:tab/><text:tab/><text:tab/><text:tab/>VARCHAR2(9 </text:span><text:span text:style-name="T59">CHAR</text:span><text:span text:style-name="T29">),</text:span></text:p>
            <text:p text:style-name="P387"><text:span text:style-name="T29"><text:s text:c="2"/>DENOMINACIO <text:tab/><text:tab/><text:tab/><text:tab/>VARCHAR2(300 </text:span><text:span text:style-name="T59">CHAR</text:span><text:span text:style-name="T29">),</text:span></text:p>
            <text:p text:style-name="P387"><text:span text:style-name="T29"><text:s text:c="2"/>NIF_CIF <text:tab/><text:tab/><text:tab/><text:tab/><text:tab/>VARCHAR2(9 </text:span><text:span text:style-name="T59">CHAR</text:span><text:span text:style-name="T29">),</text:span></text:p>
            <text:p text:style-name="P387"><text:span text:style-name="T29"><text:s text:c="2"/>CODI_UNITAT_SUPERIOR <text:tab/><text:tab/>VARCHAR2(9 </text:span><text:span text:style-name="T59">CHAR</text:span><text:span text:style-name="T29">),</text:span></text:p>
            <text:p text:style-name="P387"><text:span text:style-name="T29"><text:s text:c="2"/>CODI_UNITAT_ARREL <text:tab/><text:tab/>VARCHAR2(9 </text:span><text:span text:style-name="T59">CHAR</text:span><text:span text:style-name="T29">),</text:span></text:p>
            <text:p text:style-name="P387"><text:span text:style-name="T29"><text:s text:c="2"/>ESTAT <text:tab/><text:tab/><text:tab/><text:tab/><text:tab/>VARCHAR2(1 </text:span><text:span text:style-name="T59">CHAR</text:span><text:span text:style-name="T29">),</text:span></text:p>
            <text:p text:style-name="P387"><text:span text:style-name="T29"><text:s text:c="2"/>CODI_PAIS <text:tab/><text:tab/><text:tab/><text:tab/>VARCHAR2(3 </text:span><text:span text:style-name="T59">CHAR</text:span><text:span text:style-name="T29">),</text:span></text:p>
            <text:p text:style-name="P387"><text:span text:style-name="T29"><text:s text:c="2"/>CODI_COMUNITAT <text:tab/><text:tab/><text:tab/>VARCHAR2(2 </text:span><text:span text:style-name="T59">CHAR</text:span><text:span text:style-name="T29">),</text:span></text:p>
            <text:p text:style-name="P387"><text:span text:style-name="T29"><text:s text:c="2"/>CODI_PROVINCIA <text:tab/><text:tab/><text:tab/>VARCHAR2(2 </text:span><text:span text:style-name="T59">CHAR</text:span><text:span text:style-name="T29">),</text:span></text:p>
            <text:p text:style-name="P387"><text:span text:style-name="T29"><text:s text:c="2"/>CODI_POSTAL <text:tab/><text:tab/><text:tab/><text:tab/>VARCHAR2(5 </text:span><text:span text:style-name="T59">CHAR</text:span><text:span text:style-name="T29">),</text:span></text:p>
            <text:p text:style-name="P387"><text:span text:style-name="T29"><text:s text:c="2"/>NOM_LOCALITAT <text:tab/><text:tab/><text:tab/>VARCHAR2(50 </text:span><text:span text:style-name="T59">CHAR</text:span><text:span text:style-name="T29">),</text:span></text:p>
            <text:p text:style-name="P387"><text:span text:style-name="T29"><text:s text:c="2"/>LOCALITAT <text:tab/><text:tab/><text:tab/><text:tab/>VARCHAR2(40 </text:span><text:span text:style-name="T59">CHAR</text:span><text:span text:style-name="T29">),</text:span></text:p>
            <text:p text:style-name="P387"><text:span text:style-name="T29"><text:s text:c="2"/>ADRESSA <text:tab/><text:tab/><text:tab/><text:tab/><text:tab/>VARCHAR2(70 </text:span><text:span text:style-name="T59">CHAR</text:span><text:span text:style-name="T29">),</text:span></text:p>
            <text:p text:style-name="P387"><text:span text:style-name="T29"><text:s text:c="2"/>NOM_VIA <text:tab/><text:tab/><text:tab/><text:tab/><text:tab/>VARCHAR2(200 </text:span><text:span text:style-name="T59">CHAR</text:span><text:span text:style-name="T29">),</text:span></text:p>
            <text:p text:style-name="P387"><text:span text:style-name="T29"><text:s text:c="2"/>NUM_VIA <text:tab/><text:tab/><text:tab/><text:tab/><text:tab/>VARCHAR2(100 </text:span><text:span text:style-name="T59">CHAR</text:span><text:span text:style-name="T29">),</text:span></text:p>
            <text:p text:style-name="P387"><text:span text:style-name="T29"><text:s text:c="2"/>TIPUS_TRANSICIO <text:tab/><text:tab/> <text:s text:c="3"/>VARCHAR2(12 </text:span><text:span text:style-name="T59">CHAR</text:span><text:span text:style-name="T29">),</text:span></text:p>
            <text:p text:style-name="P387"><text:span text:style-name="T29"><text:s text:c="2"/>CREATEDBY_CODI <text:s text:c="6"/><text:tab/><text:tab/>VARCHAR2(256 </text:span><text:span text:style-name="T59">CHAR</text:span><text:span text:style-name="T29">),</text:span></text:p>
            <text:p text:style-name="P387"><text:span text:style-name="T29"><text:s text:c="2"/>LASTMODIFIEDBY_CODI <text:s/><text:tab/><text:tab/>VARCHAR2(256 </text:span><text:span text:style-name="T59">CHAR</text:span><text:span text:style-name="T29">),</text:span></text:p>
            <text:p text:style-name="P387"><text:span text:style-name="T29"><text:s text:c="2"/>CODI_DIR3_ENTITAT<text:tab/><text:tab/> <text:tab/>VARCHAR2(9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AVIS MODIFY</text:span></text:p>
            <text:p text:style-name="P419">(</text:p>
            <text:p text:style-name="P387"><text:span text:style-name="T29"><text:s text:c="2"/>ASSUMPTE <text:s text:c="12"/>VARCHAR2(256 </text:span><text:span text:style-name="T59">CHAR</text:span><text:span text:style-name="T29">),</text:span></text:p>
            <text:p text:style-name="P387"><text:span text:style-name="T29"><text:s text:c="2"/>MISSATGE <text:s text:c="12"/>VARCHAR2(2048 </text:span><text:span text:style-name="T59">CHAR</text:span><text:span text:style-name="T29">),</text:span></text:p>
            <text:p text:style-name="P387"><text:span text:style-name="T29"><text:s text:c="2"/>AVIS_NIVELL <text:s text:c="8"/>VARCHAR2(10 </text:span><text:span text:style-name="T59">CHAR</text:span><text:span text:style-name="T29">),</text:span></text:p>
            <text:p text:style-name="P387"><text:span text:style-name="T29"><text:s text:c="2"/>CREATEDBY_CODI <text:s text:c="6"/>VARCHAR2(64 </text:span><text:span text:style-name="T59">CHAR</text:span><text:span text:style-name="T29">),</text:span></text:p>
            <text:p text:style-name="P387"><text:span text:style-name="T29"><text:s text:c="2"/>LASTMODIFIEDBY_CODI <text:s/>VARCHAR2(6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CONT_LOG_PARAM MODIFY</text:span></text:p>
            <text:p text:style-name="P419">(</text:p>
            <text:p text:style-name="P387"><text:span text:style-name="T29"><text:s text:c="4"/>VALOR VARCHAR2(256 </text:span><text:span text:style-name="T59">CHAR</text:span><text:span text:style-name="T29">),</text:span></text:p>
            <text:p text:style-name="P387"><text:span text:style-name="T29"><text:s text:c="4"/>CREATEDBY_CODI VARCHAR2(64 </text:span><text:span text:style-name="T59">CHAR</text:span><text:span text:style-name="T29">),</text:span></text:p>
            <text:p text:style-name="P387"><text:span text:style-name="T29"><text:s text:c="4"/>LASTMODIFIEDBY_CODI VARCHAR2(64 </text:span><text:span text:style-name="T59">CHAR</text:span><text:span text:style-name="T29">)</text:span></text:p>
            <text:p text:style-name="P136">);</text:p>
            <text:p text:style-name="P430"/>
            <text:p text:style-name="P421"/>
          </table:table-cell>
        </table:table-row>
      </table:table>
      <text:p text:style-name="P70"/>
      <text:p text:style-name="P70"/>
      <text:p text:style-name="P28"><text:span text:style-name="T6">Propietats globals</text:span>: </text:p>
      <text:list xml:id="list1091444970" text:style-name="L42">
        <text:list-item>
          <text:p text:style-name="P644">En cas de voler utilitzar el plugin de filesystem d'Arxiu en comptes de l'Arxiu de la CAIB s'han de configurar les següents propietats.</text:p>
        </text:list-item>
      </text:list>
      <text:list xml:id="list3762480539"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53"># ################### #</text:p>
            <text:p text:style-name="P397"># PROPERTIES AFEGIDES #</text:p>
            <text:p text:style-name="P397"># ################### #</text:p>
            <text:p text:style-name="P403"/>
            <text:p text:style-name="P38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19"/>
            <text:p text:style-name="P389"><text:span text:style-name="T45">#</text:span><text:span text:style-name="T46"> Configuració del plugin de Distribució d'Arxiu per guardar documents al filesystem</text:span><text:span text:style-name="T47"> utilitzant la implementació del plugin del filesystem</text:span></text:p>
            <text:p text:style-name="P389"><text:span text:style-name="T30">es.caib.distribucio.plugin.arxiu.class=</text:span><text:span text:style-name="T37">es.caib.plugins.arxiu.caib.</text:span><text:span text:style-name="T38">ArxiuPluginFilesystem</text:span></text:p>
            <text:p text:style-name="P38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6"><text:span text:style-name="T29">es.caib.distribucio.plugin.arxiu.filesystem.organ.codi.dir3=</text:span><text:span text:style-name="T34">A0</text:span><text:span text:style-name="T36">0000000</text:span></text:p>
          </table:table-cell>
        </table:table-row>
      </table:table>
      <text:list xml:id="list103416223395050" text:continue-numbering="true" text:style-name="L43">
        <text:list-header>
          <text:p text:style-name="P535"/>
        </text:list-header>
      </text:list>
      <text:p text:style-name="P278"/>
      <text:p text:style-name="P278"/>
      <text:list xml:id="list103417483058385" text:continue-list="list103417110738593" text:style-name="Outline">
        <text:list-item>
          <text:list>
            <text:list-header>
              <text:h text:style-name="P464" text:outline-level="2" text:is-list-header="true"><text:bookmark-start text:name="__RefHeading___Toc104146_3965979134"/><text:span text:style-name="T122">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15">Data: <text:span text:style-name="T140">25</text:span>/<text:span text:style-name="T157">11</text:span>/2020<text:span text:style-name="T147"> 15:00h</text:span></text:p>
      <text:p text:style-name="P215"/>
      <text:p text:style-name="P247">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215"/>
      <text:p text:style-name="P307">Canvis i millores:</text:p>
      <text:list xml:id="list795429838" text:style-name="L44">
        <text:list-item>
          <text:p text:style-name="P641"><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07">Errors:</text:p>
      <text:p text:style-name="P30"/>
      <text:list xml:id="list4219478859"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184"/>
      <text:p text:style-name="P71">Base de dades:<text:span text:style-name="T5"> </text:span></text:p>
      <text:list xml:id="list2232700483" text:style-name="L46">
        <text:list-item>
          <text:p text:style-name="P604">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2243408794"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313"/>
      <table:table table:name="Table5" table:style-name="Table5">
        <table:table-column table:style-name="Table5.A"/>
        <table:table-row table:style-name="Table5.1">
          <table:table-cell table:style-name="Table5.A1" office:value-type="string">
            <text:p text:style-name="P142"/>
            <text:p text:style-name="P410">-- #235: Millora de regles. Manteniment de backoffices</text:p>
            <text:p text:style-name="P434">-- ! posar un codi d'usuari que existeixi </text:p>
            <text:p text:style-name="P404"/>
            <text:p text:style-name="P390"><text:span text:style-name="T59">CREATE</text:span><text:span text:style-name="T29"> </text:span><text:span text:style-name="T59">TABLE</text:span><text:span text:style-name="T29"> DIS_BACKOFFICE</text:span></text:p>
            <text:p text:style-name="P422">(</text:p>
            <text:p text:style-name="P390"><text:span text:style-name="T29"><text:s text:c="4"/>ID NUMBER(19) </text:span><text:span text:style-name="T59">NOT</text:span><text:span text:style-name="T29"> </text:span><text:span text:style-name="T118">NULL</text:span><text:span text:style-name="T29">,</text:span></text:p>
            <text:p text:style-name="P390"><text:soft-page-break/><text:span text:style-name="T29"><text:s text:c="4"/>TIPUS VARCHAR2(256 </text:span><text:span text:style-name="T59">CHAR</text:span><text:span text:style-name="T29">) </text:span><text:span text:style-name="T59">NOT</text:span><text:span text:style-name="T29"> </text:span><text:span text:style-name="T118">NULL</text:span><text:span text:style-name="T29">,</text:span></text:p>
            <text:p text:style-name="P390"><text:span text:style-name="T29"><text:s text:c="4"/>CODI VARCHAR2(20 </text:span><text:span text:style-name="T59">CHAR</text:span><text:span text:style-name="T29">) </text:span><text:span text:style-name="T59">NOT</text:span><text:span text:style-name="T29"> </text:span><text:span text:style-name="T118">NULL</text:span><text:span text:style-name="T29">,</text:span></text:p>
            <text:p text:style-name="P390"><text:span text:style-name="T29"><text:s text:c="4"/>NOM VARCHAR2(64 </text:span><text:span text:style-name="T59">CHAR</text:span><text:span text:style-name="T29">) </text:span><text:span text:style-name="T59">NOT</text:span><text:span text:style-name="T29"> </text:span><text:span text:style-name="T118">NULL</text:span><text:span text:style-name="T29">,</text:span></text:p>
            <text:p text:style-name="P390"><text:span text:style-name="T29"><text:s text:c="4"/>URL VARCHAR2(256 </text:span><text:span text:style-name="T59">CHAR</text:span><text:span text:style-name="T29">) </text:span><text:span text:style-name="T59">NOT</text:span><text:span text:style-name="T29"> </text:span><text:span text:style-name="T118">NULL</text:span><text:span text:style-name="T29">,</text:span></text:p>
            <text:p text:style-name="P390"><text:span text:style-name="T29"><text:s text:c="4"/>USUARI VARCHAR2(64 </text:span><text:span text:style-name="T59">CHAR</text:span><text:span text:style-name="T29">),</text:span></text:p>
            <text:p text:style-name="P390"><text:span text:style-name="T29"><text:s text:c="4"/>CONTRASENYA VARCHAR2(64 </text:span><text:span text:style-name="T59">CHAR</text:span><text:span text:style-name="T29">),</text:span></text:p>
            <text:p text:style-name="P422"><text:s text:c="4"/>INTENTS NUMBER(10,0),</text:p>
            <text:p text:style-name="P422"><text:s text:c="4"/>TEMPS_ENTRE_INTENTS NUMBER(10,0),</text:p>
            <text:p text:style-name="P390"><text:span text:style-name="T29"><text:s text:c="4"/>ENTITAT_ID NUMBER(19) </text:span><text:span text:style-name="T59">NOT</text:span><text:span text:style-name="T29"> </text:span><text:span text:style-name="T118">NULL</text:span><text:span text:style-name="T29">,</text:span></text:p>
            <text:p text:style-name="P390"><text:span text:style-name="T29"><text:s text:c="4"/>CREATEDBY_CODI VARCHAR2(64 </text:span><text:span text:style-name="T59">CHAR</text:span><text:span text:style-name="T29">),</text:span></text:p>
            <text:p text:style-name="P390"><text:span text:style-name="T29"><text:s text:c="4"/>CREATEDDATE </text:span><text:span text:style-name="T59">TIMESTAMP</text:span><text:span text:style-name="T29">(6),</text:span></text:p>
            <text:p text:style-name="P390"><text:span text:style-name="T29"><text:s text:c="4"/>LASTMODIFIEDBY_CODI VARCHAR2(64 </text:span><text:span text:style-name="T59">CHAR</text:span><text:span text:style-name="T29">),</text:span></text:p>
            <text:p text:style-name="P390"><text:span text:style-name="T29"><text:s text:c="4"/>LASTMODIFIEDDATE </text:span><text:span text:style-name="T59">TIMESTAMP</text:span><text:span text:style-name="T29">(6)</text:span></text:p>
            <text:p text:style-name="P422">);</text:p>
            <text:p text:style-name="P404"/>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9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04"/>
            <text:p text:style-name="P39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04"/>
            <text:p text:style-name="P410">-- 1 Afegeix els nous backoffices a la taula de backoffices</text:p>
            <text:p text:style-name="P390"><text:span text:style-name="T164">INSERT</text:span><text:span text:style-name="T29"> </text:span><text:span text:style-name="T164">INTO</text:span><text:span text:style-name="T29"> DIS_BACKOFFICE</text:span></text:p>
            <text:p text:style-name="P422">(</text:p>
            <text:p text:style-name="P422"><text:s text:c="4"/>ID,</text:p>
            <text:p text:style-name="P422"><text:s text:c="4"/>TIPUS,</text:p>
            <text:p text:style-name="P422"><text:s text:c="4"/>CODI,</text:p>
            <text:p text:style-name="P422"><text:s text:c="4"/>NOM,</text:p>
            <text:p text:style-name="P422"><text:s text:c="4"/>URL,</text:p>
            <text:p text:style-name="P422"><text:s text:c="4"/>USUARI,</text:p>
            <text:p text:style-name="P422"><text:s text:c="4"/>CONTRASENYA,</text:p>
            <text:p text:style-name="P422"><text:s text:c="4"/>INTENTS,</text:p>
            <text:p text:style-name="P422"><text:s text:c="4"/>TEMPS_ENTRE_INTENTS,</text:p>
            <text:p text:style-name="P422"><text:s text:c="4"/>ENTITAT_ID,</text:p>
            <text:p text:style-name="P422"><text:s text:c="4"/>CREATEDBY_CODI,</text:p>
            <text:p text:style-name="P422"><text:s text:c="4"/>CREATEDDATE</text:p>
            <text:p text:style-name="P422">)</text:p>
            <text:p text:style-name="P422">(</text:p>
            <text:p text:style-name="P390"><text:span text:style-name="T29"><text:tab/></text:span><text:span text:style-name="T164">SELECT</text:span></text:p>
            <text:p text:style-name="P422"><text:tab/><text:tab/>DIS_HIBERNATE_SEQ.nextval,</text:p>
            <text:p text:style-name="P422"><text:tab/> <text:s text:c="3"/>TIPUS,</text:p>
            <text:p text:style-name="P422"><text:tab/> <text:s text:c="3"/>CODI,</text:p>
            <text:p text:style-name="P422"><text:tab/> <text:s text:c="3"/>CODI,</text:p>
            <text:p text:style-name="P422"><text:tab/> <text:s text:c="3"/>URL,</text:p>
            <text:p text:style-name="P422"><text:tab/> <text:s text:c="3"/>USUARI,</text:p>
            <text:p text:style-name="P422"><text:tab/> <text:s text:c="3"/>CONTRASENYA,</text:p>
            <text:p text:style-name="P422"><text:tab/> <text:s text:c="3"/>INTENTS,</text:p>
            <text:p text:style-name="P422"><text:tab/> <text:s text:c="3"/>TEMPS_ENTRE_INTENTS,</text:p>
            <text:p text:style-name="P422"><text:tab/> <text:s text:c="3"/>ENTITAT_ID,</text:p>
            <text:p text:style-name="P390"><text:span text:style-name="T29"><text:tab/> <text:s text:c="3"/></text:span><text:span text:style-name="T166">'u81599'</text:span><text:span text:style-name="T29">, </text:span><text:span text:style-name="T167">-- CREATEDBY_CODI: ! posar un codi d'usuari que existeixi</text:span></text:p>
            <text:p text:style-name="P390"><text:span text:style-name="T29"><text:tab/> <text:s text:c="3"/></text:span><text:span text:style-name="T164">SYSDATE</text:span></text:p>
            <text:p text:style-name="P390"><text:span text:style-name="T29"><text:tab/></text:span><text:span text:style-name="T164">FROM</text:span><text:span text:style-name="T29"> (</text:span></text:p>
            <text:p text:style-name="P390"><text:span text:style-name="T29"><text:tab/><text:tab/></text:span><text:span text:style-name="T164">SELECT</text:span><text:span text:style-name="T29"> </text:span><text:span text:style-name="T164">DISTINCT</text:span></text:p>
            <text:p text:style-name="P390"><text:span text:style-name="T29"><text:tab/><text:tab/> <text:s text:c="3"/></text:span><text:span text:style-name="T168">NVL</text:span><text:span text:style-name="T29">(r.TIPUS_BACKOFFICE, </text:span><text:span text:style-name="T166">'DISTRIBUCIO'</text:span><text:span text:style-name="T29">) TIPUS ,</text:span></text:p>
            <text:p text:style-name="P390"><text:span text:style-name="T29"><text:tab/><text:tab/> <text:s text:c="3"/></text:span><text:span text:style-name="T168">NVL</text:span><text:span text:style-name="T29">(r.BACKOFFICE_CODI, </text:span><text:span text:style-name="T166">'Backoffice_'</text:span><text:span text:style-name="T29">||rownum) CODI,</text:span></text:p>
            <text:p text:style-name="P390"><text:span text:style-name="T29"><text:tab/><text:tab/> <text:s text:c="3"/></text:span><text:span text:style-name="T168">NVL</text:span><text:span text:style-name="T29">(URL, </text:span><text:span text:style-name="T166">'http://camp.obligatori'</text:span><text:span text:style-name="T29">) URL,</text:span></text:p>
            <text:p text:style-name="P422"><text:soft-page-break/><text:tab/><text:tab/> <text:s text:c="3"/>USUARI,</text:p>
            <text:p text:style-name="P422"><text:tab/><text:tab/> <text:s text:c="3"/>CONTRASENYA,</text:p>
            <text:p text:style-name="P422"><text:tab/><text:tab/> <text:s text:c="3"/>INTENTS,</text:p>
            <text:p text:style-name="P422"><text:tab/><text:tab/> <text:s text:c="3"/>TEMPS_ENTRE_INTENTS,</text:p>
            <text:p text:style-name="P422"><text:tab/><text:tab/> <text:s text:c="3"/>ENTITAT_ID</text:p>
            <text:p text:style-name="P390"><text:span text:style-name="T29"><text:tab/><text:tab/></text:span><text:span text:style-name="T164">FROM</text:span><text:span text:style-name="T29"> DIS_REGLA r</text:span></text:p>
            <text:p text:style-name="P390"><text:span text:style-name="T29"><text:tab/><text:tab/></text:span><text:span text:style-name="T164">WHERE</text:span><text:span text:style-name="T29"> r.TIPUS = </text:span><text:span text:style-name="T166">'BACKOFFICE'</text:span></text:p>
            <text:p text:style-name="P422"><text:tab/>)</text:p>
            <text:p text:style-name="P390"><text:span text:style-name="T29">)</text:span><text:span text:style-name="T171">;</text:span></text:p>
            <text:p text:style-name="P404"/>
            <text:p text:style-name="P434">-- 2 Actualitza la referència de les regles tipus bakcoffice amb el registre que li toqui</text:p>
            <text:p text:style-name="P390"><text:span text:style-name="T164">UPDATE</text:span><text:span text:style-name="T29"> DIS_REGLA r </text:span><text:span text:style-name="T164">SET</text:span><text:span text:style-name="T29"> BACKOFFICE_DESTI_ID = </text:span></text:p>
            <text:p text:style-name="P422">( </text:p>
            <text:p text:style-name="P390"><text:span text:style-name="T29"><text:tab/></text:span><text:span text:style-name="T164">SELECT</text:span><text:span text:style-name="T29"> ID </text:span></text:p>
            <text:p text:style-name="P390"><text:span text:style-name="T29"><text:tab/></text:span><text:span text:style-name="T164">FROM</text:span><text:span text:style-name="T29"> DIS_BACKOFFICE b</text:span></text:p>
            <text:p text:style-name="P390"><text:span text:style-name="T29"><text:tab/></text:span><text:span text:style-name="T164">WHERE</text:span><text:span text:style-name="T29"> ROWNUM = </text:span><text:span text:style-name="T133">1</text:span></text:p>
            <text:p text:style-name="P390"><text:span text:style-name="T29"><text:tab/> <text:tab/></text:span><text:span text:style-name="T164">AND</text:span><text:span text:style-name="T29"> r.TIPUS_BACKOFFICE = b.TIPUS </text:span></text:p>
            <text:p text:style-name="P390"><text:span text:style-name="T29"><text:tab/> <text:tab/></text:span><text:span text:style-name="T164">AND</text:span><text:span text:style-name="T29"> (r.BACKOFFICE_CODI = b.CODI)</text:span></text:p>
            <text:p text:style-name="P390"><text:span text:style-name="T29"><text:tab/> <text:tab/></text:span><text:span text:style-name="T164">AND</text:span><text:span text:style-name="T29"> r.URL = b.URL </text:span></text:p>
            <text:p text:style-name="P390"><text:span text:style-name="T29"><text:tab/> <text:tab/></text:span><text:span text:style-name="T164">AND</text:span><text:span text:style-name="T29"> r.ENTITAT_ID = b.ENTITAT_ID</text:span></text:p>
            <text:p text:style-name="P390"><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90"><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90"><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90"><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422">)</text:p>
            <text:p text:style-name="P422"><text:span text:style-name="T165">WHERE</text:span> R.BACKOFFICE_CODI <text:span text:style-name="T165">IS</text:span> <text:span text:style-name="T165">NOT</text:span> <text:span text:style-name="T165">NULL</text:span><text:span text:style-name="T170">;</text:span></text:p>
            <text:p text:style-name="P404"/>
            <text:p text:style-name="P410">-- #237: Millora de regles. Modificar definició de la regla</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 text:c="4"/>BUSTIA_FILTRE_ID NUMBER(19),</text:p>
            <text:p text:style-name="P422"><text:s text:c="4"/>BACKOFFICE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04"/>
            <text:p text:style-name="P404"/>
            <text:p text:style-name="P404"/>
            <text:p text:style-name="P410">-- #250: Ampliació de la columna DIS_REGISTRE.UNITAT_ADM_DESC per igualar-la a DIS_UNITAT_ORGANITZATIVA.DENOMINACIO</text:p>
            <text:p text:style-name="P404"/>
            <text:p text:style-name="P39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04"/>
            <text:p text:style-name="P404"/>
            <text:p text:style-name="P410">-- #236: Millora de regles. Nou tipus de regla "reenviar a UO"</text:p>
            <text:p text:style-name="P404"/>
            <text:p text:style-name="P390"><text:span text:style-name="T59">ALTER</text:span><text:span text:style-name="T29"> </text:span><text:span text:style-name="T59">TABLE</text:span><text:span text:style-name="T29"> DIS_REGLA</text:span></text:p>
            <text:p text:style-name="P390"><text:span text:style-name="T59">ADD</text:span><text:span text:style-name="T29"> (</text:span></text:p>
            <text:p text:style-name="P422"><text:soft-page-break/><text:s text:c="4"/>UNITAT_DESTI_ID NUMBER(19)</text:p>
            <text:p text:style-name="P422">);</text:p>
            <text:p text:style-name="P404"/>
            <text:p text:style-name="P39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42"/>
            <text:p text:style-name="P422"/>
          </table:table-cell>
        </table:table-row>
      </table:table>
      <text:p text:style-name="P71"/>
      <text:p text:style-name="P30"><text:span text:style-name="T6">Propietats globals</text:span>: </text:p>
      <text:list xml:id="list4048836279" text:style-name="L48">
        <text:list-item>
          <text:p text:style-name="P565">Sense canvis</text:p>
        </text:list-item>
      </text:list>
      <text:p text:style-name="P280"/>
      <text:list xml:id="list103415899721917" text:continue-list="list103417483058385" text:style-name="Outline">
        <text:list-item>
          <text:list>
            <text:list-header>
              <text:h text:style-name="P465" text:outline-level="2" text:is-list-header="true"><text:bookmark-start text:name="__RefHeading___Toc387429_3965979134"/><text:span text:style-name="T122">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14">Data: 2020.12.0<text:span text:style-name="T173">3</text:span> 15:00h</text:p>
      <text:p text:style-name="P214"/>
      <text:p text:style-name="P246">Resum: <text:span text:style-name="T159">M</text:span>illores visuals<text:span text:style-name="T172"> i botons d'accions i navegació en el detall de les anotacions.</text:span></text:p>
      <text:p text:style-name="P214"/>
      <text:p text:style-name="P306">Canvis i millores:</text:p>
      <text:list xml:id="list103416082978987" text:continue-list="list103417262157446"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06">Errors:</text:p>
      <text:list xml:id="list3774579335"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281"/>
      <text:p text:style-name="P285">Base de dades:<text:span text:style-name="T5"> </text:span></text:p>
      <text:list xml:id="list3021438965" text:style-name="L50">
        <text:list-item>
          <text:p text:style-name="P566">Sense canvis</text:p>
        </text:list-item>
      </text:list>
      <text:p text:style-name="P279"/>
      <text:p text:style-name="P29"><text:span text:style-name="T6">Propietats globals</text:span>: </text:p>
      <text:list xml:id="list103416769431299" text:continue-numbering="true" text:style-name="L50">
        <text:list-item>
          <text:p text:style-name="P566">Sense canvis</text:p>
        </text:list-item>
      </text:list>
      <text:list xml:id="list103417740353128" text:continue-list="list103415899721917" text:style-name="Outline">
        <text:list-item>
          <text:list>
            <text:list-header>
              <text:h text:style-name="P466" text:outline-level="2" text:is-list-header="true"><text:bookmark-start text:name="__RefHeading___Toc210152_2228722299"/><text:span text:style-name="T122">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16">Data: <text:span text:style-name="T174">13</text:span>/0<text:span text:style-name="T174">1</text:span>/202<text:span text:style-name="T174">1</text:span></text:p>
      <text:p text:style-name="P31"/>
      <text:list xml:id="list103417197428078" text:continue-list="list103417584465747" text:style-name="L22">
        <text:list-item>
          <text:p text:style-name="P555"><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185"/>
      <text:p text:style-name="P72">Base de dades:<text:span text:style-name="T5"> </text:span></text:p>
      <text:list xml:id="list4063735675" text:style-name="L51">
        <text:list-item>
          <text:p text:style-name="P605">S<text:span text:style-name="T145">ense canvis</text:span></text:p>
        </text:list-item>
      </text:list>
      <text:p text:style-name="P72"/>
      <text:p text:style-name="P31"><text:soft-page-break/><text:span text:style-name="T6">Propietats globals</text:span>: </text:p>
      <text:list xml:id="list3634171595" text:style-name="L52">
        <text:list-item>
          <text:p text:style-name="P570">Sense canvis</text:p>
        </text:list-item>
      </text:list>
      <text:p text:style-name="P286"/>
      <text:list xml:id="list103417745355629" text:continue-list="list103417740353128" text:style-name="Outline">
        <text:list-item>
          <text:list>
            <text:list-header>
              <text:h text:style-name="P467" text:outline-level="2" text:is-list-header="true"><text:bookmark-start text:name="__RefHeading___Toc210154_2228722299"/><text:span text:style-name="T122">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17">Data: <text:span text:style-name="T175">11</text:span>/0<text:span text:style-name="T174">2</text:span>/202<text:span text:style-name="T174">1 13:00h</text:span></text:p>
      <text:p text:style-name="P217"/>
      <text:p text:style-name="P218"><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217"/>
      <text:p text:style-name="P308">Canvis i millores:</text:p>
      <text:list xml:id="list103416882073287" text:continue-list="list103416082978987"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08">Errors:</text:p>
      <text:list xml:id="list3867989870"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82"/>
      <text:p text:style-name="P73">Base de dades:<text:span text:style-name="T5"> </text:span></text:p>
      <text:list xml:id="list3661261205" text:style-name="L54">
        <text:list-item>
          <text:p text:style-name="P606">S<text:span text:style-name="T145">ense canvis</text:span></text:p>
        </text:list-item>
      </text:list>
      <text:p text:style-name="P73"/>
      <text:p text:style-name="P32"><text:span text:style-name="T6">Propietats globals</text:span>: </text:p>
      <text:list xml:id="list1543362503"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103417253351047" text:continue-list="list1091444970"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400"># ###################### #</text:p>
            <text:p text:style-name="P397"># PROPERTIES MODIFICA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signatura.class=</text:span><text:span text:style-name="T34">es.caib.distribucio.plugin.caib.signatura.FirmaSimplePluginPortafib</text:span></text:p>
            <text:p text:style-name="P403"/>
            <text:p text:style-name="P403"/>
            <text:p text:style-name="P397"># ################### #</text:p>
            <text:p text:style-name="P397"># PROPERTIES AFEGIDES #</text:p>
            <text:p text:style-name="P397"># ################### #</text:p>
            <text:p text:style-name="P403"/>
            <text:p text:style-name="P38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87"><text:span text:style-name="T29">es.caib.distribucio.plugin.api.firma.en.servidor.simple.endpoint=</text:span><text:span text:style-name="T39">https://dev.caib.es/portafib/common/rest/apifirmaenservidorsimple/v1/</text:span></text:p>
            <text:p text:style-name="P387"><text:span text:style-name="T29">es.caib.distribucio.plugin.api.firma.en.servidor.simple.username=</text:span><text:span text:style-name="T34">USERNAME</text:span></text:p>
            <text:p text:style-name="P387"><text:span text:style-name="T29">es.caib.distribucio.plugin.api.firma.en.servidor.simple.password=</text:span><text:span text:style-name="T34">PASSWORD</text:span></text:p>
            <text:p text:style-name="P403"/>
            <text:p text:style-name="P38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8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87"><text:span text:style-name="T29">es.caib.distribucio.contingut.enviar.arbre.nivell=</text:span><text:span text:style-name="T34">1</text:span></text:p>
          </table:table-cell>
        </table:table-row>
      </table:table>
      <text:p text:style-name="P287"/>
      <text:p text:style-name="P287"/>
      <text:p text:style-name="P287"/>
      <text:p text:style-name="P287"/>
      <text:list xml:id="list103416370334272" text:continue-list="list103417745355629" text:style-name="Outline">
        <text:list-item>
          <text:list>
            <text:list-header>
              <text:h text:style-name="P468" text:outline-level="2" text:is-list-header="true"><text:bookmark-start text:name="__RefHeading___Toc182672_83721363"/><text:span text:style-name="T122">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19">Data: 05/03/2021 11:00h</text:p>
      <text:p text:style-name="P219"/>
      <text:p text:style-name="P248">Resum: Permetre realitzar accions sobre anotacions pendent d'Arxiu que hagin esgotat els reintents</text:p>
      <text:p text:style-name="P219"/>
      <text:p text:style-name="P309">Canvis i millores:</text:p>
      <text:list xml:id="list103417516278634" text:continue-list="list103416882073287" text:style-name="L36">
        <text:list-item>
          <text:p text:style-name="P647"><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283"/>
      <text:p text:style-name="P74">Base de dades:<text:span text:style-name="T5"> </text:span></text:p>
      <text:list xml:id="list4256982113"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314"/>
      <table:table table:name="Tabela4" table:style-name="Tabela4">
        <table:table-column table:style-name="Tabela4.A"/>
        <table:table-row table:style-name="Tabela4.1">
          <table:table-cell table:style-name="Tabela4.A1" office:value-type="string">
            <text:p text:style-name="P143"/>
            <text:p text:style-name="P411">-- #286: Permetre realitzar accions sobre anotacions pendent d'Arxiu que hagin esgotat els reintents</text:p>
            <text:p text:style-name="P403"/>
            <text:p text:style-name="P38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3">'ARXIU_PENDENT'</text:span><text:span text:style-name="T29">;</text:span></text:p>
            <text:p text:style-name="P38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23"><text:soft-page-break/></text:p>
            <text:p text:style-name="P405"/>
            <text:p text:style-name="P405"/>
            <text:p text:style-name="P431"/>
            <text:p text:style-name="P423"/>
          </table:table-cell>
        </table:table-row>
      </table:table>
      <text:p text:style-name="P74"/>
      <text:list xml:id="list103417138242980" text:continue-list="list103416370334272" text:style-name="Outline">
        <text:list-item>
          <text:list>
            <text:list-header>
              <text:h text:style-name="P469" text:outline-level="2" text:is-list-header="true"><text:bookmark-start text:name="__RefHeading___Toc248294_83721363"/><text:span text:style-name="T122">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20">Data: <text:span text:style-name="T183">21</text:span>/<text:span text:style-name="T182">04</text:span>/2021 <text:span text:style-name="T178">13</text:span>:00h</text:p>
      <text:p text:style-name="P220"/>
      <text:p text:style-name="P249">Resum: <text:span text:style-name="T179">Processament d'anotacions pendent d'Arxiu en paral·lel. Millores de navegació i unificació del llistat d'anotacions per usuaris i administradors.</text:span></text:p>
      <text:p text:style-name="P220"/>
      <text:p text:style-name="P310">Canvis i millores:</text:p>
      <text:list xml:id="list103416879608438" text:continue-list="list103417516278634"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48"/>
      <text:p text:style-name="P310">Errors:</text:p>
      <text:list xml:id="list103417779643791"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284"/>
      <text:p text:style-name="P33"><text:span text:style-name="T6">Propietats globals</text:span>: </text:p>
      <text:list xml:id="list103415917286612" text:continue-list="list1543362503" text:style-name="L55">
        <text:list-item>
          <text:p text:style-name="P652">Per tal d'emprar l'API de firma simple s'ha de canviar la configuració del plugin de signatura i afegir propietats d'autenticació.</text:p>
        </text:list-item>
        <text:list-item>
          <text:p text:style-name="P621"><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653">Per especificar opcionalment el perfil de firma a emprar en la firma simple en el servidor.</text:p>
        </text:list-item>
      </text:list>
      <text:list xml:id="list2422026693"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9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98"># ESBORRADA es.caib.distribucio.plugins.validatesignature.afirmacxf.ignoreservercertificates</text:p>
            <text:p text:style-name="P436"/>
            <text:p text:style-name="P436"/>
            <text:p text:style-name="P436"/>
            <text:p text:style-name="P401">#282: Processar anotacions pendents d'Arxiu en paral·lel</text:p>
            <text:p text:style-name="P438"><text:span text:style-name="T29">es.caib.distribucio.tasca.guardar.annexos.max.threads.parallel=</text:span><text:span text:style-name="T34">5</text:span></text:p>
            <text:p text:style-name="P436"/>
            <text:p text:style-name="P401">#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15"/>
      <text:p text:style-name="P75">Base de dades:<text:span text:style-name="T5"> </text:span></text:p>
      <text:list xml:id="list103417697539496" text:continue-list="list4256982113"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322"/>
      <table:table table:name="Tabela6" table:style-name="Tabela6">
        <table:table-column table:style-name="Tabela6.A"/>
        <table:table-row table:style-name="Tabela6.1">
          <table:table-cell table:style-name="Tabela6.A1" office:value-type="string">
            <text:p text:style-name="P144"/>
            <text:p text:style-name="P412">-- #270: Color capçalera i el logo configurables</text:p>
            <text:p text:style-name="P412"/>
            <text:p text:style-name="P387"><text:span text:style-name="T59">ALTER</text:span><text:span text:style-name="T29"> </text:span><text:span text:style-name="T59">TABLE</text:span><text:span text:style-name="T29"> DIS_ENTITAT </text:span><text:span text:style-name="T59">ADD</text:span><text:span text:style-name="T29"> LOGO_CAP BLOB;</text:span></text:p>
            <text:p text:style-name="P38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8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24"/>
          </table:table-cell>
        </table:table-row>
      </table:table>
      <text:p text:style-name="P316"/>
      <text:list xml:id="list103417621487267" text:continue-list="list103417138242980" text:style-name="Outline">
        <text:list-item>
          <text:list>
            <text:list-header>
              <text:h text:style-name="P456"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76">Data: 23/04/2021 11:00h</text:p>
      <text:p text:style-name="P124"><text:tab/></text:p>
      <text:p text:style-name="P124">Resum: Correcció de seguretat en el llistat d'usuaris.</text:p>
      <text:p text:style-name="P124"/>
      <text:p text:style-name="P324">Canvis realitzats en la versió 0.9.34.1:</text:p>
      <text:list xml:id="list103417731990722" text:continue-list="list103415907976232" text:style-name="L1">
        <text:list-item>
          <text:p text:style-name="P507"><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67"/>
      <text:p text:style-name="P76">Base de dades:<text:span text:style-name="T5"> </text:span></text:p>
      <text:list xml:id="list2744779666" text:style-name="L58">
        <text:list-item>
          <text:p text:style-name="P536">Sense canvis</text:p>
        </text:list-item>
      </text:list>
      <text:p text:style-name="P76"/>
      <text:p text:style-name="P34"><text:span text:style-name="T6">Propietats globals</text:span>: </text:p>
      <text:list xml:id="list2224571930" text:style-name="L59">
        <text:list-item>
          <text:p text:style-name="P654">Sense canvis</text:p>
        </text:list-item>
      </text:list>
      <text:p text:style-name="P317"/>
      <text:list xml:id="list103415980813662" text:continue-list="list103417621487267" text:style-name="Outline">
        <text:list-item>
          <text:list>
            <text:list-header>
              <text:h text:style-name="P485" text:outline-level="2" text:is-list-header="true"><text:bookmark-start text:name="__RefHeading___Toc48625_1443764206"/><text:soft-page-break/><text:span text:style-name="T122">Versió 0.9.3</text:span><text:span text:style-name="T90">5</text:span><text:span text:style-name="T122">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23">Data: <text:span text:style-name="T185">20</text:span>/05/2021 <text:span text:style-name="T189">11</text:span>:00h</text:p>
      <text:p text:style-name="P125"><text:tab/></text:p>
      <text:p text:style-name="P125">Resum: Diverses millores i canvis d'interfícies amb vista de moviments, correcció d'errors i revisió de la quantitat de logs.</text:p>
      <text:p text:style-name="P125"/>
      <text:p text:style-name="P78">C<text:span text:style-name="T185">anvis i millores:</text:span></text:p>
      <text:list xml:id="list1046490686" text:style-name="L60">
        <text:list-item>
          <text:p text:style-name="P501"><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502"><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7"> </text:span>Filtrat de bústies </text:p>
        </text:list-item>
        <text:list-item>
          <text:p text:style-name="P502"><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24">Errors:</text:p>
      <text:list xml:id="list3883741392" text:style-name="L61">
        <text:list-item>
          <text:p text:style-name="P510"><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7"> </text:span>Error visor PDF </text:p>
        </text:list-item>
        <text:list-item>
          <text:p text:style-name="P510"><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66"/>
      <text:p text:style-name="P77">Base de dades:<text:span text:style-name="T5"> </text:span></text:p>
      <text:list xml:id="list1316725412" text:style-name="L62">
        <text:list-item>
          <text:p text:style-name="P537">distribucio_update_0.9.35.sql<text:span text:style-name="T188">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12367104">
          <table:table-cell table:style-name="Table6.A1" office:value-type="string">
            <text:p text:style-name="P409">-- #295 Poder reenviar a bústies només per a coneixement</text:p>
            <text:p text:style-name="P403"/>
            <text:p text:style-name="P387"><text:span text:style-name="T59">ALTER</text:span><text:span text:style-name="T29"> </text:span><text:span text:style-name="T59">TABLE</text:span><text:span text:style-name="T29"> DIS_CONT_MOV </text:span><text:span text:style-name="T59">ADD</text:span><text:span text:style-name="T29"> PER_CONEIXEMENT NUMBER(1);</text:span></text:p>
            <text:p text:style-name="P403"/>
            <text:p text:style-name="P409">-- #294 Quan es marqui un element per Coneixement/Tramitació s'afegirà text al final dels comentaris</text:p>
            <text:p text:style-name="P403"/>
            <text:p text:style-name="P38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03"/>
            <text:p text:style-name="P409">-- #297 Poder marcar bústies com a favorits</text:p>
            <text:p text:style-name="P403"/>
            <text:p text:style-name="P387"><text:span text:style-name="T59">CREATE</text:span><text:span text:style-name="T29"> </text:span><text:span text:style-name="T59">TABLE</text:span><text:span text:style-name="T29"> DIS_BUSTIA_FAVORIT</text:span></text:p>
            <text:p text:style-name="P419">(</text:p>
            <text:p text:style-name="P387"><text:span text:style-name="T29"><text:s text:c="4"/>ID <text:s text:c="17"/>NUMBER(19,0) <text:s text:c="7"/></text:span><text:span text:style-name="T59">NOT</text:span><text:span text:style-name="T29"> </text:span><text:span text:style-name="T118">NULL</text:span><text:span text:style-name="T29">, </text:span></text:p>
            <text:p text:style-name="P387"><text:span text:style-name="T29"><text:s text:c="4"/>BUSTIA_ID <text:s text:c="10"/>NUMBER(19,0) <text:s text:c="7"/></text:span><text:span text:style-name="T59">NOT</text:span><text:span text:style-name="T29"> </text:span><text:span text:style-name="T118">NULL</text:span><text:span text:style-name="T29">, </text:span></text:p>
            <text:p text:style-name="P387"><text:span text:style-name="T29"><text:s text:c="4"/>USUARI_CODI <text:s text:c="8"/>VARCHAR2(64 </text:span><text:span text:style-name="T59">CHAR</text:span><text:span text:style-name="T29">) <text:s text:c="2"/></text:span><text:span text:style-name="T59">NOT</text:span><text:span text:style-name="T29"> </text:span><text:span text:style-name="T118">NULL</text:span><text:span text:style-name="T29">, </text:span></text:p>
            <text:p text:style-name="P387"><text:span text:style-name="T29"><text:tab/>CREATEDBY_CODI <text:s text:c="5"/>VARCHAR2(64 </text:span><text:span text:style-name="T59">CHAR</text:span><text:span text:style-name="T29">), </text:span></text:p>
            <text:p text:style-name="P387"><text:span text:style-name="T29"><text:tab/>CREATEDDATE <text:s text:c="8"/></text:span><text:span text:style-name="T59">TIMESTAMP</text:span><text:span text:style-name="T29"> (6), </text:span></text:p>
            <text:p text:style-name="P387"><text:span text:style-name="T29"><text:tab/>LASTMODIFIEDBY_CODI VARCHAR2(64 </text:span><text:span text:style-name="T59">CHAR</text:span><text:span text:style-name="T29">), </text:span></text:p>
            <text:p text:style-name="P387"><text:span text:style-name="T29"><text:tab/>LASTMODIFIEDDATE <text:s text:c="3"/></text:span><text:span text:style-name="T59">TIMESTAMP</text:span><text:span text:style-name="T29"> (6)</text:span></text:p>
            <text:p text:style-name="P419">);</text:p>
            <text:p text:style-name="P403"/>
            <text:p text:style-name="P387"><text:span text:style-name="T59">ALTER</text:span><text:span text:style-name="T29"> </text:span><text:span text:style-name="T59">TABLE</text:span><text:span text:style-name="T29"> DIS_BUSTIA_FAVORIT </text:span><text:span text:style-name="T59">ADD</text:span><text:span text:style-name="T29"> (</text:span></text:p>
            <text:p text:style-name="P38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87"><text:span text:style-name="T29"><text:s text:c="4"/></text:span><text:span text:style-name="T59">REFERENCES</text:span><text:span text:style-name="T29"> DIS_BUSTIA (ID),</text:span></text:p>
            <text:p text:style-name="P38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87"><text:span text:style-name="T29"><text:s text:c="4"/></text:span><text:span text:style-name="T59">REFERENCES</text:span><text:span text:style-name="T29"> DIS_USUARI (CODI),</text:span></text:p>
            <text:p text:style-name="P38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87"><text:span text:style-name="T29"><text:s text:c="4"/></text:span><text:span text:style-name="T59">REFERENCES</text:span><text:span text:style-name="T29"> DIS_USUARI (CODI));</text:span></text:p>
            <text:p text:style-name="P419"><text:tab/></text:p>
            <text:p text:style-name="P387"><text:span text:style-name="T59">ALTER</text:span><text:span text:style-name="T29"> </text:span><text:span text:style-name="T59">TABLE</text:span><text:span text:style-name="T29"> DIS_BUSTIA_FAVORIT </text:span></text:p>
            <text:p text:style-name="P387"><text:span text:style-name="T29"><text:tab/></text:span><text:span text:style-name="T59">ADD</text:span><text:span text:style-name="T29"> </text:span><text:span text:style-name="T59">CONSTRAINT</text:span><text:span text:style-name="T29"> DIS_BUSTIA_FAV_MULT_UK </text:span></text:p>
            <text:p text:style-name="P387"><text:span text:style-name="T29"><text:tab/></text:span><text:span text:style-name="T59">UNIQUE</text:span><text:span text:style-name="T29"> (</text:span></text:p>
            <text:p text:style-name="P419"><text:tab/><text:tab/><text:tab/>BUSTIA_ID, </text:p>
            <text:p text:style-name="P419"><text:tab/><text:tab/><text:tab/>USUARI_CODI);</text:p>
            <text:p text:style-name="P419"><text:tab/></text:p>
            <text:p text:style-name="P38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8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03"/>
            <text:p text:style-name="P409">-- #299 Poder reservar/agafar un assentament abans de marcar-lo com a processat</text:p>
            <text:p text:style-name="P38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03"/>
            <text:p text:style-name="P38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8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03"/>
            <text:p text:style-name="P409">-- #316: Ampliar el camp comentari de 256 caràcters a 4096 caràcters</text:p>
            <text:p text:style-name="P38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8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03"/>
            <text:p text:style-name="P409"><text:soft-page-break/>-- #305 Ampliar detall d'error de custòdia del document</text:p>
            <text:p text:style-name="P38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8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61"/>
      <text:p text:style-name="P77"/>
      <text:p text:style-name="P77"/>
      <text:p text:style-name="P35"><text:span text:style-name="T6">Propietats globals</text:span>: </text:p>
      <text:list xml:id="list334134296" text:style-name="L63">
        <text:list-item>
          <text:p text:style-name="P655">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512366016">
          <table:table-cell table:style-name="Table7.A1" office:value-type="string">
            <text:p text:style-name="P204"><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8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87"><text:span text:style-name="T29">es.caib.distribucio.contingut.enviar.crear.comentari=</text:span><text:span text:style-name="T34">false</text:span></text:p>
            <text:p text:style-name="P403"/>
            <text:p text:style-name="P38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87"><text:span text:style-name="T29">es.caib.distribucio.contingut.enviar.coneixement=</text:span><text:span text:style-name="T34">false</text:span></text:p>
            <text:p text:style-name="P403"/>
            <text:p text:style-name="P38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87"><text:span text:style-name="T29">es.caib.distribucio.contingut.reenviar.favorits=</text:span><text:span text:style-name="T34">false</text:span></text:p>
            <text:p text:style-name="P403"/>
            <text:p text:style-name="P38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4"><text:span text:style-name="T29">es.caib.distribucio.anotacions.permetre.reservar=</text:span><text:span text:style-name="T34">false</text:span></text:p>
          </table:table-cell>
        </table:table-row>
      </table:table>
      <text:p text:style-name="P319"/>
      <text:p text:style-name="P318"/>
      <text:p text:style-name="P105">Altres: </text:p>
      <text:list xml:id="list103416133059839" text:continue-list="list103417161539871" text:style-name="L31">
        <text:list-item>
          <text:p text:style-name="P619"><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8"/>
      <text:list xml:id="list103417639485731" text:continue-list="list103415980813662" text:style-name="Outline">
        <text:list-item>
          <text:list>
            <text:list-header>
              <text:h text:style-name="P470" text:outline-level="2" text:is-list-header="true"><text:bookmark-start text:name="__RefHeading___Toc47608_4047943807"/><text:span text:style-name="T122">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21">Data: <text:span text:style-name="T174">31</text:span>/0<text:span text:style-name="T174">5</text:span>/202<text:span text:style-name="T174">1</text:span></text:p>
      <text:p text:style-name="P221"/>
      <text:p text:style-name="P106">Resum: Correcció de l'error de permisos en el processament múltiple pels usuaris.</text:p>
      <text:p text:style-name="P222"/>
      <text:p text:style-name="P325">Errors resolts:</text:p>
      <text:list xml:id="list2156625335" text:style-name="L64">
        <text:list-item>
          <text:p text:style-name="P622"><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186"/>
      <text:p text:style-name="P79">Base de dades:<text:span text:style-name="T5"> </text:span></text:p>
      <text:list xml:id="list3960563104" text:style-name="L65">
        <text:list-item>
          <text:p text:style-name="P607">S<text:span text:style-name="T145">ense canvis</text:span></text:p>
        </text:list-item>
      </text:list>
      <text:p text:style-name="P79"/>
      <text:p text:style-name="P36"><text:span text:style-name="T6">Propietats globals</text:span>: </text:p>
      <text:list xml:id="list939825624" text:style-name="L66">
        <text:list-item>
          <text:p text:style-name="P571">Sense canvis</text:p>
        </text:list-item>
      </text:list>
      <text:p text:style-name="P289"/>
      <text:p text:style-name="P289"/>
      <text:list xml:id="list103416526394870" text:continue-list="list103417639485731" text:style-name="Outline">
        <text:list-item>
          <text:list>
            <text:list-header>
              <text:h text:style-name="P471" text:outline-level="2" text:is-list-header="true"><text:bookmark-start text:name="__RefHeading___Toc257433_4047943807"/><text:soft-page-break/><text:span text:style-name="T122">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23">Data: <text:span text:style-name="T174">01</text:span>/<text:span text:style-name="T191">07</text:span>/202<text:span text:style-name="T174">1 08:00h</text:span></text:p>
      <text:p text:style-name="P223"/>
      <text:p text:style-name="P107">Resum: Millorar regles, simulació i comportament amb backoffices. Reducció de logs. Millores visuals i correccions d'errors.</text:p>
      <text:p text:style-name="P223"/>
      <text:p text:style-name="P340">Millores incloses:</text:p>
      <text:list xml:id="list553294903" text:style-name="L67">
        <text:list-item>
          <text:p text:style-name="P658"><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3"> </text:span>Millores en el llistat d'assentaments </text:p>
        </text:list-item>
      </text:list>
      <text:p text:style-name="P326">Errors resolts:</text:p>
      <text:list xml:id="list103417580716675" text:continue-list="list2156625335" text:style-name="L64">
        <text:list-item>
          <text:p text:style-name="P623"><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187"/>
      <text:p text:style-name="P80">Base de dades:<text:span text:style-name="T5"> </text:span></text:p>
      <text:list xml:id="list3498412834"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42"/>
      <table:table table:name="Table8" table:style-name="Table8">
        <table:table-column table:style-name="Table8.A"/>
        <table:table-row table:style-name="TableLine512432928">
          <table:table-cell table:style-name="Table8.A1" office:value-type="string">
            <text:p text:style-name="P387"><text:span text:style-name="T194">-</text:span><text:span text:style-name="T195">-</text:span><text:span text:style-name="T194">#359 Modificar la configuració d'autenticació dels backoffices: ampliar usuari y contrasenya de 64 a 255 caracteres</text:span></text:p>
            <text:p text:style-name="P38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8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19"/>
          </table:table-cell>
        </table:table-row>
      </table:table>
      <text:p text:style-name="P342"/>
      <text:p text:style-name="P80"/>
      <text:p text:style-name="P37"><text:span text:style-name="T6">Propietats globals</text:span>: </text:p>
      <text:list xml:id="list158261981" text:style-name="L69">
        <text:list-item>
          <text:p text:style-name="P572">N<text:span text:style-name="T196">ova propietat opcional per limitar el nombre de reintents d'enviament d'avís de noves anotacions a backoffices de Distribucio.</text:span></text:p>
        </text:list-item>
      </text:list>
      <text:p text:style-name="P290"/>
      <table:table table:name="Table9" table:style-name="Table9">
        <table:table-column table:style-name="Table9.A"/>
        <table:table-row table:style-name="TableLine512388864">
          <table:table-cell table:style-name="Table9.A1" office:value-type="string">
            <text:p text:style-name="P154">#330 Limitar número de reintents d'execució de regles d'enviament a Backoffice </text:p>
            <text:p text:style-name="P344"><text:span text:style-name="T29">es.caib.distribucio.tasca.enviar.anotacions.max.reintents=</text:span><text:span text:style-name="T34">2</text:span></text:p>
          </table:table-cell>
        </table:table-row>
      </table:table>
      <text:p text:style-name="P290"/>
      <text:list xml:id="list2259231161"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91">taula. <text:span text:style-name="T162">Exemple de usuari i passord per un backoffice a nivell de propietats.</text:span></text:p>
      <table:table table:name="Table10" table:style-name="Table10">
        <table:table-column table:style-name="Table10.A"/>
        <table:table-row table:style-name="TableLine512389680">
          <table:table-cell table:style-name="Table10.A1" office:value-type="string">
            <text:p text:style-name="P154"># Propietats per ususaris i contrasenyes de backoffices de DistribucioDS</text:p>
            <text:p text:style-name="P437"><text:span text:style-name="T29">es.caib.distribucio.backoffice.helium.usuari=</text:span><text:span text:style-name="T34">admin</text:span></text:p>
            <text:p text:style-name="P437"><text:span text:style-name="T29">es.caib.distribucio.backoffice.helium.contrasenya=</text:span><text:span text:style-name="T34">admin</text:span></text:p>
            <text:p text:style-name="P344"/>
          </table:table-cell>
        </table:table-row>
      </table:table>
      <text:p text:style-name="P293"/>
      <text:p text:style-name="P292">fig.<text:span text:style-name="T162"> Exemple de configuració amb claus cap al fitxer de propietats.</text:span></text:p>
      <text:p text:style-name="P294"><draw:frame draw:style-name="fr1" draw:name="Image3" text:anchor-type="paragraph" svg:x="0cm" svg:y="0cm" svg:width="17cm" svg:height="9.839cm" draw:z-index="68"><draw:image xlink:href="Pictures/100000000000038B0000020DFA03B5B28C503E1E.png" xlink:type="simple" xlink:show="embed" xlink:actuate="onLoad" draw:mime-type="image/png"/></draw:frame><text:soft-page-break/></text:p>
      <text:list xml:id="list103417561085516" text:continue-list="list103416526394870" text:style-name="Outline">
        <text:list-item>
          <text:list>
            <text:list-header>
              <text:h text:style-name="P472" text:outline-level="2" text:is-list-header="true"><text:bookmark-start text:name="__RefHeading___Toc60504_2052141439"/><text:span text:style-name="T122">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24">Data: <text:span text:style-name="T197">08</text:span>/<text:span text:style-name="T191">09</text:span>/202<text:span text:style-name="T174">1 12:00h</text:span></text:p>
      <text:p text:style-name="P224"/>
      <text:p text:style-name="P108">Resum: Configuració via aplicació, fitxers tècnics ocults per l'usuari, vista de moviments, millores de navegació</text:p>
      <text:p text:style-name="P224"/>
      <text:p text:style-name="P341">Millores incloses:</text:p>
      <text:list xml:id="list103417006328892" text:continue-list="list553294903"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27">Errors resolts:</text:p>
      <text:list xml:id="list1029385954"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199">: </text:span>A la pipella d'Accions de l'històric d'accions al clicar per a amagar detalls, desapareixen moviments</text:p>
        </text:list-item>
      </text:list>
      <text:p text:style-name="P188"/>
      <text:p text:style-name="P81">Base de dades:<text:span text:style-name="T5"> </text:span></text:p>
      <text:list xml:id="list103416980478038" text:continue-list="list3498412834" text:style-name="L68">
        <text:list-item>
          <text:p text:style-name="P662">distribucio_update_0.9.3<text:span text:style-name="T198">7</text:span>.sql (Oracle)</text:p>
        </text:list-item>
      </text:list>
      <text:p text:style-name="P343"/>
      <table:table table:name="Tabela7" table:style-name="Tabela7">
        <table:table-column table:style-name="Tabela7.A"/>
        <table:table-row table:style-name="TableLine512478624">
          <table:table-cell table:style-name="Tabela7.A1" office:value-type="string">
            <text:p text:style-name="P413">-- #287 Posar com a pendents les anotacions rebutjades pels backoffices per poder processar-les</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REBUTJADA'</text:span><text:span text:style-name="T29">;</text:span></text:p>
            <text:p text:style-name="P38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ERROR'</text:span><text:span text:style-name="T29">;</text:span></text:p>
            <text:p text:style-name="P403"/>
            <text:p text:style-name="P409">--#350 Eliminar el camp "Tipus" en la gestió dels backoffices</text:p>
            <text:p text:style-name="P38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03"/>
            <text:p text:style-name="P409">-- #354 Implementar una nova secció de configuració general de l'aplicació</text:p>
            <text:p text:style-name="P387"><text:span text:style-name="T59">CREATE</text:span><text:span text:style-name="T29"> </text:span><text:span text:style-name="T59">TABLE</text:span><text:span text:style-name="T29"> DIS_CONFIG</text:span></text:p>
            <text:p text:style-name="P419">(</text:p>
            <text:p text:style-name="P38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8">NULL</text:span><text:span text:style-name="T29">,</text:span></text:p>
            <text:p text:style-name="P387"><text:span text:style-name="T29"><text:s text:c="4"/></text:span><text:span text:style-name="T59">VALUE</text:span><text:span text:style-name="T29"> <text:s text:c="15"/>VARCHAR2(2048 </text:span><text:span text:style-name="T59">CHAR</text:span><text:span text:style-name="T29">),</text:span></text:p>
            <text:p text:style-name="P387"><text:span text:style-name="T29"><text:s text:c="4"/>DESCRIPTION <text:s text:c="9"/>VARCHAR2(2048 </text:span><text:span text:style-name="T59">CHAR</text:span><text:span text:style-name="T29">),</text:span></text:p>
            <text:p text:style-name="P387"><text:span text:style-name="T29"><text:s text:c="4"/>GROUP_CODE <text:s text:c="10"/>VARCHAR2(128 </text:span><text:span text:style-name="T59">CHAR</text:span><text:span text:style-name="T29">) <text:s text:c="4"/></text:span><text:span text:style-name="T59">NOT</text:span><text:span text:style-name="T29"> </text:span><text:span text:style-name="T118">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87"><text:span text:style-name="T29"><text:s text:c="4"/>JBOSS_PROPERTY <text:s text:c="6"/>NUMBER(1) <text:s text:c="13"/></text:span><text:span text:style-name="T59">DEFAULT</text:span><text:span text:style-name="T29"> 0 </text:span><text:span text:style-name="T59">NOT</text:span><text:span text:style-name="T29"> </text:span><text:span text:style-name="T118">NULL</text:span><text:span text:style-name="T29">,</text:span></text:p>
            <text:p text:style-name="P387"><text:span text:style-name="T29"><text:s text:c="4"/>TYPE_CODE <text:s text:c="11"/>VARCHAR2(128 </text:span><text:span text:style-name="T59">CHAR</text:span><text:span text:style-name="T29">) <text:s text:c="4"/></text:span><text:span text:style-name="T59">DEFAULT</text:span><text:span text:style-name="T29"> </text:span><text:span text:style-name="T133">'TEXT'</text:span><text:span text:style-name="T29">,</text:span></text:p>
            <text:p text:style-name="P419"><text:s text:c="4"/>LASTMODIFIEDBY_CODI <text:s/>VARCHAR2(64),</text:p>
            <text:p text:style-name="P387"><text:span text:style-name="T29"><text:s text:c="4"/>LASTMODIFIEDDATE <text:s text:c="4"/></text:span><text:span text:style-name="T59">TIMESTAMP</text:span><text:span text:style-name="T29">(6)</text:span></text:p>
            <text:p text:style-name="P419">);</text:p>
            <text:p text:style-name="P403"/>
            <text:p text:style-name="P387"><text:span text:style-name="T59">CREATE</text:span><text:span text:style-name="T29"> </text:span><text:span text:style-name="T59">TABLE</text:span><text:span text:style-name="T29"> DIS_CONFIG_GROUP</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87"><text:span text:style-name="T29"><text:s text:c="4"/>PARENT_CODE <text:s text:c="9"/>VARCHAR2(128 </text:span><text:span text:style-name="T59">CHAR</text:span><text:span text:style-name="T29">) <text:s text:c="4"/></text:span><text:span text:style-name="T59">DEFAULT</text:span><text:span text:style-name="T29"> </text:span><text:span text:style-name="T118">NULL</text:span><text:span text:style-name="T29">,</text:span></text:p>
            <text:p text:style-name="P387"><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87"><text:span text:style-name="T29"><text:s text:c="4"/>DESCRIPTION <text:s text:c="9"/>VARCHAR2(512 </text:span><text:span text:style-name="T59">CHAR</text:span><text:span text:style-name="T29">) <text:s text:c="4"/></text:span><text:span text:style-name="T59">NOT</text:span><text:span text:style-name="T29"> </text:span><text:span text:style-name="T118">NULL</text:span></text:p>
            <text:p text:style-name="P419">);</text:p>
            <text:p text:style-name="P403"/>
            <text:p text:style-name="P387"><text:span text:style-name="T59">CREATE</text:span><text:span text:style-name="T29"> </text:span><text:span text:style-name="T59">TABLE</text:span><text:span text:style-name="T29"> DIS_CONFIG_TYPE</text:span></text:p>
            <text:p text:style-name="P419">(</text:p>
            <text:p text:style-name="P387"><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8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8">NULL</text:span></text:p>
            <text:p text:style-name="P419"><text:soft-page-break/>);</text:p>
            <text:p text:style-name="P403"/>
            <text:p text:style-name="P387"><text:span text:style-name="T59">ALTER</text:span><text:span text:style-name="T29"> </text:span><text:span text:style-name="T59">TABLE</text:span><text:span text:style-name="T29"> DIS_CONFIG </text:span><text:span text:style-name="T59">ADD</text:span><text:span text:style-name="T29"> (</text:span></text:p>
            <text:p text:style-name="P38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03"/>
            <text:p text:style-name="P387"><text:span text:style-name="T59">ALTER</text:span><text:span text:style-name="T29"> </text:span><text:span text:style-name="T59">TABLE</text:span><text:span text:style-name="T29"> DIS_CONFIG_GROUP </text:span><text:span text:style-name="T59">ADD</text:span><text:span text:style-name="T29"> (</text:span></text:p>
            <text:p text:style-name="P38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_TYPE </text:span><text:span text:style-name="T59">ADD</text:span><text:span text:style-name="T29"> (</text:span></text:p>
            <text:p text:style-name="P38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03"/>
            <text:p text:style-name="P387"><text:span text:style-name="T59">ALTER</text:span><text:span text:style-name="T29"> </text:span><text:span text:style-name="T59">TABLE</text:span><text:span text:style-name="T29"> DIS_CONFIG</text:span></text:p>
            <text:p text:style-name="P38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19"><text:s text:c="4"/></text:p>
            <text:p text:style-name="P403"/>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GENERAL'</text:span><text:span text:style-name="T29">,</text:span><text:span text:style-name="T118">null</text:span><text:span text:style-name="T29">,</text:span><text:span text:style-name="T133">'0'</text:span><text:span text:style-name="T29">,</text:span><text:span text:style-name="T133">'Configuracions general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EMAIL'</text:span><text:span text:style-name="T29">,</text:span><text:span text:style-name="T118">null</text:span><text:span text:style-name="T29">,</text:span><text:span text:style-name="T133">'1'</text:span><text:span text:style-name="T29">,</text:span><text:span text:style-name="T133">'Enviament de correu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text:span><text:span text:style-name="T29">,</text:span><text:span text:style-name="T118">null</text:span><text:span text:style-name="T29">,</text:span><text:span text:style-name="T133">'2'</text:span><text:span text:style-name="T29">,</text:span><text:span text:style-name="T133">'Configuració de les tasques periodiqu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PLUGINS'</text:span><text:span text:style-name="T29">,</text:span><text:span text:style-name="T118">null</text:span><text:span text:style-name="T29">,</text:span><text:span text:style-name="T133">'3'</text:span><text:span text:style-name="T29">,</text:span><text:span text:style-name="T133">'Plugins de l''aplicació'</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403"/>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BOOL'</text:span><text:span text:style-name="T29">,</text:span><text:span text:style-name="T118">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TEXT'</text:span><text:span text:style-name="T29">,</text:span><text:span text:style-name="T118">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INT'</text:span><text:span text:style-name="T29">,</text:span><text:span text:style-name="T118">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FLOAT'</text:span><text:span text:style-name="T29">,</text:span><text:span text:style-name="T118">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ON'</text:span><text:span text:style-name="T29">,</text:span><text:span text:style-name="T118">null</text:span><text:span text:style-name="T29">);</text:span></text:p>
            <text:p text:style-name="P38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EDENTIALS'</text:span><text:span text:style-name="T29">,</text:span><text:span text:style-name="T118">null</text:span><text:span text:style-name="T29">);</text:span></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processament.asincron'</text:span><text:span text:style-name="T29">,</text:span><text:span text:style-name="T118">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reintents'</text:span><text:span text:style-name="T29">,</text:span><text:span text:style-name="T118">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threads.parallel'</text:span><text:span text:style-name="T29">,</text:span><text:span text:style-name="T118">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class'</text:span><text:span text:style-name="T29">,</text:span><text:span text:style-name="T118">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document.versionable'</text:span><text:span text:style-name="T29">,</text:span><text:span text:style-name="T118">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class'</text:span><text:span text:style-name="T29">,</text:span><text:span text:style-name="T118">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rl'</text:span><text:span text:style-name="T29">,</text:span><text:span text:style-name="T118">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default.user.language'</text:span><text:span text:style-name="T29">,</text:span><text:span text:style-name="T118">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sername'</text:span><text:span text:style-name="T29">,</text:span><text:span text:style-name="T118">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password'</text:span><text:span text:style-name="T29">,</text:span><text:span text:style-name="T118">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connect.timeout'</text:span><text:span text:style-name="T29">,</text:span><text:span text:style-name="T118">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request.timeout'</text:span><text:span text:style-name="T29">,</text:span><text:span text:style-name="T118">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class'</text:span><text:span text:style-name="T29">,</text:span><text:span text:style-name="T118">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pp.base.url'</text:span><text:span text:style-name="T29">,</text:span><text:span text:style-name="T118">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rl'</text:span><text:span text:style-name="T29">,</text:span><text:span text:style-name="T118">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sername'</text:span><text:span text:style-name="T29">,</text:span><text:span text:style-name="T118">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password'</text:span><text:span text:style-name="T29">,</text:span><text:span text:style-name="T118">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class'</text:span><text:span text:style-name="T29">,</text:span><text:span text:style-name="T118">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service.url'</text:span><text:span text:style-name="T29">,</text:span><text:span text:style-name="T118">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jndi'</text:span><text:span text:style-name="T29">,</text:span><text:span text:style-name="T118">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remitent'</text:span><text:span text:style-name="T29">,</text:span><text:span text:style-name="T118">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class'</text:span><text:span text:style-name="T29">,</text:span><text:span text:style-name="T118">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signarAnnexos'</text:span><text:span text:style-name="T29">,</text:span><text:span text:style-name="T118">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endpoint'</text:span><text:span text:style-name="T29">,</text:span><text:span text:style-name="T118">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username'</text:span><text:span text:style-name="T29">,</text:span><text:span text:style-name="T118">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assword'</text:span><text:span text:style-name="T29">,</text:span><text:span text:style-name="T118">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erfil'</text:span><text:span text:style-name="T29">,</text:span><text:span text:style-name="T118">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validatesignature.class'</text:span><text:span text:style-name="T29">,</text:span><text:span text:style-name="T118">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debug'</text:span><text:span text:style-name="T29">,</text:span><text:span text:style-name="T118">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pplicationID'</text:span><text:span text:style-name="T29">,</text:span><text:span text:style-name="T118">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printxml'</text:span><text:span text:style-name="T29">,</text:span><text:span text:style-name="T118">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TransformersTemplatesPath'</text:span><text:span text:style-name="T29">,</text:span><text:span text:style-name="T118">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endpoint'</text:span><text:span text:style-name="T29">,</text:span><text:span text:style-name="T118">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username'</text:span><text:span text:style-name="T29">,</text:span><text:span text:style-name="T118">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password'</text:span><text:span text:style-name="T29">,</text:span><text:span text:style-name="T118">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backoffice.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max.reintents'</text:span><text:span text:style-name="T29">,</text:span><text:span text:style-name="T118">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max.reintents'</text:span><text:span text:style-name="T29">,</text:span><text:span text:style-name="T118">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tancar.contenidor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periode.enviament.no.agrupat'</text:span><text:span text:style-name="T29">,</text:span><text:span text:style-name="T118">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cron.enviament.agrupat'</text:span><text:span text:style-name="T29">,</text:span><text:span text:style-name="T118">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rl'</text:span><text:span text:style-name="T29">,</text:span><text:span text:style-name="T118">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suari'</text:span><text:span text:style-name="T29">,</text:span><text:span text:style-name="T118">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contrasenya'</text:span><text:span text:style-name="T29">,</text:span><text:span text:style-name="T118">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atasource.jndi'</text:span><text:span text:style-name="T29">,</text:span><text:span text:style-name="T118">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dialect'</text:span><text:span text:style-name="T29">,</text:span><text:span text:style-name="T118">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show_sql'</text:span><text:span text:style-name="T29">,</text:span><text:span text:style-name="T118">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hbm2ddl.auto'</text:span><text:span text:style-name="T29">,</text:span><text:span text:style-name="T118">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classificacio'</text:span><text:span text:style-name="T29">,</text:span><text:span text:style-name="T118">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serie.documental'</text:span><text:span text:style-name="T29">,</text:span><text:span text:style-name="T118">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clau'</text:span><text:span text:style-name="T29">,</text:span><text:span text:style-name="T118">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retornarAnnexIFirmaContingut'</text:span><text:span text:style-name="T29">,</text:span><text:span text:style-name="T118">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permetre.reservar'</text:span><text:span text:style-name="T29">,</text:span><text:span text:style-name="T118">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duplicar.contingut.arxiu'</text:span><text:span text:style-name="T29">,</text:span><text:span text:style-name="T118">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favorits'</text:span><text:span text:style-name="T29">,</text:span><text:span text:style-name="T118">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coneixement'</text:span><text:span text:style-name="T29">,</text:span><text:span text:style-name="T118">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arbre.nivell'</text:span><text:span text:style-name="T29">,</text:span><text:span text:style-name="T118">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lass'</text:span><text:span text:style-name="T29">,</text:span><text:span text:style-name="T118">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ntitat.logos.base.dir'</text:span><text:span text:style-name="T29">,</text:span><text:span text:style-name="T118">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suporta.metadades'</text:span><text:span text:style-name="T29">,</text:span><text:span text:style-name="T118">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aplicacio.codi'</text:span><text:span text:style-name="T29">,</text:span><text:span text:style-name="T118">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sv.definicio'</text:span><text:span text:style-name="T29">,</text:span><text:span text:style-name="T118">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plugin.arxiu.caib.timeout.connect'</text:span><text:span text:style-name="T29">,</text:span><text:span text:style-name="T118">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timeout.read'</text:span><text:span text:style-name="T29">,</text:span><text:span text:style-name="T118">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sv.base.url'</text:span><text:span text:style-name="T29">,</text:span><text:span text:style-name="T118">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base.url'</text:span><text:span text:style-name="T29">,</text:span><text:span text:style-name="T118">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usuari'</text:span><text:span text:style-name="T29">,</text:span><text:span text:style-name="T118">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trasenya'</text:span><text:span text:style-name="T29">,</text:span><text:span text:style-name="T118">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class'</text:span><text:span text:style-name="T29">,</text:span><text:span text:style-name="T118">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filesystem.base.dir'</text:span><text:span text:style-name="T29">,</text:span><text:span text:style-name="T118">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class'</text:span><text:span text:style-name="T29">,</text:span><text:span text:style-name="T118">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datasource.jndi.name'</text:span><text:span text:style-name="T29">,</text:span><text:span text:style-name="T118">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codi'</text:span><text:span text:style-name="T29">,</text:span><text:span text:style-name="T118">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nif'</text:span><text:span text:style-name="T29">,</text:span><text:span text:style-name="T118">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rols'</text:span><text:span text:style-name="T29">,</text:span><text:span text:style-name="T118">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grup'</text:span><text:span text:style-name="T29">,</text:span><text:span text:style-name="T118">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8">null</text:span><text:span text:style-name="T29">,</text:span><text:span text:style-name="T118">null</text:span><text:span text:style-name="T29">);</text:span></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03"/>
            <text:p text:style-name="P409">-- #362 Error esborrant bústia quan hi ha moviments de registres que hi fan referència</text:p>
            <text:p text:style-name="P409">-- Elimina las FK de la taula de moviments</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8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03"/>
            <text:p text:style-name="P38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8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03"/>
            <text:p text:style-name="P38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87"><text:span text:style-name="T59">WHERE</text:span><text:span text:style-name="T29"> ORIGEN_ID </text:span><text:span text:style-name="T59">IS</text:span><text:span text:style-name="T29"> </text:span><text:span text:style-name="T59">NOT</text:span><text:span text:style-name="T29"> </text:span><text:span text:style-name="T118">NULL</text:span><text:span text:style-name="T29">;</text:span></text:p>
            <text:p text:style-name="P403"/>
            <text:p text:style-name="P38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87"><text:span text:style-name="T59">WHERE</text:span><text:span text:style-name="T29"> DESTI_ID </text:span><text:span text:style-name="T59">IS</text:span><text:span text:style-name="T29"> </text:span><text:span text:style-name="T59">NOT</text:span><text:span text:style-name="T29"> </text:span><text:span text:style-name="T118">NULL</text:span><text:span text:style-name="T29">;</text:span></text:p>
            <text:p text:style-name="P403"/>
            <text:p text:style-name="P409">--#374 Posar el logo de l'entitat a FileSystem</text:p>
            <text:p text:style-name="P38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03"/>
            <text:p text:style-name="P409">-- #378 Problema per definir regla amb múltiples SIAs </text:p>
            <text:p text:style-name="P387"><text:span text:style-name="T59">ALTER</text:span><text:span text:style-name="T29"> </text:span><text:span text:style-name="T59">TABLE</text:span><text:span text:style-name="T29"> DIS_REGLA MODIFY PROCEDIMENT_CODI VARCHAR2(1024);</text:span></text:p>
            <text:p text:style-name="P403"/>
            <text:p text:style-name="P419"/>
          </table:table-cell>
        </table:table-row>
      </table:table>
      <text:p text:style-name="P343"/>
      <text:p text:style-name="P81"/>
      <text:p text:style-name="P38"><text:span text:style-name="T6">Propietats globals</text:span>: </text:p>
      <text:list xml:id="list924051033" text:style-name="L72">
        <text:list-header>
          <text:p text:style-name="P573"/>
        </text:list-header>
      </text:list>
      <table:table table:name="Tabela8" table:style-name="Tabela8">
        <table:table-column table:style-name="Tabela8.A"/>
        <table:table-row table:style-name="TableLine512434560">
          <table:table-cell table:style-name="Tabela8.A1" office:value-type="string">
            <text:p text:style-name="P439"><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45"><text:span text:style-name="T29">es.caib.distribucio.entitat.logos.base.dir=</text:span><text:span text:style-name="T34">/opt/</text:span><text:span text:style-name="T40">logos</text:span></text:p>
          </table:table-cell>
        </table:table-row>
      </table:table>
      <text:p text:style-name="P295"/>
      <text:list xml:id="list103417976111517" text:continue-list="list103417561085516" text:style-name="Outline">
        <text:list-item>
          <text:list>
            <text:list-header>
              <text:h text:style-name="P473" text:outline-level="2" text:is-list-header="true"><text:bookmark-start text:name="__RefHeading___Toc51178_3323466580"/><text:span text:style-name="T122">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25">Data: <text:span text:style-name="T174">14</text:span>/0<text:span text:style-name="T174">9</text:span>/202<text:span text:style-name="T174">1 16:00h</text:span></text:p>
      <text:p text:style-name="P225"/>
      <text:p text:style-name="P109">Resum: Correcció de l'error pel qual es filtraven malament els fitxers tècnics en el detall per usuaris.</text:p>
      <text:p text:style-name="P225"/>
      <text:p text:style-name="P328"><text:soft-page-break/>Errors resolts:</text:p>
      <text:list xml:id="list103417749861479" text:continue-list="list103417580716675" text:style-name="L64">
        <text:list-item>
          <text:p text:style-name="P558">N<text:span text:style-name="T200">o es mostren els annexos de tipus document adjunt al formulari i sí es mostren els documents tècnics per a usuaris.</text:span></text:p>
        </text:list-item>
      </text:list>
      <text:p text:style-name="P189"/>
      <text:p text:style-name="P82">Base de dades:<text:span text:style-name="T5"> </text:span></text:p>
      <text:list xml:id="list245184519" text:style-name="L73">
        <text:list-item>
          <text:p text:style-name="P608">S<text:span text:style-name="T145">ense canvis</text:span></text:p>
        </text:list-item>
      </text:list>
      <text:p text:style-name="P82"/>
      <text:p text:style-name="P39"><text:span text:style-name="T6">Propietats globals</text:span>: </text:p>
      <text:list xml:id="list675535379" text:style-name="L74">
        <text:list-item>
          <text:p text:style-name="P575">Sense canvis</text:p>
        </text:list-item>
      </text:list>
      <text:p text:style-name="P296"/>
      <text:list xml:id="list103417095830430" text:continue-list="list103417976111517" text:style-name="Outline">
        <text:list-item>
          <text:list>
            <text:list-header>
              <text:h text:style-name="P474" text:outline-level="2" text:is-list-header="true"><text:bookmark-start text:name="__RefHeading___Toc215555_3323466580"/><text:span text:style-name="T122">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26">Data: <text:span text:style-name="T201">22</text:span>/0<text:span text:style-name="T174">9</text:span>/202<text:span text:style-name="T174">1 15:00h</text:span></text:p>
      <text:p text:style-name="P226"/>
      <text:p text:style-name="P110">Resum: Correcció de l'error pel qual no es poden processar múltiples registres per usuaris no administradors.</text:p>
      <text:p text:style-name="P226"/>
      <text:p text:style-name="P329">Errors resolts:</text:p>
      <text:list xml:id="list103417641730022" text:continue-list="list103417749861479" text:style-name="L64">
        <text:list-item>
          <text:p text:style-name="P559"><text:a xlink:type="simple" xlink:href="https://github.com/GovernIB/distribucio/issues/387" text:style-name="Internet_20_link" text:visited-style-name="Visited_20_Internet_20_Link"><text:span text:style-name="T200">#387</text:span></text:a><text:span text:style-name="T200"> S'intenta recuperar una anotació amb una cridada que requereix DIS_ADMIN al intentar fer un processament múltiple des de perfil Usuari.</text:span></text:p>
        </text:list-item>
      </text:list>
      <text:p text:style-name="P190"/>
      <text:p text:style-name="P83">Base de dades:<text:span text:style-name="T5"> </text:span></text:p>
      <text:list xml:id="list857215016" text:style-name="L75">
        <text:list-item>
          <text:p text:style-name="P609">S<text:span text:style-name="T145">ense canvis</text:span></text:p>
        </text:list-item>
      </text:list>
      <text:p text:style-name="P83"/>
      <text:p text:style-name="P40"><text:span text:style-name="T6">Propietats globals</text:span>: </text:p>
      <text:list xml:id="list746405037" text:style-name="L76">
        <text:list-item>
          <text:p text:style-name="P576">Sense canvis</text:p>
        </text:list-item>
      </text:list>
      <text:p text:style-name="P297"/>
      <text:list xml:id="list103417187409060" text:continue-list="list103417095830430" text:style-name="Outline">
        <text:list-item>
          <text:list>
            <text:list-header>
              <text:h text:style-name="P475" text:outline-level="2" text:is-list-header="true"><text:bookmark-start text:name="__RefHeading___Toc125562_3002973793"/><text:span text:style-name="T122">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27">Data: <text:span text:style-name="T174">19</text:span>/<text:span text:style-name="T202">11</text:span>/202<text:span text:style-name="T174">1 18:00h</text:span></text:p>
      <text:p text:style-name="P227"/>
      <text:p text:style-name="P111">Resum: Nou mòdul de consulta i recopilació de dades històriques. Reconeixement del tipus i perfil de la firma retornada pel Portasignatures. Altres millores.</text:p>
      <text:p text:style-name="P227"/>
      <text:p text:style-name="P351">Millores incloses:</text:p>
      <text:list xml:id="list3997731728" text:style-name="L77">
        <text:list-item>
          <text:p text:style-name="P663"><text:a xlink:type="simple" xlink:href="https://github.com/GovernIB/distribucio/issues/167" text:style-name="Internet_20_link" text:visited-style-name="Visited_20_Internet_20_Link">#167</text:a><text:span text:style-name="T203">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4">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4">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4"> </text:span>Recordar perfil de l'usuari </text:p>
        </text:list-item>
        <text:list-item>
          <text:p text:style-name="P627"><text:a xlink:type="simple" xlink:href="https://github.com/GovernIB/distribucio/issues/377" text:style-name="Internet_20_link" text:visited-style-name="Visited_20_Internet_20_Link">#377</text:a><text:span text:style-name="T204">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5">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6">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6">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6">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6"> </text:span>L'usuari que ha bloquejat un assentament hauria de poder realitzar accions sobre ell </text:p>
        </text:list-item>
      </text:list>
      <text:p text:style-name="P330"/>
      <text:p text:style-name="P330">Errors resolts:</text:p>
      <text:list xml:id="list103417950881906" text:continue-list="list103417641730022" text:style-name="L64">
        <text:list-item>
          <text:p text:style-name="P560">#391 Afegir comprovació de la signatura dels documents signats per portafib </text:p>
        </text:list-item>
      </text:list>
      <text:p text:style-name="P191"/>
      <text:p text:style-name="P84">Base de dades:<text:span text:style-name="T5"> </text:span></text:p>
      <text:list xml:id="list1767990658" text:style-name="L78">
        <text:list-item>
          <text:p text:style-name="P610">distribucio_update_0.9.38.sql (Oracle)</text:p>
        </text:list-item>
      </text:list>
      <table:table table:name="Table11" table:style-name="Table11">
        <table:table-column table:style-name="Table11.A"/>
        <table:table-row table:style-name="TableLine512435920">
          <table:table-cell table:style-name="Table11.A1" office:value-type="string">
            <text:p text:style-name="P409">--#376 Recordar perfil de l'usuari</text:p>
            <text:p text:style-name="P38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03"/>
            <text:p text:style-name="P409">-- # 167 Afegir un mòdul d’estadístiques</text:p>
            <text:p text:style-name="P409">-- Crear taules per anotacions, estat i busties</text:p>
            <text:p text:style-name="P403"/>
            <text:p text:style-name="P387"><text:span text:style-name="T59">CREATE</text:span><text:span text:style-name="T29"> </text:span><text:span text:style-name="T59">TABLE</text:span><text:span text:style-name="T29"> DIS_HIS_ANOTACIO</text:span></text:p>
            <text:p text:style-name="P419">(</text:p>
            <text:p text:style-name="P38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87"><text:span text:style-name="T29"><text:s text:c="4"/>ENTITAT_ID <text:s text:c="14"/>NUMBER(19) <text:s text:c="4"/></text:span><text:span text:style-name="T59">NOT</text:span><text:span text:style-name="T29"> </text:span><text:span text:style-name="T118">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87"><text:span text:style-name="T29"><text:s text:c="4"/>ANOTACIONS <text:s text:c="14"/>NUMBER(19)<text:tab/> <text:s text:c="3"/></text:span><text:span text:style-name="T59">NOT</text:span><text:span text:style-name="T29"> </text:span><text:span text:style-name="T118">NULL</text:span><text:span text:style-name="T29">,</text:span></text:p>
            <text:p text:style-name="P387"><text:span text:style-name="T29"><text:s text:c="4"/>ANOTACIONS_TOTAL <text:s text:c="8"/>NUMBER(19)<text:tab/> <text:s text:c="3"/></text:span><text:span text:style-name="T59">NOT</text:span><text:span text:style-name="T29"> </text:span><text:span text:style-name="T118">NULL</text:span><text:span text:style-name="T29">,</text:span></text:p>
            <text:p text:style-name="P387"><text:span text:style-name="T29"><text:s text:c="4"/>REENVIAMENTS <text:s text:c="12"/>NUMBER(19)<text:tab/> <text:s text:c="3"/></text:span><text:span text:style-name="T59">NOT</text:span><text:span text:style-name="T29"> </text:span><text:span text:style-name="T118">NULL</text:span><text:span text:style-name="T29">,</text:span></text:p>
            <text:p text:style-name="P387"><text:span text:style-name="T29"><text:s text:c="4"/>EMAILS <text:s text:c="18"/>NUMBER(19)<text:tab/> <text:s text:c="3"/></text:span><text:span text:style-name="T59">NOT</text:span><text:span text:style-name="T29"> </text:span><text:span text:style-name="T118">NULL</text:span><text:span text:style-name="T29">,</text:span></text:p>
            <text:p text:style-name="P387"><text:span text:style-name="T29"><text:s text:c="4"/>JUSTIFICANTS <text:s text:c="12"/>NUMBER(19)<text:tab/> <text:s text:c="3"/></text:span><text:span text:style-name="T59">NOT</text:span><text:span text:style-name="T29"> </text:span><text:span text:style-name="T118">NULL</text:span><text:span text:style-name="T29">,</text:span></text:p>
            <text:p text:style-name="P387"><text:span text:style-name="T29"><text:s text:c="4"/>ANNEXOS <text:s text:c="17"/>NUMBER(19)<text:tab/> <text:s text:c="3"/></text:span><text:span text:style-name="T59">NOT</text:span><text:span text:style-name="T29"> </text:span><text:span text:style-name="T118">NULL</text:span><text:span text:style-name="T29">,</text:span></text:p>
            <text:p text:style-name="P387"><text:span text:style-name="T29"><text:s text:c="4"/>BUSTIES <text:s text:c="17"/>NUMBER(19)<text:tab/> <text:s text:c="3"/></text:span><text:span text:style-name="T59">NOT</text:span><text:span text:style-name="T29"> </text:span><text:span text:style-name="T118">NULL</text:span><text:span text:style-name="T29">,</text:span></text:p>
            <text:p text:style-name="P387"><text:span text:style-name="T29"><text:s text:c="4"/>USUARIS <text:s text:c="17"/>NUMBER(19)<text:tab/> <text:s text:c="3"/></text:span><text:span text:style-name="T59">NOT</text:span><text:span text:style-name="T29"> </text:span><text:span text:style-name="T118">NULL</text:span></text:p>
            <text:p text:style-name="P419">);</text:p>
            <text:p text:style-name="P403"/>
            <text:p text:style-name="P387"><text:span text:style-name="T59">CREATE</text:span><text:span text:style-name="T29"> </text:span><text:span text:style-name="T59">TABLE</text:span><text:span text:style-name="T29"> DIS_HIS_ESTAT</text:span></text:p>
            <text:p text:style-name="P419">(</text:p>
            <text:p text:style-name="P38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87"><text:span text:style-name="T29"><text:s text:c="4"/>ENTITAT_ID <text:s text:c="14"/>NUMBER(19) <text:s text:c="4"/></text:span><text:span text:style-name="T59">NOT</text:span><text:span text:style-name="T29"> </text:span><text:span text:style-name="T118">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87"><text:span text:style-name="T29"><text:s text:c="4"/>ESTAT <text:s text:c="19"/>VARCHAR2(64 </text:span><text:span text:style-name="T59">CHAR</text:span><text:span text:style-name="T29">) </text:span><text:span text:style-name="T59">NOT</text:span><text:span text:style-name="T29"> </text:span><text:span text:style-name="T118">NULL</text:span><text:span text:style-name="T29">,</text:span></text:p>
            <text:p text:style-name="P387"><text:span text:style-name="T29"><text:s text:c="4"/>CORRECTE <text:s text:c="16"/>NUMBER(19)<text:tab/> <text:s text:c="3"/></text:span><text:span text:style-name="T59">NOT</text:span><text:span text:style-name="T29"> </text:span><text:span text:style-name="T118">NULL</text:span><text:span text:style-name="T29">,</text:span></text:p>
            <text:p text:style-name="P387"><text:span text:style-name="T29"><text:s text:c="4"/>CORRECTE_TOTAL <text:s text:c="10"/>NUMBER(19)<text:tab/> <text:s text:c="3"/></text:span><text:span text:style-name="T59">NOT</text:span><text:span text:style-name="T29"> </text:span><text:span text:style-name="T118">NULL</text:span><text:span text:style-name="T29">,</text:span></text:p>
            <text:p text:style-name="P387"><text:span text:style-name="T29"><text:s text:c="4"/>ERROR <text:s text:c="19"/>NUMBER(19)<text:tab/> <text:s text:c="3"/></text:span><text:span text:style-name="T59">NOT</text:span><text:span text:style-name="T29"> </text:span><text:span text:style-name="T118">NULL</text:span><text:span text:style-name="T29">,</text:span></text:p>
            <text:p text:style-name="P387"><text:span text:style-name="T29"><text:s text:c="4"/>ERROR_TOTAL <text:s text:c="13"/>NUMBER(19)<text:tab/> <text:s text:c="3"/></text:span><text:span text:style-name="T59">NOT</text:span><text:span text:style-name="T29"> </text:span><text:span text:style-name="T118">NULL</text:span><text:span text:style-name="T29">,</text:span></text:p>
            <text:p text:style-name="P387"><text:span text:style-name="T29"><text:s text:c="4"/>TOTAL <text:s text:c="19"/>NUMBER(19)<text:tab/> <text:s text:c="3"/></text:span><text:span text:style-name="T59">NOT</text:span><text:span text:style-name="T29"> </text:span><text:span text:style-name="T118">NULL</text:span></text:p>
            <text:p text:style-name="P419">);</text:p>
            <text:p text:style-name="P403"/>
            <text:p text:style-name="P387"><text:span text:style-name="T59">CREATE</text:span><text:span text:style-name="T29"> </text:span><text:span text:style-name="T59">TABLE</text:span><text:span text:style-name="T29"> DIS_HIS_BUSTIA</text:span></text:p>
            <text:p text:style-name="P419">(</text:p>
            <text:p text:style-name="P387"><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87"><text:span text:style-name="T29"><text:s text:c="4"/>ENTITAT_ID <text:s text:c="14"/>NUMBER(19) <text:s text:c="4"/></text:span><text:span text:style-name="T59">NOT</text:span><text:span text:style-name="T29"> </text:span><text:span text:style-name="T118">NULL</text:span><text:span text:style-name="T29">,</text:span></text:p>
            <text:p text:style-name="P419"><text:s text:c="4"/>UNITAT_ID <text:s text:c="15"/>NUMBER(19),</text:p>
            <text:p text:style-name="P387"><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87"><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87"><text:span text:style-name="T29"><text:s text:c="4"/>BUSTIA_ID <text:s text:c="15"/>NUMBER(19) <text:s text:c="4"/></text:span><text:span text:style-name="T59">NOT</text:span><text:span text:style-name="T29"> </text:span><text:span text:style-name="T118">NULL</text:span><text:span text:style-name="T29">,</text:span></text:p>
            <text:p text:style-name="P387"><text:soft-page-break/><text:span text:style-name="T29"><text:s text:c="4"/>NOM <text:s text:c="21"/>VARCHAR2(1024 </text:span><text:span text:style-name="T59">CHAR</text:span><text:span text:style-name="T29">) </text:span><text:span text:style-name="T59">NOT</text:span><text:span text:style-name="T29"> </text:span><text:span text:style-name="T118">NULL</text:span><text:span text:style-name="T29">,</text:span></text:p>
            <text:p text:style-name="P387"><text:span text:style-name="T29"><text:s text:c="4"/>USUARIS <text:s text:c="17"/>NUMBER(19)<text:tab/> <text:s text:c="3"/></text:span><text:span text:style-name="T59">NOT</text:span><text:span text:style-name="T29"> </text:span><text:span text:style-name="T118">NULL</text:span><text:span text:style-name="T29">,</text:span></text:p>
            <text:p text:style-name="P387"><text:span text:style-name="T29"><text:s text:c="4"/>USUARIS_PERMIS <text:s text:c="10"/>NUMBER(19)<text:tab/> <text:s text:c="3"/></text:span><text:span text:style-name="T59">NOT</text:span><text:span text:style-name="T29"> </text:span><text:span text:style-name="T118">NULL</text:span><text:span text:style-name="T29">,</text:span></text:p>
            <text:p text:style-name="P387"><text:span text:style-name="T29"><text:s text:c="4"/>USUARIS_ROL <text:s text:c="13"/>NUMBER(19)<text:tab/> <text:s text:c="3"/></text:span><text:span text:style-name="T59">NOT</text:span><text:span text:style-name="T29"> </text:span><text:span text:style-name="T118">NULL</text:span></text:p>
            <text:p text:style-name="P419">);</text:p>
            <text:p text:style-name="P403"/>
            <text:p text:style-name="P409">-- PK</text:p>
            <text:p text:style-name="P38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8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ANOTACIO </text:span></text:p>
            <text:p text:style-name="P38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ESTAT</text:span></text:p>
            <text:p text:style-name="P38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19"><text:s text:c="4"/></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87"><text:span text:style-name="T59">ALTER</text:span><text:span text:style-name="T29"> </text:span><text:span text:style-name="T59">TABLE</text:span><text:span text:style-name="T29"> DIS_HIS_BUSTIA</text:span></text:p>
            <text:p text:style-name="P38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3"/>
            <text:p text:style-name="P409">-- I</text:p>
            <text:p text:style-name="P38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8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8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03"/>
            <text:p text:style-name="P409">-- GRANT</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03"/>
            <text:p text:style-name="P403"/>
            <text:p text:style-name="P409">-- #301 Poder veure que usuaris tenen permisos sobre una bústia al reenviar </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mostrar.permisos'</text:span><text:span text:style-name="T29">,</text:span><text:span text:style-name="T118">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03"/>
            <text:p text:style-name="P409">-- #380 Poder seleccionar una bústia per defecte per usuari </text:p>
            <text:p text:style-name="P387"><text:span text:style-name="T59">CREATE</text:span><text:span text:style-name="T29"> </text:span><text:span text:style-name="T59">TABLE</text:span><text:span text:style-name="T29"> DIS_BUSTIA_DEFAULT</text:span></text:p>
            <text:p text:style-name="P419">(</text:p>
            <text:p text:style-name="P387"><text:span text:style-name="T29"><text:s text:c="4"/>ID <text:s text:c="21"/>NUMBER(19) <text:s text:c="12"/></text:span><text:span text:style-name="T59">NOT</text:span><text:span text:style-name="T29"> </text:span><text:span text:style-name="T118">NULL</text:span><text:span text:style-name="T29">,</text:span></text:p>
            <text:p text:style-name="P387"><text:span text:style-name="T29"><text:s text:c="4"/>ENTITAT <text:s text:c="16"/>NUMBER(19) <text:s text:c="12"/></text:span><text:span text:style-name="T59">NOT</text:span><text:span text:style-name="T29"> </text:span><text:span text:style-name="T118">NULL</text:span><text:span text:style-name="T29">,</text:span></text:p>
            <text:p text:style-name="P387"><text:soft-page-break/><text:span text:style-name="T29"><text:s text:c="4"/>BUSTIA <text:s text:c="17"/>NUMBER(19) <text:s text:c="12"/></text:span><text:span text:style-name="T59">NOT</text:span><text:span text:style-name="T29"> </text:span><text:span text:style-name="T118">NULL</text:span><text:span text:style-name="T29">,</text:span></text:p>
            <text:p text:style-name="P387"><text:span text:style-name="T29"><text:s text:c="4"/>USUARI <text:s/><text:tab/> <text:s text:c="11"/>VARCHAR2(64 </text:span><text:span text:style-name="T59">CHAR</text:span><text:span text:style-name="T29">) <text:s text:c="5"/></text:span><text:span text:style-name="T59">NOT</text:span><text:span text:style-name="T29"> </text:span><text:span text:style-name="T118">NULL</text:span><text:span text:style-name="T29">,</text:span></text:p>
            <text:p text:style-name="P387"><text:span text:style-name="T29"><text:s text:c="4"/>CREATEDDATE <text:s text:c="12"/></text:span><text:span text:style-name="T59">TIMESTAMP</text:span><text:span text:style-name="T29">(6),</text:span></text:p>
            <text:p text:style-name="P387"><text:span text:style-name="T29"><text:s text:c="4"/>LASTMODIFIEDDATE <text:s text:c="7"/></text:span><text:span text:style-name="T59">TIMESTAMP</text:span><text:span text:style-name="T29">(6)</text:span></text:p>
            <text:p text:style-name="P419">);</text:p>
            <text:p text:style-name="P403"/>
            <text:p text:style-name="P409">-- PK</text:p>
            <text:p text:style-name="P38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03"/>
            <text:p text:style-name="P409">-- FK</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87"><text:span text:style-name="T59">ALTER</text:span><text:span text:style-name="T29"> </text:span><text:span text:style-name="T59">TABLE</text:span><text:span text:style-name="T29"> DIS_BUSTIA_DEFAULT </text:span></text:p>
            <text:p text:style-name="P38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19"><text:s text:c="4"/></text:p>
            <text:p text:style-name="P361"><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7"/>
            <text:p text:style-name="P137"/>
            <text:p text:style-name="P255">-- #391 Afegir comprovació de la signatura dels documents signats per portafib</text:p>
            <text:p text:style-name="P403"/>
            <text:p text:style-name="P409">-- Propietats pel la firma en sevidor</text:p>
            <text:p text:style-name="P403"/>
            <text:p text:style-name="P409">-- Canvia la descripció del perfil.</text:p>
            <text:p text:style-name="P387"><text:span text:style-name="T59">UPDATE</text:span><text:span text:style-name="T29"> DIS_CONFIG</text:span></text:p>
            <text:p text:style-name="P387"><text:span text:style-name="T59">SET</text:span><text:span text:style-name="T29"> DESCRIPTION = </text:span><text:span text:style-name="T133">'Propietat per especificar el perfil de firma de l''usuari al Portasignatures. Es pot deixar buit si només en té un d''assignat.'</text:span></text:p>
            <text:p text:style-name="P387"><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403"/>
            <text:p text:style-name="P409">-- Insereix la propietat pel certificat.</text:p>
            <text:p text:style-name="P409">-- es.caib.distribucio.plugin.signatura.portafib.username=afirmades-firma</text:p>
            <text:p text:style-name="P38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87"><text:span text:style-name="T59">VALUES</text:span><text:span text:style-name="T29"> (</text:span><text:span text:style-name="T133">'es.caib.distribucio.plugin.signatura.portafib.username'</text:span><text:span text:style-name="T29">,</text:span><text:span text:style-name="T118">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403"/>
            <text:p text:style-name="P133"/>
          </table:table-cell>
        </table:table-row>
      </table:table>
      <text:p text:style-name="P346"/>
      <text:p text:style-name="P84"/>
      <text:p text:style-name="P41"><text:span text:style-name="T6">Propietats globals</text:span>: </text:p>
      <text:list xml:id="list2151790000"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362"/>
      <text:p text:style-name="P298"><text:soft-page-break/></text:p>
      <text:list xml:id="list103417020342637" text:continue-list="list103417187409060" text:style-name="Outline">
        <text:list-item>
          <text:list>
            <text:list-header>
              <text:h text:style-name="P476" text:outline-level="2" text:is-list-header="true"><text:bookmark-start text:name="__RefHeading___Toc140729_35401148061"/><text:span text:style-name="T122">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28">Data: <text:span text:style-name="T207">10</text:span>/<text:span text:style-name="T202">12</text:span>/202<text:span text:style-name="T174">1 12:00h</text:span></text:p>
      <text:p text:style-name="P228"/>
      <text:p text:style-name="P112">Resum: Es modifica Distribucio per oferir millores visuals, corregir alguns errors i suportar els diferents perfils de firma segons el tipus d'annex.</text:p>
      <text:p text:style-name="P228"/>
      <text:p text:style-name="P352">Millores incloses:</text:p>
      <text:list xml:id="list103417254611471" text:continue-list="list3997731728" text:style-name="L77">
        <text:list-item>
          <text:p text:style-name="P630"><text:a xlink:type="simple" xlink:href="https://github.com/GovernIB/distribucio/issues/397" text:style-name="Internet_20_link" text:visited-style-name="Visited_20_Internet_20_Link">#397</text:a><text:span text:style-name="T207">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7">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7"> </text:span>Permetre donar d'alta anotacions sense especificar l'entitat</text:p>
        </text:list-item>
      </text:list>
      <text:p text:style-name="P228"/>
      <text:list xml:id="list103416140190018" text:continue-numbering="true" text:style-name="L77">
        <text:list-item>
          <text:p text:style-name="P630"><text:a xlink:type="simple" xlink:href="https://github.com/GovernIB/distribucio/issues/389" text:style-name="Internet_20_link" text:visited-style-name="Visited_20_Internet_20_Link">#389</text:a><text:span text:style-name="T207">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7">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7">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7"> </text:span>Posar icona/color en els assentaments que estiguin "duplicats" en una bústia </text:p>
        </text:list-item>
      </text:list>
      <text:p text:style-name="P331"/>
      <text:p text:style-name="P331">Errors resolts:</text:p>
      <text:list xml:id="list1831509175" text:style-name="L80">
        <text:list-item>
          <text:p text:style-name="P561"><text:a xlink:type="simple" xlink:href="https://github.com/GovernIB/distribucio/issues/403" text:style-name="Internet_20_link" text:visited-style-name="Visited_20_Internet_20_Link">#403</text:a><text:span text:style-name="T207">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7">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8"> </text:span>Com a usuari, no deixa fer enviaments ni marcat com a processats massius d'anotacions <text:span text:style-name="T208">que han esgotat els reintents</text:span></text:p>
        </text:list-item>
      </text:list>
      <text:p text:style-name="P192"/>
      <text:p text:style-name="P85">Base de dades:<text:span text:style-name="T5"> </text:span></text:p>
      <text:list xml:id="list2291287446" text:style-name="L81">
        <text:list-item>
          <text:p text:style-name="P611">distribucio_update_0.9.39.sql (Oracle)</text:p>
        </text:list-item>
      </text:list>
      <table:table table:name="Table13" table:style-name="Table13">
        <table:table-column table:style-name="Table13.A"/>
        <table:table-row table:style-name="TableLine512436736">
          <table:table-cell table:style-name="Table13.A1" office:value-type="string">
            <text:p text:style-name="P425"/>
            <text:p text:style-name="P414">-- #389: Afegir funcionalitat per a administradors de poder marcar una anotació o múltiples, com a acció massiva, per que es sobreescriguin al redistribuir l'anotació</text:p>
            <text:p text:style-name="P392"><text:span text:style-name="T59">ALTER</text:span><text:span text:style-name="T29"> </text:span><text:span text:style-name="T59">TABLE</text:span><text:span text:style-name="T29"> DIS_REGISTRE</text:span></text:p>
            <text:p text:style-name="P392"><text:span text:style-name="T59">ADD</text:span><text:span text:style-name="T29"> (</text:span></text:p>
            <text:p text:style-name="P392"><text:span text:style-name="T29"><text:s text:c="4"/>SOBREESCRIURE NUMBER(1) </text:span><text:span text:style-name="T59">DEFAULT</text:span><text:span text:style-name="T29"> 0</text:span></text:p>
            <text:p text:style-name="P425">);</text:p>
            <text:p text:style-name="P406"/>
            <text:p text:style-name="P414">-- #296 Posar icona/color en els assentaments que estiguin "duplicats" en una bústia </text:p>
            <text:p text:style-name="P39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92"><text:span text:style-name="T59">ALTER</text:span><text:span text:style-name="T29"> </text:span><text:span text:style-name="T59">TABLE</text:span><text:span text:style-name="T29"> DIS_CONT_MOV </text:span><text:span text:style-name="T59">ADD</text:span><text:span text:style-name="T29"> NUM_DUPLICAT NUMBER(10);</text:span></text:p>
            <text:p text:style-name="P406"/>
            <text:p text:style-name="P414">-- Deixar constància del número de duplicitat d'una anotació (x vegades reenviada a una bústia)</text:p>
            <text:p text:style-name="P392"><text:span text:style-name="T59">UPDATE</text:span><text:span text:style-name="T29"> DIS_CONT_MOV MOV </text:span></text:p>
            <text:p text:style-name="P392"><text:span text:style-name="T29"><text:s text:c="4"/></text:span><text:span text:style-name="T59">SET</text:span><text:span text:style-name="T29"> NUM_DUPLICAT = (</text:span></text:p>
            <text:p text:style-name="P392"><text:span text:style-name="T29"><text:s text:c="8"/></text:span><text:span text:style-name="T59">SELECT</text:span><text:span text:style-name="T29"> </text:span><text:span text:style-name="T169">COUNT</text:span><text:span text:style-name="T29">(R.NUMERO)</text:span></text:p>
            <text:p text:style-name="P392"><text:span text:style-name="T29"><text:s text:c="8"/><text:tab/></text:span><text:span text:style-name="T59">FROM</text:span><text:span text:style-name="T29"> DIS_REGISTRE R</text:span></text:p>
            <text:p text:style-name="P39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92"><text:span text:style-name="T29"><text:s text:c="8"/><text:tab/></text:span><text:span text:style-name="T59">WHERE</text:span><text:span text:style-name="T29"> MOV.DESTI_ID = M.DESTI_ID </text:span></text:p>
            <text:p text:style-name="P392"><text:span text:style-name="T29"><text:s text:c="8"/><text:tab/></text:span><text:span text:style-name="T59">AND</text:span><text:span text:style-name="T29"> MOV.CONTINGUT_ID = M.CONTINGUT_ID</text:span></text:p>
            <text:p text:style-name="P392"><text:span text:style-name="T29"><text:s text:c="8"/><text:tab/></text:span><text:span text:style-name="T59">GROUP</text:span><text:span text:style-name="T29"> </text:span><text:span text:style-name="T59">BY</text:span><text:span text:style-name="T29"> R.NUMERO, M.DESTI_ID</text:span></text:p>
            <text:p text:style-name="P425">); </text:p>
            <text:p text:style-name="P406"/>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06"/>
            <text:p text:style-name="P414">-- Propietat per configurar via web els dies abans de tancar a l'Arxiu una anotació processada</text:p>
            <text:p text:style-name="P39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ncament.expedient.dies'</text:span><text:span text:style-name="T29">,</text:span><text:span text:style-name="T119">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138"/>
          </table:table-cell>
        </table:table-row>
      </table:table>
      <text:p text:style-name="P347"/>
      <text:p text:style-name="P85"/>
      <text:p text:style-name="P42"><text:span text:style-name="T6">Propietats globals</text:span>: </text:p>
      <text:list xml:id="list1772919846"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0">es.caib.distribucio.tancament.expedient.dies=1</text:span><text:span text:style-name="T131">825</text:span></text:p>
            </text:list-item>
          </text:list>
        </text:list-item>
      </text:list>
      <text:p text:style-name="P363"/>
      <text:list xml:id="list103416247944058" text:continue-list="list103417020342637" text:style-name="Outline">
        <text:list-item>
          <text:list>
            <text:list-header>
              <text:h text:style-name="P477" text:outline-level="2" text:is-list-header="true"><text:bookmark-start text:name="__RefHeading___Toc74811_1561600779"/><text:span text:style-name="T122">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29">Data: <text:span text:style-name="T207">26</text:span>/<text:span text:style-name="T202">01</text:span>/202<text:span text:style-name="T209">2 13:00h</text:span></text:p>
      <text:p text:style-name="P229"/>
      <text:p text:style-name="P113">Resum: En aquesta versió s'han modificat les accions múltiples per mostrar una barra de progrés. També s'ha afegit l'opció de re <text:span text:style-name="T214">a</text:span>valuar una regla i s'han corregit i modificat algunes columnes i detalls de les anotacions.</text:p>
      <text:p text:style-name="P229"/>
      <text:p text:style-name="P353">Millores incloses:</text:p>
      <text:list xml:id="list103417970927987" text:continue-list="list103416140190018" text:style-name="L77">
        <text:list-item>
          <text:p text:style-name="P591"><text:a xlink:type="simple" xlink:href="https://github.com/GovernIB/distribucio/issues/268" text:style-name="Internet_20_link" text:visited-style-name="Visited_20_Internet_20_Link">#268</text:a><text:span text:style-name="T210">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0">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0">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0">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0">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0"> </text:span>Modificar la columna "Error" del llistat de "Contingut de bústies" i "Localitzador d'anotacions de registre"</text:p>
        </text:list-item>
      </text:list>
      <text:p text:style-name="P267"/>
      <text:p text:style-name="P332">Errors resolts:</text:p>
      <text:p text:style-name="P267"/>
      <text:list xml:id="list559494808" text:style-name="L83">
        <text:list-item>
          <text:p text:style-name="P592"><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1">#410</text:span></text:a><text:span text:style-name="T211">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1">#408</text:span></text:a><text:span text:style-name="T211"> No es permet repetir una regla en diferents entitats</text:span></text:p>
        </text:list-item>
      </text:list>
      <text:p text:style-name="P193"/>
      <text:p text:style-name="P86">Base de dades:<text:span text:style-name="T5"> </text:span></text:p>
      <text:list xml:id="list3393614573" text:style-name="L84">
        <text:list-item>
          <text:p text:style-name="P668">Sense canvis</text:p>
        </text:list-item>
      </text:list>
      <text:p text:style-name="P86"/>
      <text:p text:style-name="P43"><text:span text:style-name="T6">Propietats globals</text:span>: </text:p>
      <text:list xml:id="list4249161171" text:style-name="L85">
        <text:list-item>
          <text:p text:style-name="P578">S<text:span text:style-name="T212">ense canvis</text:span></text:p>
        </text:list-item>
      </text:list>
      <text:p text:style-name="P299"/>
      <text:list xml:id="list103416525561900" text:continue-list="list103416247944058" text:style-name="Outline">
        <text:list-item>
          <text:list>
            <text:list-header>
              <text:h text:style-name="P478" text:outline-level="2" text:is-list-header="true"><text:bookmark-start text:name="__RefHeading___Toc153733_2420514845"/><text:span text:style-name="T122">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30">Data: <text:span text:style-name="T207">01</text:span>/<text:span text:style-name="T202">02</text:span>/202<text:span text:style-name="T209">2 13:00h</text:span></text:p>
      <text:p text:style-name="P230"/>
      <text:p text:style-name="P114">Resum: <text:span text:style-name="T213">Resolució de l'error en les accions múltiples d'administradors pels quals es filtrava per bústia amb permisos i no apareixien anotacions o es produïa una excepció en cas de no tenir bústies amb permisos.</text:span></text:p>
      <text:p text:style-name="P230"/>
      <text:p text:style-name="P354">Millores incloses:</text:p>
      <text:list xml:id="list103416201526453" text:continue-list="list103417970927987" text:style-name="L77">
        <text:list-item>
          <text:p text:style-name="P673">Cap</text:p>
        </text:list-item>
      </text:list>
      <text:p text:style-name="P333">Errors resolts:</text:p>
      <text:p text:style-name="P268"/>
      <text:list xml:id="list1238333298" text:style-name="L86">
        <text:list-item>
          <text:p text:style-name="P593"><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194"/>
      <text:p text:style-name="P87">Base de dades:<text:span text:style-name="T5"> </text:span></text:p>
      <text:list xml:id="list1228365510" text:style-name="L87">
        <text:list-item>
          <text:p text:style-name="P669">Sense canvis</text:p>
        </text:list-item>
      </text:list>
      <text:p text:style-name="P87"/>
      <text:p text:style-name="P44"><text:span text:style-name="T6">Propietats globals</text:span>: </text:p>
      <text:list xml:id="list3748178752" text:style-name="L88">
        <text:list-item>
          <text:p text:style-name="P579">S<text:span text:style-name="T212">ense canvis</text:span></text:p>
        </text:list-item>
      </text:list>
      <text:p text:style-name="P300"/>
      <text:list xml:id="list103417677210931" text:continue-list="list103416525561900" text:style-name="Outline">
        <text:list-item>
          <text:list>
            <text:list-header>
              <text:h text:style-name="P479" text:outline-level="2" text:is-list-header="true"><text:bookmark-start text:name="__RefHeading___Toc94619_1143039690"/><text:span text:style-name="T122">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31">Data: <text:span text:style-name="T214">0</text:span><text:span text:style-name="T215">9</text:span>/<text:span text:style-name="T202">03</text:span>/202<text:span text:style-name="T209">2 </text:span><text:span text:style-name="T215">09</text:span><text:span text:style-name="T209">:00h</text:span></text:p>
      <text:p text:style-name="P231"/>
      <text:p text:style-name="P115">Resum: Revisió de la petició de descàrrega de la documentació .zip per millorar el temps de generació i descàrrega.</text:p>
      <text:p text:style-name="P231"/>
      <text:p text:style-name="P355">Millores incloses:</text:p>
      <text:list xml:id="list103417873188353" text:continue-list="list103416201526453" text:style-name="L77">
        <text:list-item>
          <text:p text:style-name="P674">Cap</text:p>
        </text:list-item>
      </text:list>
      <text:p text:style-name="P334"><text:soft-page-break/>Errors resolts:</text:p>
      <text:p text:style-name="P269"/>
      <text:list xml:id="list2202965966" text:style-name="L89">
        <text:list-item>
          <text:p text:style-name="P594"><text:a xlink:type="simple" xlink:href="https://github.com/GovernIB/distribucio/issues/428" text:style-name="Internet_20_link" text:visited-style-name="Visited_20_Internet_20_Link">#428</text:a><text:span text:style-name="T214"> </text:span>Revisar el rendiment en la descàrrega del ZIP del justificant i els annexos</text:p>
        </text:list-item>
      </text:list>
      <text:p text:style-name="P195"/>
      <text:p text:style-name="P88">Base de dades:<text:span text:style-name="T5"> </text:span></text:p>
      <text:list xml:id="list103417652574584" text:continue-list="list2291287446" text:style-name="L81">
        <text:list-item>
          <text:p text:style-name="P612">distribucio_update_0.9.<text:span text:style-name="T216">40.2</text:span>.sql (Oracle)</text:p>
        </text:list-item>
      </text:list>
      <table:table table:name="Table12" table:style-name="Table12">
        <table:table-column table:style-name="Table12.A"/>
        <table:table-row table:style-name="TableLine512437552">
          <table:table-cell table:style-name="Table12.A1" office:value-type="string">
            <text:p text:style-name="P426"/>
            <text:p text:style-name="P415">-- #428 Revisar el rendiment en la descàrrega del ZIP del justificant i els annexo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generacio.zip.num.threads'</text:span><text:span text:style-name="T29">,</text:span><text:span text:style-name="T118">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93"/>
            <text:p text:style-name="P139"/>
          </table:table-cell>
        </table:table-row>
      </table:table>
      <text:p text:style-name="P348"/>
      <text:p text:style-name="P89"/>
      <text:p text:style-name="P45"><text:span text:style-name="T6">Propietats globals</text:span>: </text:p>
      <text:list xml:id="list1079872418"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12438368">
          <table:table-cell table:style-name="Table14.A1" office:value-type="string">
            <text:p text:style-name="P154"># ################### #</text:p>
            <text:p text:style-name="P399"># PROPERTIES AFEGIDES #</text:p>
            <text:p text:style-name="P399"># ################### #</text:p>
            <text:p text:style-name="P407"/>
            <text:p text:style-name="P399">#428 Revisar el rendiment en la descàrrega del ZIP del justificant i els annexos</text:p>
            <text:p text:style-name="P407"/>
            <text:p text:style-name="P399"># Número de threads màxim per a la consulta y generació del .zip de documentació (per defecte 3)</text:p>
            <text:p text:style-name="P145">es.caib.distribucio.contingut.generacio.zip.num.threads=</text:p>
          </table:table-cell>
        </table:table-row>
      </table:table>
      <text:p text:style-name="P364"/>
      <text:p text:style-name="P364"/>
      <text:p text:style-name="P364"/>
      <text:list xml:id="list103416514272386" text:continue-list="list103417677210931" text:style-name="Outline">
        <text:list-item>
          <text:list>
            <text:list-header>
              <text:h text:style-name="P480" text:outline-level="2" text:is-list-header="true"><text:bookmark-start text:name="__RefHeading___Toc167334_2409209563"/><text:span text:style-name="T122">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32">Data: <text:span text:style-name="T220">22</text:span>/<text:span text:style-name="T202">03</text:span>/202<text:span text:style-name="T209">2 </text:span><text:span text:style-name="T217">1</text:span><text:span text:style-name="T220">3</text:span><text:span text:style-name="T209">:00h</text:span></text:p>
      <text:p text:style-name="P232"/>
      <text:p text:style-name="P116">Resum: <text:span text:style-name="T21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32"/>
      <text:p text:style-name="P356">Millores incloses:</text:p>
      <text:list xml:id="list103416806437753" text:continue-list="list103417873188353" text:style-name="L77">
        <text:list-item>
          <text:p text:style-name="P675"><text:a xlink:type="simple" xlink:href="https://github.com/GovernIB/distribucio/issues/419" text:style-name="Internet_20_link" text:visited-style-name="Visited_20_Internet_20_Link">#419</text:a><text:span text:style-name="T217">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7"> </text:span>Permetre guardar manualment an<text:span text:style-name="T219">n</text:span>exes d'una anotació pendent</text:p>
        </text:list-item>
        <text:list-item>
          <text:p text:style-name="P675"><text:a xlink:type="simple" xlink:href="https://github.com/GovernIB/distribucio/issues/420" text:style-name="Internet_20_link" text:visited-style-name="Visited_20_Internet_20_Link">#420</text:a><text:span text:style-name="T217">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7">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7"> </text:span>Tancar la finestra de proce<text:span text:style-name="T218">s</text:span>sament<text:span text:style-name="T218"> </text:span>/<text:span text:style-name="T218">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7"> </text:span>Afegir al costat del botó de descarrega dels annexes, un botó per anar a la pàgina del<text:span text:style-name="T217"> </text:span><text:span text:style-name="T218">ConCSV </text:span><text:s/>per a perm<text:span text:style-name="T218">e</text:span>t<text:span text:style-name="T218">re</text:span> descarregar l'original</text:p>
        </text:list-item>
        <text:list-item>
          <text:p text:style-name="P675"><text:a xlink:type="simple" xlink:href="https://github.com/GovernIB/distribucio/issues/405" text:style-name="Internet_20_link" text:visited-style-name="Visited_20_Internet_20_Link">#405</text:a><text:span text:style-name="T217">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7"> </text:span>Permetre configurar una adreça de correu electrònic alternativa en el perfil de l'usuari</text:p>
        </text:list-item>
      </text:list>
      <text:p text:style-name="P335">Errors resolts:</text:p>
      <text:p text:style-name="P270"/>
      <text:list xml:id="list2957748586" text:style-name="L91">
        <text:list-item>
          <text:p text:style-name="P595"><text:a xlink:type="simple" xlink:href="https://github.com/GovernIB/distribucio/issues/430" text:style-name="Internet_20_link" text:visited-style-name="Visited_20_Internet_20_Link">#430</text:a><text:span text:style-name="T217"> </text:span>Caller unauthorized intenta<text:span text:style-name="T218">nt</text:span> enviar una anotació a RIPEA</text:p>
        </text:list-item>
        <text:list-item>
          <text:p text:style-name="P595"><text:a xlink:type="simple" xlink:href="https://github.com/GovernIB/distribucio/issues/417" text:style-name="Internet_20_link" text:visited-style-name="Visited_20_Internet_20_Link">#417</text:a><text:span text:style-name="T217"> </text:span><text:span text:style-name="T218">Entrant la </text:span>la <text:span text:style-name="T218">URL</text:span> del detall d'una anotació com administrador dóna un 404</text:p>
        </text:list-item>
      </text:list>
      <text:p text:style-name="P196"/>
      <text:p text:style-name="P90">Base de dades:<text:span text:style-name="T5"> </text:span></text:p>
      <text:list xml:id="list1054830252" text:style-name="L92">
        <text:list-item>
          <text:p text:style-name="P613">distribucio_update_0.9.<text:span text:style-name="T216">4</text:span><text:span text:style-name="T218">1</text:span>.sql (Oracle)</text:p>
        </text:list-item>
      </text:list>
      <table:table table:name="Table15" table:style-name="Table15">
        <table:table-column table:style-name="Table15.A"/>
        <table:table-row table:style-name="TableLine512439184">
          <table:table-cell table:style-name="Table15.A1" office:value-type="string">
            <text:p text:style-name="P416">-- #411 Permetre configurar una adreça de correu electrònic alternativa en el perfil de l'usuari</text:p>
            <text:p text:style-name="P427"><text:span text:style-name="T60">ALTER</text:span> <text:span text:style-name="T60">TABLE</text:span> DIS_USUARI</text:p>
            <text:p text:style-name="P387"><text:span text:style-name="T59">ADD</text:span><text:span text:style-name="T29"> (</text:span></text:p>
            <text:p text:style-name="P387"><text:span text:style-name="T29"><text:s text:c="4"/>EMAIL_ALTERNATIU VARCHAR2(200 </text:span><text:span text:style-name="T59">CHAR</text:span><text:span text:style-name="T29">) </text:span></text:p>
            <text:p text:style-name="P419">);</text:p>
            <text:p text:style-name="P427"/>
            <text:p text:style-name="P416">-- #419 Nova propietat per definir rangs de temps d'inactivitat de reintents de custòdia de documents</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innectivitat.cron'</text:span><text:span text:style-name="T29">,</text:span><text:span text:style-name="T118">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94"/>
            <text:p text:style-name="P140"/>
          </table:table-cell>
        </table:table-row>
      </table:table>
      <text:p text:style-name="P349"/>
      <text:p text:style-name="P90"/>
      <text:p text:style-name="P46"><text:span text:style-name="T6">Propietats globals</text:span>: </text:p>
      <text:p text:style-name="P46"/>
      <text:list xml:id="list2825543799"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12440000">
          <table:table-cell table:style-name="Table16.A1" office:value-type="string">
            <text:p text:style-name="P155"># ################### #</text:p>
            <text:p text:style-name="P402"># PROPERTIES AFEGIDES #</text:p>
            <text:p text:style-name="P402"># ################### #</text:p>
            <text:p text:style-name="P408"/>
            <text:p text:style-name="P402">#419 Nova propietat per definir rangs de temps d'inactivitat de reintents de custòdia de documents</text:p>
            <text:p text:style-name="P407"/>
            <text:p text:style-name="P399"># Expressió 'cron' per definir opcionalment un període d'innactivitat a la tasca de guardar annexos a l'Axiu</text:p>
            <text:p text:style-name="P433">es.caib.distribucio.tasca.guardar.annexos.innectivitat.cron=</text:p>
          </table:table-cell>
        </table:table-row>
      </table:table>
      <text:p text:style-name="P365"/>
      <text:p text:style-name="P365"><text:soft-page-break/></text:p>
      <text:list xml:id="list103416868085463" text:continue-list="list103416514272386" text:style-name="Outline">
        <text:list-item>
          <text:list>
            <text:list-header>
              <text:h text:style-name="P481" text:outline-level="2" text:is-list-header="true"><text:bookmark-start text:name="__RefHeading___Toc263258_3767406981"/><text:span text:style-name="T122">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33">Data: <text:span text:style-name="T231">18</text:span>/<text:span text:style-name="T202">0</text:span><text:span text:style-name="T229">5</text:span>/202<text:span text:style-name="T209">2 </text:span><text:span text:style-name="T230">1</text:span><text:span text:style-name="T231">2</text:span><text:span text:style-name="T209">:00h</text:span></text:p>
      <text:p text:style-name="P233"/>
      <text:p text:style-name="P117">Resum: <text:span text:style-name="T227">Nova API REST de dades Obertes, API REST de creació de regles, monitor d'integracions persistit, actualització manual d'usuari. Revisió de la cua de backoffices. Altres millores i correccions menors.</text:span></text:p>
      <text:p text:style-name="P233"/>
      <text:p text:style-name="P357">Millores incloses:</text:p>
      <text:list xml:id="list103418182241010" text:continue-list="list103416806437753" text:style-name="L77">
        <text:list-item>
          <text:p text:style-name="P676"><text:a xlink:type="simple" xlink:href="https://github.com/GovernIB/distribucio/issues/322" text:style-name="Internet_20_link" text:visited-style-name="Visited_20_Internet_20_Link"><text:span text:style-name="T221">#322</text:span></text:a><text:span text:style-name="T224"> </text:span>Actualitzar documentació</text:p>
        </text:list-item>
        <text:list-item>
          <text:p text:style-name="P676"><text:a xlink:type="simple" xlink:href="https://github.com/GovernIB/distribucio/issues/423" text:style-name="Internet_20_link" text:visited-style-name="Visited_20_Internet_20_Link">#423</text:a><text:span text:style-name="T224">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1">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1">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2">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3">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6">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6">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6"> </text:span>Separar la secció plugins de l'aplicació de les propietats de configuració</text:p>
        </text:list-item>
      </text:list>
      <text:p text:style-name="P336">Errors resolts:</text:p>
      <text:list xml:id="list1518101978" text:style-name="L94">
        <text:list-item>
          <text:p text:style-name="P596"><text:a xlink:type="simple" xlink:href="https://github.com/GovernIB/distribucio/issues/445" text:style-name="Internet_20_link" text:visited-style-name="Visited_20_Internet_20_Link">#445</text:a><text:span text:style-name="T224">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2">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5"> Error </text:span>404 <text:span text:style-name="T225">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7"/>
      <text:p text:style-name="P91">Base de dades:<text:span text:style-name="T5"> </text:span></text:p>
      <text:list xml:id="list3250126096" text:style-name="L95">
        <text:list-item>
          <text:p text:style-name="P614">distribucio_update_0.9.<text:span text:style-name="T216">4</text:span><text:span text:style-name="T228">2</text:span>.sql (Oracle)</text:p>
        </text:list-item>
      </text:list>
      <table:table table:name="Table17" table:style-name="Table17">
        <table:table-column table:style-name="Table17.A"/>
        <table:table-row table:style-name="TableLine512440544">
          <table:table-cell table:style-name="Table17.A1" office:value-type="string">
            <text:p text:style-name="P417">-- #423 Millorar el monitor d'integracions </text:p>
            <text:p text:style-name="P409">-- Creació de les taules pel monitor i els paràmetres</text:p>
            <text:p text:style-name="P403"/>
            <text:p text:style-name="P387"><text:span text:style-name="T59">CREATE</text:span><text:span text:style-name="T29"> </text:span><text:span text:style-name="T59">TABLE</text:span><text:span text:style-name="T29"> DIS_MON_INT</text:span></text:p>
            <text:p text:style-name="P419">(<text:tab/></text:p>
            <text:p text:style-name="P387"><text:span text:style-name="T29"><text:s text:c="3"/><text:tab/>ID<text:tab/><text:tab/><text:tab/><text:tab/><text:tab/>NUMBER(19,0) <text:tab/><text:tab/></text:span><text:span text:style-name="T59">NOT</text:span><text:span text:style-name="T29"> </text:span><text:span text:style-name="T118">NULL</text:span><text:span text:style-name="T29">,</text:span></text:p>
            <text:p text:style-name="P387"><text:span text:style-name="T29"><text:tab/>CODI <text:tab/><text:tab/><text:tab/><text:tab/>VARCHAR2(64 </text:span><text:span text:style-name="T59">CHAR</text:span><text:span text:style-name="T29">) <text:tab/></text:span><text:span text:style-name="T59">NOT</text:span><text:span text:style-name="T29"> </text:span><text:span text:style-name="T118">NULL</text:span><text:span text:style-name="T29">, </text:span></text:p>
            <text:p text:style-name="P387"><text:span text:style-name="T29"><text:tab/>DATA <text:tab/><text:tab/><text:tab/><text:tab/></text:span><text:span text:style-name="T59">TIMESTAMP</text:span><text:span text:style-name="T29"> (6), </text:span></text:p>
            <text:p text:style-name="P387"><text:span text:style-name="T29"><text:tab/>DESCRIPCIO <text:tab/><text:tab/><text:tab/>VARCHAR2(1024 </text:span><text:span text:style-name="T59">CHAR</text:span><text:span text:style-name="T29">), </text:span></text:p>
            <text:p text:style-name="P387"><text:span text:style-name="T29"><text:tab/>TIPUS <text:tab/><text:tab/><text:tab/><text:tab/>VARCHAR2(10 </text:span><text:span text:style-name="T59">CHAR</text:span><text:span text:style-name="T29">), </text:span></text:p>
            <text:p text:style-name="P419"><text:tab/>TEMPS_RESPOSTA<text:tab/><text:tab/>NUMBER(19,0), </text:p>
            <text:p text:style-name="P387"><text:span text:style-name="T29"><text:tab/>ESTAT<text:tab/><text:tab/><text:tab/><text:tab/>VARCHAR2(5 </text:span><text:span text:style-name="T59">CHAR</text:span><text:span text:style-name="T29">),</text:span></text:p>
            <text:p text:style-name="P387"><text:span text:style-name="T29"><text:tab/>CODI_USUARI<text:tab/><text:tab/><text:tab/>VARCHAR2(64 </text:span><text:span text:style-name="T59">CHAR</text:span><text:span text:style-name="T29">),</text:span></text:p>
            <text:p text:style-name="P387"><text:span text:style-name="T29"><text:tab/>ERROR_DESCRIPCIO<text:tab/>VARCHAR2(1024 </text:span><text:span text:style-name="T59">CHAR</text:span><text:span text:style-name="T29">),</text:span></text:p>
            <text:p text:style-name="P387"><text:span text:style-name="T29"><text:tab/>EXCEPCIO_MSG<text:tab/><text:tab/>VARCHAR2(1024 </text:span><text:span text:style-name="T59">CHAR</text:span><text:span text:style-name="T29">),</text:span></text:p>
            <text:p text:style-name="P387"><text:span text:style-name="T29"><text:tab/>EXCEPCIO_STACKTRACE<text:tab/>VARCHAR2(2048 </text:span><text:span text:style-name="T59">CHAR</text:span><text:span text:style-name="T29">)</text:span></text:p>
            <text:p text:style-name="P419">);</text:p>
            <text:p text:style-name="P403"/>
            <text:p text:style-name="P387"><text:soft-page-break/><text:span text:style-name="T59">ALTER</text:span><text:span text:style-name="T29"> </text:span><text:span text:style-name="T59">TABLE</text:span><text:span text:style-name="T29"> DIS_MON_INT </text:span><text:span text:style-name="T59">ADD</text:span><text:span text:style-name="T29"> (</text:span></text:p>
            <text:p text:style-name="P38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19"><text:s text:c="2"/></text:p>
            <text:p text:style-name="P403"/>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03"/>
            <text:p text:style-name="P403"/>
            <text:p text:style-name="P387"><text:span text:style-name="T59">CREATE</text:span><text:span text:style-name="T29"> </text:span><text:span text:style-name="T59">TABLE</text:span><text:span text:style-name="T29"> DIS_MON_INT_PARAM</text:span></text:p>
            <text:p text:style-name="P419">(<text:tab/></text:p>
            <text:p text:style-name="P387"><text:span text:style-name="T29"><text:s text:c="3"/><text:tab/>ID<text:tab/><text:tab/><text:tab/><text:tab/><text:tab/>NUMBER(19,0) <text:tab/><text:tab/><text:tab/></text:span><text:span text:style-name="T59">NOT</text:span><text:span text:style-name="T29"> </text:span><text:span text:style-name="T118">NULL</text:span><text:span text:style-name="T29">, </text:span></text:p>
            <text:p text:style-name="P387"><text:span text:style-name="T29"><text:s text:c="3"/><text:tab/>MON_INT_ID<text:tab/><text:tab/><text:tab/>NUMBER(19)<text:tab/><text:tab/><text:tab/><text:tab/></text:span><text:span text:style-name="T59">NOT</text:span><text:span text:style-name="T29"> </text:span><text:span text:style-name="T118">NULL</text:span><text:span text:style-name="T29">,</text:span></text:p>
            <text:p text:style-name="P387"><text:span text:style-name="T29"><text:tab/>NOM<text:tab/><text:tab/> <text:tab/><text:tab/><text:tab/>VARCHAR2(64 </text:span><text:span text:style-name="T59">CHAR</text:span><text:span text:style-name="T29">) <text:tab/><text:tab/></text:span><text:span text:style-name="T59">NOT</text:span><text:span text:style-name="T29"> </text:span><text:span text:style-name="T118">NULL</text:span><text:span text:style-name="T29">,</text:span></text:p>
            <text:p text:style-name="P387"><text:span text:style-name="T29"><text:tab/>DESCRIPCIO <text:tab/><text:tab/><text:tab/>VARCHAR2(1024 </text:span><text:span text:style-name="T59">CHAR</text:span><text:span text:style-name="T29">)</text:span></text:p>
            <text:p text:style-name="P419">);</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p>
            <text:p text:style-name="P38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03"/>
            <text:p text:style-name="P38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8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03"/>
            <text:p text:style-name="P38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03"/>
            <text:p text:style-name="P409">-- Insereix la propietat per la nova tasca periòdica.</text:p>
            <text:p text:style-name="P387"><text:span text:style-name="T29">Insert </text:span><text:span text:style-name="T59">into</text:span><text:span text:style-name="T29"> DIS_CONFIG_GROUP (CODE,PARENT_CODE,POSITION,DESCRIPTION) </text:span><text:span text:style-name="T59">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403"/>
            <text:p text:style-name="P409">-- #425 Afegeix l'entorn a l'assumpte del correu enviat</text:p>
            <text:p text:style-name="P403"/>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efault.user.entorn'</text:span><text:span text:style-name="T29">,</text:span><text:span text:style-name="T118">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403"/>
            <text:p text:style-name="P409">-- #398 Separar la secció plugins de l'aplicació de les propietats de configuració </text:p>
            <text:p text:style-name="P419"><text:s/></text:p>
            <text:p text:style-name="P38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3">'PLUGINS'</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3 </text:span><text:span text:style-name="T59">WHERE</text:span><text:span text:style-name="T29"> CODE </text:span><text:span text:style-name="T59">LIKE</text:span><text:span text:style-name="T29"> </text:span><text:span text:style-name="T133">'ARXIU'</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4 </text:span><text:span text:style-name="T59">WHERE</text:span><text:span text:style-name="T29"> CODE </text:span><text:span text:style-name="T59">LIKE</text:span><text:span text:style-name="T29"> </text:span><text:span text:style-name="T133">'UNITATS'</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5 </text:span><text:span text:style-name="T59">WHERE</text:span><text:span text:style-name="T29"> CODE </text:span><text:span text:style-name="T59">LIKE</text:span><text:span text:style-name="T29"> </text:span><text:span text:style-name="T133">'GES_DOC'</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6 </text:span><text:span text:style-name="T59">WHERE</text:span><text:span text:style-name="T29"> CODE </text:span><text:span text:style-name="T59">LIKE</text:span><text:span text:style-name="T29"> </text:span><text:span text:style-name="T133">'USUARIS'</text:span><text:span text:style-name="T29">;</text:span></text:p>
            <text:p text:style-name="P396"><text:soft-page-break/><text:span text:style-name="T59">UPDATE</text:span><text:span text:style-name="T29"> DIS_CONFIG_GROUP </text:span><text:span text:style-name="T59">SET</text:span><text:span text:style-name="T29"> PARENT_CODE = </text:span><text:span text:style-name="T118">NULL</text:span><text:span text:style-name="T29">, POSITION = 7 </text:span><text:span text:style-name="T59">WHERE</text:span><text:span text:style-name="T29"> CODE </text:span><text:span text:style-name="T59">LIKE</text:span><text:span text:style-name="T29"> </text:span><text:span text:style-name="T133">'DISTRIBUCIO'</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8 </text:span><text:span text:style-name="T59">WHERE</text:span><text:span text:style-name="T29"> CODE </text:span><text:span text:style-name="T59">LIKE</text:span><text:span text:style-name="T29"> </text:span><text:span text:style-name="T133">'PROCEDIMENTS'</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9 </text:span><text:span text:style-name="T59">WHERE</text:span><text:span text:style-name="T29"> CODE </text:span><text:span text:style-name="T59">LIKE</text:span><text:span text:style-name="T29"> </text:span><text:span text:style-name="T133">'DADES_EXTERNES'</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10 </text:span><text:span text:style-name="T59">WHERE</text:span><text:span text:style-name="T29"> CODE </text:span><text:span text:style-name="T59">LIKE</text:span><text:span text:style-name="T29"> </text:span><text:span text:style-name="T133">'SIGNATURA'</text:span><text:span text:style-name="T29">;</text:span></text:p>
            <text:p text:style-name="P387"><text:span text:style-name="T59">UPDATE</text:span><text:span text:style-name="T29"> DIS_CONFIG_GROUP </text:span><text:span text:style-name="T59">SET</text:span><text:span text:style-name="T29"> PARENT_CODE = </text:span><text:span text:style-name="T118">NULL</text:span><text:span text:style-name="T29">, POSITION = 11 </text:span><text:span text:style-name="T59">WHERE</text:span><text:span text:style-name="T29"> CODE </text:span><text:span text:style-name="T59">LIKE</text:span><text:span text:style-name="T29"> </text:span><text:span text:style-name="T133">'VALID_SIGN'</text:span><text:span text:style-name="T29">;</text:span></text:p>
            <text:p text:style-name="P428"/>
            <text:p text:style-name="P417">-- #424 No permetre reenviar registres a la bustia principal</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text:span><text:span text:style-name="T134">es.caib.distribucio.no.permetre.reenviar.bustia.default.entitat</text:span><text:span text:style-name="T133">'</text:span><text:span text:style-name="T29">,</text:span><text:span text:style-name="T118">null</text:span><text:span text:style-name="T29">,</text:span><text:span text:style-name="T133">'Marcar per no permetre reenviar anotacions a la bústia per defecte de l''entitat'</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95"/>
            <text:p text:style-name="P141"/>
          </table:table-cell>
        </table:table-row>
      </table:table>
      <text:p text:style-name="P350"/>
      <text:p text:style-name="P91"/>
      <text:p text:style-name="P47"><text:span text:style-name="T6">Propietats globals</text:span>: </text:p>
      <text:p text:style-name="P47"/>
      <text:list xml:id="list2046145660"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512442176">
          <table:table-cell table:style-name="Table18.A1" office:value-type="string">
            <text:p text:style-name="P156"># ################### #</text:p>
            <text:p text:style-name="P397"># PROPERTIES AFEGIDES #</text:p>
            <text:p text:style-name="P397"># ################### #</text:p>
            <text:p text:style-name="P403"/>
            <text:p text:style-name="P38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03"/>
            <text:p text:style-name="P38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19">es.caib.distribucio.default.user.entorn=</text:p>
            <text:p text:style-name="P403"/>
            <text:p text:style-name="P387"><text:span text:style-name="T45">#423 </text:span><text:span text:style-name="T48">Millorar</text:span><text:span text:style-name="T45"> el monitor d'integracions </text:span></text:p>
            <text:p text:style-name="P403"/>
            <text:p text:style-name="P38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87"><text:span text:style-name="T29">es.caib.distribucio.tasca.monitor.integracio.esborrar.antics.periode=</text:span><text:span text:style-name="T34">3600000</text:span></text:p>
            <text:p text:style-name="P403"/>
            <text:p text:style-name="P38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87"><text:span text:style-name="T29">es.caib.distribucio.tasca.monitor.integracio.esborrar.antics.dies=</text:span><text:span text:style-name="T34">30</text:span></text:p>
            <text:p text:style-name="P409"/>
            <text:p text:style-name="P38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87"><text:span text:style-name="T29">es.caib.distribucio.no.permetre.reenviar.bustia.default.entitat=</text:span><text:span text:style-name="T34">false</text:span></text:p>
            <text:p text:style-name="P435"/>
            <text:p text:style-name="P146"/>
          </table:table-cell>
        </table:table-row>
      </table:table>
      <text:p text:style-name="P366"/>
      <text:p text:style-name="P366"/>
      <text:list xml:id="list103416398724347" text:continue-list="list103416868085463" text:style-name="Outline">
        <text:list-item>
          <text:list>
            <text:list-header>
              <text:h text:style-name="P482" text:outline-level="2" text:is-list-header="true"><text:bookmark-start text:name="__RefHeading___Toc104629_767525243"/><text:soft-page-break/><text:span text:style-name="T122">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34">Data: <text:span text:style-name="T232">26</text:span>/<text:span text:style-name="T202">0</text:span><text:span text:style-name="T232">5</text:span>/202<text:span text:style-name="T209">2 1</text:span><text:span text:style-name="T232">7</text:span><text:span text:style-name="T209">:00h</text:span></text:p>
      <text:p text:style-name="P234"/>
      <text:p text:style-name="P118">Resum: <text:span text:style-name="T23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4"/>
      <text:p text:style-name="P358">Millores incloses:</text:p>
      <text:list xml:id="list103417048651091" text:continue-list="list103418182241010"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37">Errors resolts:</text:p>
      <text:p text:style-name="P271"/>
      <text:list xml:id="list1316810315" text:style-name="L97">
        <text:list-item>
          <text:p text:style-name="P687">Cap</text:p>
        </text:list-item>
      </text:list>
      <text:p text:style-name="P198"/>
      <text:p text:style-name="P92">Base de dades:<text:span text:style-name="T5"> </text:span></text:p>
      <text:list xml:id="list733727500" text:style-name="L98">
        <text:list-item>
          <text:p text:style-name="P670">Sense canvis</text:p>
        </text:list-item>
      </text:list>
      <text:p text:style-name="P92"/>
      <text:p text:style-name="P48"><text:span text:style-name="T6">Propietats globals</text:span>: </text:p>
      <text:list xml:id="list1895265397" text:style-name="L99">
        <text:list-item>
          <text:p text:style-name="P580">S<text:span text:style-name="T212">ense canvis</text:span></text:p>
        </text:list-item>
      </text:list>
      <text:p text:style-name="P301"/>
      <text:p text:style-name="P301"/>
      <text:list xml:id="list103417026019676" text:continue-list="list103416398724347" text:style-name="Outline">
        <text:list-item>
          <text:list>
            <text:list-header>
              <text:h text:style-name="P483" text:outline-level="2" text:is-list-header="true"><text:bookmark-start text:name="__RefHeading___Toc76854_849673795"/><text:span text:style-name="T122">Versió 0.9.</text:span><text:span text:style-name="T70">4</text:span><text:span text:style-name="T113">3 </text:span><text:span text:style-name="T114">Propietats multi entitat, validació de firmes de documents, exportació de dades CSV</text:span><text:span text:style-name="T115">, documents invàlids com a esborranys i nova API REST per backoffices</text:span><text:bookmark-end text:name="__RefHeading___Toc76854_849673795"/></text:h>
            </text:list-header>
          </text:list>
        </text:list-item>
      </text:list>
      <text:p text:style-name="P235">Data: <text:span text:style-name="T237"><text:s/></text:span><text:span text:style-name="T242">21</text:span>/<text:span text:style-name="T202">0</text:span><text:span text:style-name="T237">7</text:span>/202<text:span text:style-name="T209">2 </text:span><text:span text:style-name="T240">1</text:span><text:span text:style-name="T242">2</text:span><text:span text:style-name="T209">:</text:span><text:span text:style-name="T236">0</text:span><text:span text:style-name="T209">0h</text:span></text:p>
      <text:p text:style-name="P235"/>
      <text:p text:style-name="P119">Resum: <text:span text:style-name="T233">Millores com la configuració multi entitat, la detecció de firmes invàlides d'annexos o l'exportació CSV de la cerca d'anotacions. </text:span><text:span text:style-name="T238">Guardat d'annexos amb firmes invàlides o formats no reconeguts com a esborranys a l'Arxiu. Nova API REST per backoffices. </text:span><text:span text:style-name="T233">Correccions d'errors diversos.</text:span></text:p>
      <text:p text:style-name="P119"/>
      <text:p text:style-name="P369">Nova versió de la llibreria d'utilitats per a backoffices versió 0.9.43 que usa el nou client de backoffice API REST.</text:p>
      <text:p text:style-name="P235"/>
      <text:p text:style-name="P359">Millores incloses:</text:p>
      <text:list xml:id="list103416416642463" text:continue-list="list103417048651091" text:style-name="L77">
        <text:list-item>
          <text:p text:style-name="P684"><text:a xlink:type="simple" xlink:href="https://github.com/GovernIB/distribucio/issues/418" text:style-name="Internet_20_link" text:visited-style-name="Visited_20_Internet_20_Link">#418</text:a><text:span text:style-name="T234">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4">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4">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4">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39">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4">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4">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4">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4">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4">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1"> Guardar sempre com a esborrany si no es pot guardar com a definitiu.</text:span></text:p>
        </text:list-item>
        <text:list-item>
          <text:p text:style-name="P686"><text:s/></text:p>
        </text:list-item>
      </text:list>
      <text:p text:style-name="P338">Errors resolts:</text:p>
      <text:p text:style-name="P272"/>
      <text:list xml:id="list3055645663" text:style-name="L100">
        <text:list-item>
          <text:p text:style-name="P688"><text:a xlink:type="simple" xlink:href="https://github.com/GovernIB/distribucio/issues/466" text:style-name="Internet_20_link" text:visited-style-name="Visited_20_Internet_20_Link">#466</text:a><text:span text:style-name="T234">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4">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4">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4">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4">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4">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4">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4"> </text:span>Revisar el filtre de regles</text:p>
        </text:list-item>
        <text:list-item>
          <text:p text:style-name="P689"><text:a xlink:type="simple" xlink:href="https://github.com/GovernIB/distribucio/issues/477" text:style-name="Internet_20_link" text:visited-style-name="Visited_20_Internet_20_Link">#477</text:a><text:span text:style-name="T241"> </text:span>Revisar comprobació del tipus i perfil de firma </text:p>
        </text:list-item>
      </text:list>
      <text:p text:style-name="P199"/>
      <text:p text:style-name="P93">Base de dades:<text:span text:style-name="T5"> </text:span></text:p>
      <text:list xml:id="list103417140006415" text:continue-list="list1316725412" text:style-name="L62">
        <text:list-item>
          <text:p text:style-name="P538">distribucio_update_0.9.<text:span text:style-name="T235">43</text:span>.sql<text:span text:style-name="T188"> (Oracle)</text:span></text:p>
          <text:list>
            <text:list-item>
              <text:p text:style-name="P657"><text:span text:style-name="T235">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512443536">
          <table:table-cell table:style-name="Table19.A1" office:value-type="string">
            <text:p text:style-name="P418">-- #418 Variables configurables a nivell d'entitat. </text:p>
            <text:p text:style-name="P409">-- Script per afegir una nova columna a la bbdd on es mostra per mitjà </text:p>
            <text:p text:style-name="P409">-- d'un booleà si és una propietat configurable</text:p>
            <text:p text:style-name="P403"/>
            <text:p text:style-name="P38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8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8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03"/>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permetre.reserva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duplicar.contingut.arxiu'</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favori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coneixem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mostrar.permis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no.permetre.reenviar.bustia.default.entita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arbre.nivel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sobreescriure.anotacions.duplic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csv.bas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email.remite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aplicacio.cod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sv.defini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document.versionabl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suporta.metadade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sv.bas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connec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rea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suari'</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contrasenya'</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classificacio'</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serie.documenta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connec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request.timeou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filesystem.base.dir'</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rl'</text:span><text:span text:style-name="T29">;</text:span></text:p>
            <text:p text:style-name="P38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service.ur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signarAnnexo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portafib.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validatesignature.clas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debug'</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pplicationI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printxml'</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TransformersTemplatesPath'</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endpoint'</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username'</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password'</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guardar.annexo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enviar.anotacions.max.reintents'</text:span><text:span text:style-name="T29">;</text:span></text:p>
            <text:p text:style-name="P38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aplicar.regles.max.reintents'</text:span><text:span text:style-name="T29">;</text:span></text:p>
            <text:p text:style-name="P429"/>
            <text:p text:style-name="P429"/>
            <text:p text:style-name="P418">-- #463 Posar annexos amb firma no vàlida com a esborrany a l'arxiu </text:p>
            <text:p text:style-name="P409">-- Noves columens per guardar l'estat de la validació i la descripció de l'error</text:p>
            <text:p text:style-name="P419"><text:s/></text:p>
            <text:p text:style-name="P409">-- Oracle:</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STAT VARCHAR2(64 </text:span><text:span text:style-name="T59">CHAR</text:span><text:span text:style-name="T29">) </text:span></text:p>
            <text:p text:style-name="P419">);</text:p>
            <text:p text:style-name="P387"><text:span text:style-name="T59">ALTER</text:span><text:span text:style-name="T29"> </text:span><text:span text:style-name="T59">TABLE</text:span><text:span text:style-name="T29"> DIS_REGISTRE_ANNEX</text:span></text:p>
            <text:p text:style-name="P387"><text:span text:style-name="T59">ADD</text:span><text:span text:style-name="T29"> (</text:span></text:p>
            <text:p text:style-name="P387"><text:span text:style-name="T29"><text:s text:c="4"/>VAL_FIRMA_ERROR VARCHAR2(</text:span><text:span text:style-name="T31">1000</text:span><text:span text:style-name="T29"> </text:span><text:span text:style-name="T59">CHAR</text:span><text:span text:style-name="T29">) </text:span></text:p>
            <text:p text:style-name="P419">);</text:p>
            <text:p text:style-name="P403"><text:soft-page-break/></text:p>
            <text:p text:style-name="P403"/>
            <text:p text:style-name="P409">-- Insereix la propietat per desar els annexos amb firmes invàlides com esborrany o no</text:p>
            <text:p text:style-name="P409">-- es.caib.distribucio.tasca.guardar.annexos.firmes.invalides.com.esborrany</text:p>
            <text:p text:style-name="P403"/>
            <text:p text:style-name="P409">-- Oracle</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firmes.invalides.com.esborrany'</text:span><text:span text:style-name="T29">,</text:span><text:span text:style-name="T118">null</text:span><text:span text:style-name="T29">,</text:span><text:span text:style-name="T133">'Annexos amb firmes invàlides com esborranys. Per defecte és fals'</text:span><text:span text:style-name="T29">,</text:span><text:span text:style-name="T133">'SCHEDULLED_ARXIU'</text:span><text:span text:style-name="T29">,</text:span><text:span text:style-name="T133">'5'</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19"/>
            <text:p text:style-name="P429"/>
          </table:table-cell>
        </table:table-row>
      </table:table>
      <text:p text:style-name="P262"/>
      <text:p text:style-name="P93"/>
      <text:p text:style-name="P93"/>
      <text:p text:style-name="P49"><text:span text:style-name="T6">Propietats globals</text:span>: </text:p>
      <text:list xml:id="list3382850055"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512444352">
          <table:table-cell table:style-name="Table20.A1" office:value-type="string">
            <text:p text:style-name="P157">##############################</text:p>
            <text:p text:style-name="P399"># PROPIETATS AFEGIDES</text:p>
            <text:p text:style-name="P399">##############################</text:p>
            <text:p text:style-name="P407"/>
            <text:p text:style-name="P399">#463 Posar annexos amb firma no vàlida com a esborrany a l'arxiu </text:p>
            <text:p text:style-name="P407"/>
            <text:p text:style-name="P399"># Annexos amb firmes invàlides com esborranys. Per defecte és fals</text:p>
            <text:p text:style-name="P147">es.caib.distribucio.tasca.guardar.annexos.firmes.invalides.com.esborrany=</text:p>
            <text:p text:style-name="P147"/>
            <text:p text:style-name="P157">#465 Reintentar processament d'anotacions amb estat 'Processada al backoffice amb errors</text:p>
            <text:p text:style-name="P407"/>
            <text:p text:style-name="P399"># Propietat que calcula l'interval de temps que passarà entre execució i execució</text:p>
            <text:p text:style-name="P432">es.caib.distribucio.backoffice.interval.temps.reintentar.processament=</text:p>
            <text:p text:style-name="P407"/>
            <text:p text:style-name="P399"># Propietat on s'estableix el nombre de reintents com a màxim que es poden fer</text:p>
            <text:p text:style-name="P147">es.caib.distribucio.backoffice.reintentar.processament.max.reintents=</text:p>
            <text:p text:style-name="P367"/>
            <text:p text:style-name="P368"/>
          </table:table-cell>
        </table:table-row>
      </table:table>
      <text:p text:style-name="P320"/>
      <text:p text:style-name="P320"/>
      <text:list xml:id="list103416478950790" text:continue-list="list103417026019676" text:style-name="Outline">
        <text:list-item>
          <text:list>
            <text:list-header>
              <text:h text:style-name="P484" text:outline-level="2" text:is-list-header="true"><text:bookmark-start text:name="__RefHeading___Toc79564_2839546416"/><text:span text:style-name="T122">Versió 0.9.</text:span><text:span text:style-name="T70">4</text:span><text:span text:style-name="T116">3</text:span><text:span text:style-name="T105">.1</text:span><text:span text:style-name="T71"> </text:span><text:span text:style-name="T116">Correcció paginació procediments</text:span><text:bookmark-end text:name="__RefHeading___Toc79564_2839546416"/></text:h>
            </text:list-header>
          </text:list>
        </text:list-item>
      </text:list>
      <text:p text:style-name="P236">Data: <text:span text:style-name="T243">18</text:span>/<text:span text:style-name="T243">08</text:span>/202<text:span text:style-name="T209">2 1</text:span><text:span text:style-name="T243">1</text:span><text:span text:style-name="T209">:</text:span><text:span text:style-name="T243">3</text:span><text:span text:style-name="T209">0h</text:span></text:p>
      <text:p text:style-name="P236"/>
      <text:p text:style-name="P120">Resum: <text:span text:style-name="T243">Correcció per mostrar tots els procediments correctament per a una unitat organitzativa</text:span><text:span text:style-name="T232">.</text:span></text:p>
      <text:p text:style-name="P236"/>
      <text:p text:style-name="P360">Millores incloses:</text:p>
      <text:list xml:id="list103418160210810" text:continue-list="list103416416642463" text:style-name="L77">
        <text:list-item>
          <text:p text:style-name="P694">Cap</text:p>
        </text:list-item>
      </text:list>
      <text:p text:style-name="P339">Errors resolts:</text:p>
      <text:p text:style-name="P273"><text:soft-page-break/></text:p>
      <text:list xml:id="list665694138" text:style-name="L102">
        <text:list-item>
          <text:p text:style-name="P690"><text:a xlink:type="simple" xlink:href="https://github.com/GovernIB/distribucio/issues/502" text:style-name="Internet_20_link" text:visited-style-name="Visited_20_Internet_20_Link">#502</text:a><text:span text:style-name="T243"> </text:span>Error: Al desplegable de classificació només es mostra un màxim de 30 procediments</text:p>
        </text:list-item>
      </text:list>
      <text:p text:style-name="P200"/>
      <text:p text:style-name="P94">Base de dades:<text:span text:style-name="T5"> </text:span></text:p>
      <text:list xml:id="list4097688983" text:style-name="L103">
        <text:list-item>
          <text:p text:style-name="P671">Sense canvis</text:p>
        </text:list-item>
      </text:list>
      <text:p text:style-name="P94"/>
      <text:p text:style-name="P50"><text:span text:style-name="T6">Propietats globals</text:span>:</text:p>
      <text:list xml:id="list103416537720900" text:continue-numbering="true" text:style-name="L103">
        <text:list-item>
          <text:p text:style-name="P672">Sense canvis</text:p>
        </text:list-item>
      </text:list>
      <text:p text:style-name="P321"/>
      <text:p text:style-name="P321"/>
      <text:p text:style-name="P321"/>
      <text:list xml:id="list103417759256428" text:continue-list="list103416478950790" text:style-name="Outline">
        <text:list-item>
          <text:list>
            <text:list-header>
              <text:h text:style-name="P484" text:outline-level="2" text:is-list-header="true"><text:bookmark-start text:name="__RefHeading___Toc79566_2839546416"/><text:span text:style-name="T122">Versió 0.9.</text:span><text:span text:style-name="T70">4</text:span><text:span text:style-name="T116">4</text:span><text:span text:style-name="T71"> </text:span><text:span text:style-name="T117">Millores de funcionalitat i rendiment, API per regles de backoffices</text:span><text:bookmark-end text:name="__RefHeading___Toc79566_2839546416"/></text:h>
            </text:list-header>
          </text:list>
        </text:list-item>
      </text:list>
      <text:p text:style-name="P236">Data: <text:span text:style-name="T248">30</text:span>/<text:span text:style-name="T243">08</text:span>/202<text:span text:style-name="T209">2 </text:span><text:span text:style-name="T249">10</text:span><text:span text:style-name="T209">:</text:span><text:span text:style-name="T244">0</text:span><text:span text:style-name="T209">0h</text:span></text:p>
      <text:p text:style-name="P236"/>
      <text:p text:style-name="P120">Resum: <text:span text:style-name="T247">Millores de funcionalitat de cerca d'anotacions i de rendiment per guardar anotacions en diferents transaccions i consultes més ràpides. API REST per crear i consultar regles <text:s/>des dels backoffices. Correcció d'errors.</text:span></text:p>
      <text:p text:style-name="P236"/>
      <text:p text:style-name="P360">Millores incloses:</text:p>
      <text:list xml:id="list103416621800538" text:continue-list="list103418160210810" text:style-name="L77">
        <text:list-item>
          <text:p text:style-name="P695"><text:a xlink:type="simple" xlink:href="https://github.com/GovernIB/distribucio/issues/500" text:style-name="Internet_20_link" text:visited-style-name="Visited_20_Internet_20_Link">#500</text:a><text:span text:style-name="T245">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5">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5">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5">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5">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5">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5">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5">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5">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5">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5">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5">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5"> </text:span>Modificar la llibreria d'utilitats per backoffices per comprovar si els annexos s'han mogut per nom en comptes de per títol </text:p>
        </text:list-item>
      </text:list>
      <text:p text:style-name="P339">Errors resolts:</text:p>
      <text:p text:style-name="P273"/>
      <text:list xml:id="list172055611" text:style-name="L104">
        <text:list-item>
          <text:p text:style-name="P691"><text:a xlink:type="simple" xlink:href="https://github.com/GovernIB/distribucio/issues/478" text:style-name="Internet_20_link" text:visited-style-name="Visited_20_Internet_20_Link">#478</text:a><text:span text:style-name="T245">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5">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5">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5">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5">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5">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5">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5"> </text:span>El rendimiento de la aplicación ha caído significativamente </text:p>
        </text:list-item>
      </text:list>
      <text:p text:style-name="P200"/>
      <text:p text:style-name="P94">Base de dades:<text:span text:style-name="T5"> </text:span></text:p>
      <text:list xml:id="list3027134961" text:style-name="L105">
        <text:list-item>
          <text:p text:style-name="P539">distribucio_update_0.9.<text:span text:style-name="T235">4</text:span><text:span text:style-name="T246">4</text:span>.sql<text:span text:style-name="T188">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512618976">
          <table:table-cell table:style-name="Table21.A1" office:value-type="string">
            <text:p text:style-name="P409">-- #457 script per crear una nova propietat que guarda el temps (en hores) per recuperar el número d'errors al monitor d'integracions</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3">'es.caib.distribucio.monitor.integracio.errors.temps'</text:span><text:span text:style-name="T29">,</text:span><text:span text:style-name="T133">'48'</text:span><text:span text:style-name="T29">,</text:span><text:span text:style-name="T133">'Indica el temps que es tindrà en compte per mostrar el número d''errors (per defecte 48h.)'</text:span><text:span text:style-name="T29">,</text:span><text:span text:style-name="T133">'GENERAL'</text:span><text:span text:style-name="T29">,</text:span><text:span text:style-name="T133">'15'</text:span><text:span text:style-name="T29">,</text:span><text:span text:style-name="T133">'0'</text:span><text:span text:style-name="T29">,</text:span><text:span text:style-name="T133">'INT'</text:span><text:span text:style-name="T29">,</text:span><text:span text:style-name="T118">null</text:span><text:span text:style-name="T29">, </text:span><text:span text:style-name="T133">'0'</text:span><text:span text:style-name="T29">, </text:span><text:span text:style-name="T118">null</text:span><text:span text:style-name="T29">,</text:span><text:span text:style-name="T118">null</text:span><text:span text:style-name="T29">);</text:span></text:p>
            <text:p text:style-name="P403"/>
            <text:p text:style-name="P409">-- #478 Revisar tractament de perfils de firma</text:p>
            <text:p text:style-name="P38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3">'es.caib.distribucio.tasca.guardar.annexos.com.esborrany.si.perfils.o.tipus.no.existeix.al.caib'</text:span><text:span text:style-name="T29">,0,</text:span><text:span text:style-name="T133">'Guardar els annexos com a esborranys quan els tipus i perfils de firma no estàn contemplades a l''Arxiu CAIB'</text:span><text:span text:style-name="T29">,</text:span><text:span text:style-name="T133">'SCHEDULLED_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33">'0'</text:span><text:span text:style-name="T29">,</text:span><text:span text:style-name="T118">null</text:span><text:span text:style-name="T29">,</text:span><text:span text:style-name="T118">null</text:span><text:span text:style-name="T29">);</text:span></text:p>
            <text:p text:style-name="P419"/>
            <text:p text:style-name="Standard"/>
          </table:table-cell>
        </table:table-row>
      </table:table>
      <text:p text:style-name="P370"/>
      <text:p text:style-name="P94"/>
      <text:p text:style-name="P50"><text:span text:style-name="T6">Propietats globals</text:span>:</text:p>
      <text:list xml:id="list103418119635966"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512535200">
          <table:table-cell table:style-name="Table22.A1" office:value-type="string">
            <text:p text:style-name="P154"># ############################# #</text:p>
            <text:p text:style-name="P399"># PROPERTIES AFEGIDES OPCIONALS #</text:p>
            <text:p text:style-name="P399"># ############################# #</text:p>
            <text:p text:style-name="P407"/>
            <text:p text:style-name="P399">#457 Revisar el número d'errades en el monitor d'integracions </text:p>
            <text:p text:style-name="P407"/>
            <text:p text:style-name="P399"># Indica el temps que es tindrà en compte per mostrar el número d''errors (per defecte 48h.)</text:p>
            <text:p text:style-name="P432">es.caib.distribucio.monitor.integracio.errors.temps=</text:p>
            <text:p text:style-name="P407"/>
            <text:p text:style-name="P399">#463 Posar annexos com a esborrany a l'arxiu en cas de que els tipus i els perfils de firma </text:p>
            <text:p text:style-name="P399">#<text:tab/> no estiguin contemplades a l'Arxiu CAIB</text:p>
            <text:p text:style-name="P432">es.caib.distribucio.tasca.guardar.annexos.com.esborrany.si.perfils.o.tipus.no.existeix.al.caib=</text:p>
            <text:p text:style-name="P344"/>
          </table:table-cell>
        </table:table-row>
      </table:table>
      <text:p text:style-name="P371"/>
      <text:p text:style-name="P321"/>
      <text:p text:style-name="P321"/>
      <text:p text:style-name="P321"/>
      <text:p text:style-name="P3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12103792">
            <table:table-cell table:style-name="TableBox412103248" office:value-type="string">
              <text:p text:style-name="MP3"><draw:frame draw:style-name="Mfr1" draw:name="Image2" text:anchor-type="paragraph" svg:x="0.139cm" svg:y="-0.06cm" svg:width="2.912cm" svg:height="2.138cm" draw:z-index="67"><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8-30T10:34:15.433999747">30/08/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19M37S</meta:editing-duration>
    <meta:editing-cycles>360</meta:editing-cycles>
    <meta:generator>LibreOffice/7.0.6.2$Windows_X86_64 LibreOffice_project/144abb84a525d8e30c9dbbefa69cbbf2d8d4ae3b</meta:generator>
    <dc:date>2022-08-30T10:34:15.060000000</dc:date>
    <dc:creator>Daniel Moreno Linares</dc:creator>
    <meta:document-statistic meta:table-count="42" meta:image-count="3" meta:object-count="0" meta:page-count="68" meta:paragraph-count="1974" meta:word-count="14089" meta:character-count="126199" meta:non-whitespace-character-count="110450"/>
  </office:meta>
</office:document-meta>
</file>